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703cm" fo:min-width="0.45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ff" draw:marker-start-width="0.279cm" draw:marker-end-width="0.279cm" draw:fill="solid" draw:fill-color="#de6c3f" draw:textarea-horizontal-align="justify" draw:textarea-vertical-align="middle" draw:auto-grow-height="false" fo:min-height="0.703cm" fo:min-width="0.45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ffff" draw:marker-start-width="0.279cm" draw:marker-end-width="0.279cm" draw:fill="solid" draw:fill-color="#de6c3f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068cm" fo:min-width="0.05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016cm" fo:min-width="0.0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fill-color="#de6c3f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84cm" fo:min-width="0.37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89cm" fo:min-width="0.37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15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ffffff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ffff" draw:marker-start-width="0.279cm" draw:marker-end-width="0.279cm" draw:fill="solid" draw:fill-color="#de6c3f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0.86cm"/>
      <style:paragraph-properties style:writing-mode="lr-tb"/>
    </style:style>
    <style:style style:name="gr25" style:family="graphic" style:parent-style-name="standard">
      <style:graphic-properties svg:stroke-width="0.053cm" svg:stroke-color="#ffffff" draw:marker-start-width="0.279cm" draw:marker-end-width="0.279cm" draw:fill="none" draw:fill-color="#de6c3f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ffffff" draw:marker-start-width="0.279cm" draw:marker-end-width="0.279cm" draw:fill="solid" draw:fill-color="#de6c3f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ffffff" draw:marker-start-width="0.279cm" draw:marker-end-width="0.279cm" draw:fill="solid" draw:fill-color="#a7a7a7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53cm" svg:stroke-color="#ffffff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ffffff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solid" draw:fill-color="#828282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ffffff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fffff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ffffff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ffffff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ffffff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ffffff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de6c3f" draw:marker-start="Circle" draw:marker-start-width="0.379cm" draw:marker-end="Arrowheads_20_12" draw:marker-end-width="0.3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de6c3f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de6c3f" draw:marker-start-width="0.279cm" draw:marker-end-width="0.279cm" draw:fill="solid" draw:fill-color="#de6c3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de6c3f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e6e7e8" draw:marker-start-width="0.279cm" draw:marker-end-width="0.279cm" draw:fill="none" draw:fill-color="#de6c3f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svg:stroke-color="#e6e7e8" draw:marker-start-width="0.279cm" draw:marker-end-width="0.279cm" draw:fill="none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e6e7e8" draw:marker-start-width="0.279cm" draw:marker-end-width="0.279cm" draw:fill="solid" draw:fill-color="#a7a7a7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53cm" svg:stroke-color="#e6e7e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e6e7e8" draw:marker-start-width="0.279cm" draw:marker-end-width="0.279cm" draw:fill="solid" draw:fill-color="#a7a7a7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ffffff" draw:marker-start-width="0.279cm" draw:marker-end-width="0.279cm" draw:fill="solid" draw:fill-color="#a7a7a7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fill-color="#a7a7a7" draw:textarea-horizontal-align="justify" draw:textarea-vertical-align="middle" draw:auto-grow-height="false" fo:min-height="1.229cm" fo:min-width="0.979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6c3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de6c3f"/>
      <style:paragraph-properties fo:text-align="center"/>
    </style:style>
    <style:style style:name="P6" style:family="paragraph">
      <style:text-properties style:font-name="Liberation Mono" fo:font-size="14pt"/>
    </style:style>
    <style:style style:name="P7" style:family="paragraph">
      <loext:graphic-properties draw:fill="none" draw:fill-color="#ffffff"/>
      <style:text-properties style:font-name="Liberation Mono" fo:font-size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solid" draw:fill-color="#a7a7a7"/>
      <style:paragraph-properties fo:text-align="center"/>
    </style:style>
    <style:style style:name="P18" style:family="paragraph">
      <loext:graphic-properties draw:fill="solid" draw:fill-color="#828282"/>
      <style:paragraph-properties fo:text-align="center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de6c3f"/>
      <style:paragraph-properties fo:text-align="center"/>
      <style:text-properties fo:font-size="1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="solid" draw:fill-color="#a7a7a7"/>
      <style:paragraph-properties fo:text-align="center"/>
      <style:text-properties fo:font-size="18pt"/>
    </style:style>
    <style:style style:name="P23" style:family="paragraph">
      <loext:graphic-properties draw:fill="none" draw:fill-color="#a7a7a7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3cm" svg:height="0.953cm" svg:x="10.905cm" svg:y="3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3cm" svg:height="0.953cm" svg:x="4.905cm" svg:y="3.03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851cm" svg:y="3.03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6.805cm" svg:y="3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7.751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8.705cm" svg:y="3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4.905cm" svg:y="5.03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5.851cm" svg:y="5.03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05cm" svg:y="5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51cm" svg:y="5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8.705cm" svg:y="5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4.905cm" svg:y="7.03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51cm" svg:y="7.03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3cm" svg:height="0.953cm" svg:x="6.805cm" svg:y="7.03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7.751cm" svg:y="7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8.705cm" svg:y="7.032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2cm" svg:height="0.962cm" svg:x="10.975cm" svg:y="2.08cm">
          <draw:text-box>
            <text:p>x</text:p>
          </draw:text-box>
        </draw:frame>
        <draw:frame draw:style-name="gr6" draw:text-style-name="P4" draw:layer="layout" svg:width="1.561cm" svg:height="0.965cm" svg:x="3.305cm" svg:y="3.02cm">
          <draw:text-box>
            <text:p>A =</text:p>
          </draw:text-box>
        </draw:frame>
        <draw:custom-shape draw:style-name="gr3" draw:text-style-name="P2" draw:layer="layout" svg:width="0.953cm" svg:height="0.953cm" svg:x="10.905cm" svg:y="7.04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82cm" svg:height="0.962cm" svg:x="10.075cm" svg:y="6.094cm">
          <draw:text-box>
            <text:p>location</text:p>
          </draw:text-box>
        </draw:frame>
        <draw:custom-shape draw:style-name="gr7" draw:text-style-name="P2" draw:layer="layout" svg:width="0.635cm" svg:height="0.635cm" svg:x="9.99cm" svg:y="7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953cm" svg:height="0.953cm" svg:x="10.905cm" svg:y="10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4.905cm" svg:y="10.0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51cm" svg:y="10.0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05cm" svg:y="10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51cm" svg:y="10.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8.705cm" svg:y="10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4.912cm" svg:y="12.0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6cm" svg:y="12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2cm" svg:y="12.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6cm" svg:y="12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4.905cm" svg:y="14.0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51cm" svg:y="14.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05cm" svg:y="14.06cm">
          <text:p text:style-name="P1">4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2cm" svg:height="0.962cm" svg:x="10.975cm" svg:y="9.108cm">
          <draw:text-box>
            <text:p>x</text:p>
          </draw:text-box>
        </draw:frame>
        <draw:frame draw:style-name="gr6" draw:text-style-name="P4" draw:layer="layout" svg:width="1.561cm" svg:height="0.965cm" svg:x="3.305cm" svg:y="10.048cm">
          <draw:text-box>
            <text:p>A =</text:p>
          </draw:text-box>
        </draw:frame>
        <draw:custom-shape draw:style-name="gr3" draw:text-style-name="P2" draw:layer="layout" svg:width="0.953cm" svg:height="0.953cm" svg:x="10.905cm" svg:y="14.074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82cm" svg:height="0.962cm" svg:x="10.075cm" svg:y="13.122cm">
          <draw:text-box>
            <text:p>location</text:p>
          </draw:text-box>
        </draw:frame>
        <draw:custom-shape draw:style-name="gr8" draw:text-style-name="P2" draw:layer="layout" svg:width="0.635cm" svg:height="0.635cm" svg:x="8.99cm" svg:y="14.1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953cm" svg:height="0.953cm" svg:x="14.519cm" svg:y="18.07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919cm" svg:y="18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5cm" svg:y="18.0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18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18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8.719cm" svg:y="18.074cm">
          <text:p text:style-name="P1">5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2cm" svg:height="0.962cm" svg:x="14.589cm" svg:y="17.122cm">
          <draw:text-box>
            <text:p>x</text:p>
          </draw:text-box>
        </draw:frame>
        <draw:frame draw:style-name="gr6" draw:text-style-name="P4" draw:layer="layout" svg:width="1.561cm" svg:height="0.965cm" svg:x="3.319cm" svg:y="18.062cm">
          <draw:text-box>
            <text:p>A =</text:p>
          </draw:text-box>
        </draw:frame>
        <draw:custom-shape draw:style-name="gr3" draw:text-style-name="P2" draw:layer="layout" svg:width="0.953cm" svg:height="0.953cm" svg:x="9.665cm" svg:y="18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0.619cm" svg:y="18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1.565cm" svg:y="18.07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519cm" svg:y="18.074cm">
          <text:p text:style-name="P1">9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7cm" svg:height="1.09cm" svg:x="4.989cm" svg:y="17.122cm">
          <draw:text-box>
            <text:p text:style-name="P6">i</text:p>
          </draw:text-box>
        </draw:frame>
        <draw:frame draw:style-name="gr10" draw:text-style-name="P7" draw:layer="layout" svg:width="0.87cm" svg:height="1.09cm" svg:x="12.589cm" svg:y="17.122cm">
          <draw:text-box>
            <text:p text:style-name="P6">j</text:p>
          </draw:text-box>
        </draw:frame>
        <draw:frame draw:style-name="gr10" draw:text-style-name="P7" draw:layer="layout" svg:width="0.87cm" svg:height="1.09cm" svg:x="8.789cm" svg:y="17.122cm">
          <draw:text-box>
            <text:p text:style-name="P6">m</text:p>
          </draw:text-box>
        </draw:frame>
        <draw:custom-shape draw:style-name="gr9" draw:text-style-name="P5" draw:layer="layout" svg:width="0.953cm" svg:height="0.953cm" svg:x="4.919cm" svg:y="20.18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5cm" svg:y="20.1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20.1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20.1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20.18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20.18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0.619cm" svg:y="20.18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1.565cm" svg:y="20.18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519cm" svg:y="20.188cm">
          <text:p text:style-name="P1">9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7cm" svg:height="1.09cm" svg:x="9.689cm" svg:y="19.236cm">
          <draw:text-box>
            <text:p text:style-name="P6">i</text:p>
          </draw:text-box>
        </draw:frame>
        <draw:frame draw:style-name="gr10" draw:text-style-name="P7" draw:layer="layout" svg:width="0.87cm" svg:height="1.09cm" svg:x="12.589cm" svg:y="19.236cm">
          <draw:text-box>
            <text:p text:style-name="P6">j</text:p>
          </draw:text-box>
        </draw:frame>
        <draw:frame draw:style-name="gr10" draw:text-style-name="P7" draw:layer="layout" svg:width="0.87cm" svg:height="1.09cm" svg:x="10.652cm" svg:y="19.236cm">
          <draw:text-box>
            <text:p text:style-name="P6">m</text:p>
          </draw:text-box>
        </draw:frame>
        <draw:custom-shape draw:style-name="gr9" draw:text-style-name="P5" draw:layer="layout" svg:width="0.953cm" svg:height="0.953cm" svg:x="4.919cm" svg:y="22.40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5cm" svg:y="22.40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22.40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22.40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22.40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22.40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0.619cm" svg:y="22.40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1.565cm" svg:y="22.40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519cm" svg:y="22.402cm">
          <text:p text:style-name="P1">9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7cm" svg:height="1.09cm" svg:x="12.589cm" svg:y="21.45cm">
          <draw:text-box>
            <text:p text:style-name="P6">j</text:p>
          </draw:text-box>
        </draw:frame>
        <draw:frame draw:style-name="gr11" draw:text-style-name="P7" draw:layer="layout" svg:width="1.588cm" svg:height="1.14cm" svg:x="11.342cm" svg:y="21.45cm">
          <draw:text-box>
            <text:p text:style-name="P6">i,m</text:p>
          </draw:text-box>
        </draw:frame>
        <draw:custom-shape draw:style-name="gr8" draw:text-style-name="P2" draw:layer="layout" svg:width="0.635cm" svg:height="0.635cm" svg:x="13.689cm" svg:y="22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953cm" svg:height="0.953cm" svg:x="14.519cm" svg:y="22.374cm">
          <text:p text:style-name="P1">7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687cm" svg:height="0.806cm" svg:x="14.189cm" svg:y="21.422cm">
          <draw:text-box>
            <text:p text:style-name="P8"><text:span text:style-name="T1">inde</text:span><text:span text:style-name="T1">x</text:span></text:p>
          </draw:text-box>
        </draw:frame>
      </draw:page>
      <draw:page draw:name="page2" draw:style-name="dp1" draw:master-page-name="Default">
        <draw:frame draw:style-name="gr12" draw:text-style-name="P4" xml:id="id4" draw:id="id4" draw:layer="layout" svg:width="7.567cm" svg:height="0.962cm" svg:x="7.762cm" svg:y="1.857cm">
          <draw:text-box>
            <text:p>8 <text:s/>2 <text:s/>4 <text:s/>6 <text:s/>9 <text:s/>7 <text:s/>10 <text:s/>1 <text:s/>5 <text:s/>3</text:p>
          </draw:text-box>
        </draw:frame>
        <draw:frame draw:style-name="gr12" draw:text-style-name="P4" xml:id="id2" draw:id="id2" draw:layer="layout" svg:width="3.681cm" svg:height="0.962cm" svg:x="4.863cm" svg:y="3.857cm">
          <draw:text-box>
            <text:p>8 <text:s/>2 <text:s/>4 <text:s/>6 <text:s/>9</text:p>
          </draw:text-box>
        </draw:frame>
        <draw:frame draw:style-name="gr12" draw:text-style-name="P4" xml:id="id11" draw:id="id11" draw:layer="layout" svg:width="4.033cm" svg:height="0.962cm" svg:x="14.463cm" svg:y="3.857cm">
          <draw:text-box>
            <text:p>7 <text:s/>10 <text:s/>1 <text:s/>5 <text:s/>3</text:p>
          </draw:text-box>
        </draw:frame>
        <draw:frame draw:style-name="gr13" draw:text-style-name="P10" xml:id="id3" draw:id="id3" draw:layer="layout" svg:width="1.56cm" svg:height="0.963cm" svg:x="8.459cm" svg:y="5.868cm">
          <draw:text-box>
            <text:p>6 <text:s/>9</text:p>
          </draw:text-box>
        </draw:frame>
        <draw:frame draw:style-name="gr13" draw:text-style-name="P10" xml:id="id1" draw:id="id1" draw:layer="layout" svg:width="2.267cm" svg:height="0.963cm" svg:x="3.306cm" svg:y="5.868cm">
          <draw:text-box>
            <text:p>8 <text:s/>2 <text:s/>4</text:p>
          </draw:text-box>
        </draw:frame>
        <draw:frame draw:style-name="gr14" draw:text-style-name="P12" xml:id="id5" draw:id="id5" draw:layer="layout" svg:width="1.56cm" svg:height="0.963cm" svg:x="2.159cm" svg:y="7.868cm">
          <draw:text-box>
            <text:p text:style-name="P11"><text:span text:style-name="T2">8 <text:s/></text:span>2</text:p>
          </draw:text-box>
        </draw:frame>
        <draw:frame draw:style-name="gr13" draw:text-style-name="P10" xml:id="id8" draw:id="id8" draw:layer="layout" svg:width="0.853cm" svg:height="0.963cm" svg:x="5.213cm" svg:y="7.868cm">
          <draw:text-box>
            <text:p>4</text:p>
          </draw:text-box>
        </draw:frame>
        <draw:frame draw:style-name="gr13" draw:text-style-name="P10" xml:id="id7" draw:id="id7" draw:layer="layout" svg:width="0.853cm" svg:height="0.963cm" svg:x="3.513cm" svg:y="9.868cm">
          <draw:text-box>
            <text:p>2</text:p>
          </draw:text-box>
        </draw:frame>
        <draw:frame draw:style-name="gr13" draw:text-style-name="P10" xml:id="id6" draw:id="id6" draw:layer="layout" svg:width="0.853cm" svg:height="0.963cm" svg:x="1.513cm" svg:y="9.868cm">
          <draw:text-box>
            <text:p><text:span text:style-name="T2">8</text:span></text:p>
          </draw:text-box>
        </draw:frame>
        <draw:frame draw:style-name="gr13" draw:text-style-name="P10" xml:id="id9" draw:id="id9" draw:layer="layout" svg:width="0.853cm" svg:height="0.963cm" svg:x="7.813cm" svg:y="7.868cm">
          <draw:text-box>
            <text:p>6</text:p>
          </draw:text-box>
        </draw:frame>
        <draw:frame draw:style-name="gr13" draw:text-style-name="P10" xml:id="id10" draw:id="id10" draw:layer="layout" svg:width="0.853cm" svg:height="0.963cm" svg:x="9.813cm" svg:y="7.868cm">
          <draw:text-box>
            <text:p>9</text:p>
          </draw:text-box>
        </draw:frame>
        <draw:frame draw:style-name="gr13" draw:text-style-name="P10" xml:id="id12" draw:id="id12" draw:layer="layout" svg:width="2.619cm" svg:height="0.963cm" svg:x="12.93cm" svg:y="5.868cm">
          <draw:text-box>
            <text:p>7 <text:s/>10 <text:s/>1</text:p>
          </draw:text-box>
        </draw:frame>
        <draw:frame draw:style-name="gr13" draw:text-style-name="P10" xml:id="id13" draw:id="id13" draw:layer="layout" svg:width="1.912cm" svg:height="0.963cm" svg:x="11.983cm" svg:y="7.868cm">
          <draw:text-box>
            <text:p>7 <text:s/>10</text:p>
          </draw:text-box>
        </draw:frame>
        <draw:frame draw:style-name="gr13" draw:text-style-name="P10" xml:id="id16" draw:id="id16" draw:layer="layout" svg:width="0.853cm" svg:height="0.963cm" svg:x="15.213cm" svg:y="7.868cm">
          <draw:text-box>
            <text:p>1</text:p>
          </draw:text-box>
        </draw:frame>
        <draw:frame draw:style-name="gr13" draw:text-style-name="P10" xml:id="id15" draw:id="id15" draw:layer="layout" svg:width="1.205cm" svg:height="0.963cm" svg:x="13.337cm" svg:y="9.868cm">
          <draw:text-box>
            <text:p>10</text:p>
          </draw:text-box>
        </draw:frame>
        <draw:frame draw:style-name="gr13" draw:text-style-name="P10" xml:id="id14" draw:id="id14" draw:layer="layout" svg:width="0.853cm" svg:height="0.963cm" svg:x="11.413cm" svg:y="9.868cm">
          <draw:text-box>
            <text:p>7</text:p>
          </draw:text-box>
        </draw:frame>
        <draw:frame draw:style-name="gr13" draw:text-style-name="P10" xml:id="id17" draw:id="id17" draw:layer="layout" svg:width="1.56cm" svg:height="0.963cm" svg:x="18.159cm" svg:y="5.868cm">
          <draw:text-box>
            <text:p>5 <text:s/>3</text:p>
          </draw:text-box>
        </draw:frame>
        <draw:frame draw:style-name="gr13" draw:text-style-name="P10" xml:id="id18" draw:id="id18" draw:layer="layout" svg:width="0.853cm" svg:height="0.963cm" svg:x="17.613cm" svg:y="7.868cm">
          <draw:text-box>
            <text:p>5</text:p>
          </draw:text-box>
        </draw:frame>
        <draw:frame draw:style-name="gr13" draw:text-style-name="P10" xml:id="id19" draw:id="id19" draw:layer="layout" svg:width="0.853cm" svg:height="0.963cm" svg:x="19.313cm" svg:y="7.868cm">
          <draw:text-box>
            <text:p>3</text:p>
          </draw:text-box>
        </draw:frame>
        <draw:connector draw:style-name="gr15" draw:text-style-name="P2" draw:layer="layout" draw:type="line" svg:x1="4.439cm" svg:y1="5.868cm" svg:x2="6.703cm" svg:y2="4.819cm" draw:start-shape="id1" draw:start-glue-point="0" draw:end-shape="id2" draw:end-glue-point="2" svg:d="M4439 5868l2264-1049" svg:viewBox="0 0 2265 1050">
          <text:p/>
        </draw:connector>
        <draw:connector draw:style-name="gr15" draw:text-style-name="P2" draw:layer="layout" draw:type="line" svg:x1="9.239cm" svg:y1="5.868cm" svg:x2="6.703cm" svg:y2="4.819cm" draw:start-shape="id3" draw:start-glue-point="0" draw:end-shape="id2" draw:end-glue-point="2" svg:d="M9239 5868l-2536-1049" svg:viewBox="0 0 2537 1050">
          <text:p/>
        </draw:connector>
        <draw:connector draw:style-name="gr15" draw:text-style-name="P2" draw:layer="layout" draw:type="line" svg:x1="6.703cm" svg:y1="3.857cm" svg:x2="11.545cm" svg:y2="2.819cm" draw:start-shape="id2" draw:start-glue-point="0" draw:end-shape="id4" draw:end-glue-point="2" svg:d="M6703 3857l4842-1038" svg:viewBox="0 0 4843 1039">
          <text:p/>
        </draw:connector>
        <draw:connector draw:style-name="gr15" draw:text-style-name="P2" draw:layer="layout" draw:type="line" svg:x1="4.439cm" svg:y1="6.831cm" svg:x2="2.939cm" svg:y2="7.868cm" draw:start-shape="id1" draw:start-glue-point="2" draw:end-shape="id5" draw:end-glue-point="0" svg:d="M4439 6831l-1500 1037" svg:viewBox="0 0 1501 1038">
          <text:p/>
        </draw:connector>
        <draw:connector draw:style-name="gr15" draw:text-style-name="P2" draw:layer="layout" draw:type="line" svg:x1="2.939cm" svg:y1="8.831cm" svg:x2="1.939cm" svg:y2="9.868cm" draw:start-shape="id5" draw:start-glue-point="2" draw:end-shape="id6" draw:end-glue-point="0" svg:d="M2939 8831l-1000 1037" svg:viewBox="0 0 1001 1038">
          <text:p/>
        </draw:connector>
        <draw:connector draw:style-name="gr15" draw:text-style-name="P2" draw:layer="layout" draw:type="line" svg:x1="3.939cm" svg:y1="9.868cm" svg:x2="2.939cm" svg:y2="8.831cm" draw:start-shape="id7" draw:start-glue-point="0" draw:end-shape="id5" draw:end-glue-point="2" svg:d="M3939 9868l-1000-1037" svg:viewBox="0 0 1001 1038">
          <text:p/>
        </draw:connector>
        <draw:connector draw:style-name="gr15" draw:text-style-name="P2" draw:layer="layout" draw:type="line" svg:x1="5.639cm" svg:y1="7.868cm" svg:x2="4.439cm" svg:y2="6.831cm" draw:start-shape="id8" draw:start-glue-point="0" draw:end-shape="id1" draw:end-glue-point="2" svg:d="M5639 7868l-1200-1037" svg:viewBox="0 0 1201 1038">
          <text:p/>
        </draw:connector>
        <draw:connector draw:style-name="gr15" draw:text-style-name="P2" draw:layer="layout" draw:type="line" svg:x1="8.239cm" svg:y1="7.868cm" svg:x2="9.239cm" svg:y2="6.831cm" draw:start-shape="id9" draw:start-glue-point="0" draw:end-shape="id3" draw:end-glue-point="2" svg:d="M8239 7868l1000-1037" svg:viewBox="0 0 1001 1038">
          <text:p/>
        </draw:connector>
        <draw:connector draw:style-name="gr15" draw:text-style-name="P2" draw:layer="layout" draw:type="line" svg:x1="10.239cm" svg:y1="7.868cm" svg:x2="9.239cm" svg:y2="6.831cm" draw:start-shape="id10" draw:start-glue-point="0" draw:end-shape="id3" draw:end-glue-point="2" svg:d="M10239 7868l-1000-1037" svg:viewBox="0 0 1001 1038">
          <text:p/>
        </draw:connector>
        <draw:connector draw:style-name="gr15" draw:text-style-name="P2" draw:layer="layout" draw:type="line" svg:x1="11.545cm" svg:y1="2.819cm" svg:x2="16.479cm" svg:y2="3.857cm" draw:start-shape="id4" draw:start-glue-point="2" draw:end-shape="id11" draw:end-glue-point="0" svg:d="M11545 2819l4934 1038" svg:viewBox="0 0 4935 1039">
          <text:p/>
        </draw:connector>
        <draw:connector draw:style-name="gr15" draw:text-style-name="P2" draw:layer="layout" draw:type="line" svg:x1="16.479cm" svg:y1="4.819cm" svg:x2="14.239cm" svg:y2="5.868cm" draw:start-shape="id11" draw:start-glue-point="2" draw:end-shape="id12" draw:end-glue-point="0" svg:d="M16479 4819l-2240 1049" svg:viewBox="0 0 2241 1050">
          <text:p/>
        </draw:connector>
        <draw:connector draw:style-name="gr15" draw:text-style-name="P2" draw:layer="layout" draw:type="line" svg:x1="14.239cm" svg:y1="6.831cm" svg:x2="12.939cm" svg:y2="7.868cm" draw:start-shape="id12" draw:start-glue-point="2" draw:end-shape="id13" draw:end-glue-point="0" svg:d="M14239 6831l-1300 1037" svg:viewBox="0 0 1301 1038">
          <text:p/>
        </draw:connector>
        <draw:connector draw:style-name="gr15" draw:text-style-name="P2" draw:layer="layout" draw:type="line" svg:x1="12.939cm" svg:y1="8.831cm" svg:x2="11.839cm" svg:y2="9.868cm" draw:start-shape="id13" draw:start-glue-point="2" draw:end-shape="id14" draw:end-glue-point="0" svg:d="M12939 8831l-1100 1037" svg:viewBox="0 0 1101 1038">
          <text:p/>
        </draw:connector>
        <draw:connector draw:style-name="gr15" draw:text-style-name="P2" draw:layer="layout" draw:type="line" svg:x1="12.939cm" svg:y1="8.831cm" svg:x2="13.939cm" svg:y2="9.868cm" draw:start-shape="id13" draw:start-glue-point="2" draw:end-shape="id15" draw:end-glue-point="0" svg:d="M12939 8831l1000 1037" svg:viewBox="0 0 1001 1038">
          <text:p/>
        </draw:connector>
        <draw:connector draw:style-name="gr15" draw:text-style-name="P2" draw:layer="layout" draw:type="line" svg:x1="15.639cm" svg:y1="7.868cm" svg:x2="14.239cm" svg:y2="6.831cm" draw:start-shape="id16" draw:start-glue-point="0" draw:end-shape="id12" draw:end-glue-point="2" svg:d="M15639 7868l-1400-1037" svg:viewBox="0 0 1401 1038">
          <text:p/>
        </draw:connector>
        <draw:connector draw:style-name="gr15" draw:text-style-name="P2" draw:layer="layout" draw:type="line" svg:x1="16.479cm" svg:y1="4.819cm" svg:x2="18.939cm" svg:y2="5.868cm" draw:start-shape="id11" draw:start-glue-point="2" draw:end-shape="id17" draw:end-glue-point="0" svg:d="M16479 4819l2460 1049" svg:viewBox="0 0 2461 1050">
          <text:p/>
        </draw:connector>
        <draw:connector draw:style-name="gr15" draw:text-style-name="P2" draw:layer="layout" draw:type="line" svg:x1="18.939cm" svg:y1="6.831cm" svg:x2="18.039cm" svg:y2="7.868cm" draw:start-shape="id17" draw:start-glue-point="2" draw:end-shape="id18" draw:end-glue-point="0" svg:d="M18939 6831l-900 1037" svg:viewBox="0 0 901 1038">
          <text:p/>
        </draw:connector>
        <draw:connector draw:style-name="gr15" draw:text-style-name="P2" draw:layer="layout" draw:type="line" svg:x1="19.739cm" svg:y1="7.868cm" svg:x2="18.939cm" svg:y2="6.831cm" draw:start-shape="id19" draw:start-glue-point="0" draw:end-shape="id17" draw:end-glue-point="2" svg:d="M19739 7868l-800-1037" svg:viewBox="0 0 801 1038">
          <text:p/>
        </draw:connector>
        <draw:frame draw:style-name="gr13" draw:text-style-name="P10" xml:id="id22" draw:id="id22" draw:layer="layout" svg:width="0.853cm" svg:height="0.963cm" svg:x="3.514cm" svg:y="11.869cm">
          <draw:text-box>
            <text:p>2</text:p>
          </draw:text-box>
        </draw:frame>
        <draw:frame draw:style-name="gr13" draw:text-style-name="P10" xml:id="id20" draw:id="id20" draw:layer="layout" svg:width="0.853cm" svg:height="0.963cm" svg:x="1.514cm" svg:y="11.869cm">
          <draw:text-box>
            <text:p><text:span text:style-name="T2">8</text:span></text:p>
          </draw:text-box>
        </draw:frame>
        <draw:frame draw:style-name="gr13" draw:text-style-name="P10" xml:id="id38" draw:id="id38" draw:layer="layout" svg:width="1.205cm" svg:height="0.963cm" svg:x="13.338cm" svg:y="11.869cm">
          <draw:text-box>
            <text:p>10</text:p>
          </draw:text-box>
        </draw:frame>
        <draw:frame draw:style-name="gr13" draw:text-style-name="P10" xml:id="id37" draw:id="id37" draw:layer="layout" svg:width="0.853cm" svg:height="0.963cm" svg:x="11.414cm" svg:y="11.869cm">
          <draw:text-box>
            <text:p>7</text:p>
          </draw:text-box>
        </draw:frame>
        <draw:frame draw:style-name="gr16" draw:text-style-name="P12" xml:id="id21" draw:id="id21" draw:layer="layout" svg:width="1.56cm" svg:height="0.963cm" svg:x="2.16cm" svg:y="13.869cm">
          <draw:text-box>
            <text:p text:style-name="P11">2 <text:s/>8</text:p>
          </draw:text-box>
        </draw:frame>
        <draw:frame draw:style-name="gr13" draw:text-style-name="P10" xml:id="id24" draw:id="id24" draw:layer="layout" svg:width="0.853cm" svg:height="0.963cm" svg:x="5.214cm" svg:y="13.869cm">
          <draw:text-box>
            <text:p>4</text:p>
          </draw:text-box>
        </draw:frame>
        <draw:frame draw:style-name="gr13" draw:text-style-name="P10" xml:id="id26" draw:id="id26" draw:layer="layout" svg:width="0.853cm" svg:height="0.963cm" svg:x="7.814cm" svg:y="13.869cm">
          <draw:text-box>
            <text:p>6</text:p>
          </draw:text-box>
        </draw:frame>
        <draw:frame draw:style-name="gr13" draw:text-style-name="P10" xml:id="id28" draw:id="id28" draw:layer="layout" svg:width="0.853cm" svg:height="0.963cm" svg:x="9.814cm" svg:y="13.869cm">
          <draw:text-box>
            <text:p>9</text:p>
          </draw:text-box>
        </draw:frame>
        <draw:frame draw:style-name="gr13" draw:text-style-name="P10" xml:id="id30" draw:id="id30" draw:layer="layout" svg:width="1.912cm" svg:height="0.963cm" svg:x="11.984cm" svg:y="13.869cm">
          <draw:text-box>
            <text:p>7 <text:s/>10</text:p>
          </draw:text-box>
        </draw:frame>
        <draw:frame draw:style-name="gr13" draw:text-style-name="P10" xml:id="id32" draw:id="id32" draw:layer="layout" svg:width="0.853cm" svg:height="0.963cm" svg:x="15.214cm" svg:y="13.869cm">
          <draw:text-box>
            <text:p>1</text:p>
          </draw:text-box>
        </draw:frame>
        <draw:frame draw:style-name="gr13" draw:text-style-name="P10" xml:id="id33" draw:id="id33" draw:layer="layout" svg:width="0.853cm" svg:height="0.963cm" svg:x="17.614cm" svg:y="13.869cm">
          <draw:text-box>
            <text:p>5</text:p>
          </draw:text-box>
        </draw:frame>
        <draw:frame draw:style-name="gr13" draw:text-style-name="P10" xml:id="id35" draw:id="id35" draw:layer="layout" svg:width="0.853cm" svg:height="0.963cm" svg:x="19.314cm" svg:y="13.869cm">
          <draw:text-box>
            <text:p>3</text:p>
          </draw:text-box>
        </draw:frame>
        <draw:frame draw:style-name="gr13" draw:text-style-name="P10" xml:id="id27" draw:id="id27" draw:layer="layout" svg:width="1.56cm" svg:height="0.963cm" svg:x="8.46cm" svg:y="15.869cm">
          <draw:text-box>
            <text:p>6 <text:s/>9</text:p>
          </draw:text-box>
        </draw:frame>
        <draw:frame draw:style-name="gr13" draw:text-style-name="P10" xml:id="id23" draw:id="id23" draw:layer="layout" svg:width="2.267cm" svg:height="0.963cm" svg:x="3.307cm" svg:y="15.869cm">
          <draw:text-box>
            <text:p>2 <text:s/>4 <text:s/>8</text:p>
          </draw:text-box>
        </draw:frame>
        <draw:frame draw:style-name="gr13" draw:text-style-name="P10" xml:id="id31" draw:id="id31" draw:layer="layout" svg:width="2.619cm" svg:height="0.963cm" svg:x="12.931cm" svg:y="15.869cm">
          <draw:text-box>
            <text:p>1 <text:s/>7 <text:s/>10</text:p>
          </draw:text-box>
        </draw:frame>
        <draw:frame draw:style-name="gr13" draw:text-style-name="P10" xml:id="id34" draw:id="id34" draw:layer="layout" svg:width="1.56cm" svg:height="0.963cm" svg:x="18.16cm" svg:y="15.869cm">
          <draw:text-box>
            <text:p>3 <text:s/>5</text:p>
          </draw:text-box>
        </draw:frame>
        <draw:frame draw:style-name="gr12" draw:text-style-name="P4" xml:id="id25" draw:id="id25" draw:layer="layout" svg:width="3.681cm" svg:height="0.962cm" svg:x="4.864cm" svg:y="17.857cm">
          <draw:text-box>
            <text:p>2 <text:s/>4 <text:s/>6 <text:s/>8 <text:s/>9</text:p>
          </draw:text-box>
        </draw:frame>
        <draw:frame draw:style-name="gr12" draw:text-style-name="P4" xml:id="id36" draw:id="id36" draw:layer="layout" svg:width="4.033cm" svg:height="0.962cm" svg:x="14.464cm" svg:y="17.857cm">
          <draw:text-box>
            <text:p>1 <text:s/>3 <text:s/>5 <text:s/>7 <text:s/>10</text:p>
          </draw:text-box>
        </draw:frame>
        <draw:frame draw:style-name="gr12" draw:text-style-name="P4" xml:id="id29" draw:id="id29" draw:layer="layout" svg:width="7.567cm" svg:height="0.962cm" svg:x="7.763cm" svg:y="19.857cm">
          <draw:text-box>
            <text:p>1 <text:s/>2 <text:s/>3 <text:s/>4 <text:s/>5 <text:s/>6 <text:s/>7 <text:s/>8 <text:s/>9 <text:s/>10</text:p>
          </draw:text-box>
        </draw:frame>
        <draw:connector draw:style-name="gr15" draw:text-style-name="P2" draw:layer="layout" draw:type="line" svg:x1="1.94cm" svg:y1="12.832cm" svg:x2="2.94cm" svg:y2="13.869cm" draw:start-shape="id20" draw:start-glue-point="2" draw:end-shape="id21" draw:end-glue-point="0" svg:d="M1940 12832l1000 1037" svg:viewBox="0 0 1001 1038">
          <text:p/>
        </draw:connector>
        <draw:connector draw:style-name="gr15" draw:text-style-name="P2" draw:layer="layout" draw:type="line" svg:x1="3.94cm" svg:y1="12.832cm" svg:x2="2.94cm" svg:y2="13.869cm" draw:start-shape="id22" draw:start-glue-point="2" draw:end-shape="id21" draw:end-glue-point="0" svg:d="M3940 12832l-1000 1037" svg:viewBox="0 0 1001 1038">
          <text:p/>
        </draw:connector>
        <draw:connector draw:style-name="gr15" draw:text-style-name="P2" draw:layer="layout" draw:type="line" svg:x1="2.94cm" svg:y1="14.832cm" svg:x2="4.44cm" svg:y2="15.869cm" draw:start-shape="id21" draw:start-glue-point="2" draw:end-shape="id23" draw:end-glue-point="0" svg:d="M2940 14832l1500 1037" svg:viewBox="0 0 1501 1038">
          <text:p/>
        </draw:connector>
        <draw:connector draw:style-name="gr15" draw:text-style-name="P2" draw:layer="layout" draw:type="line" svg:x1="5.64cm" svg:y1="14.832cm" svg:x2="4.44cm" svg:y2="15.869cm" draw:start-shape="id24" draw:start-glue-point="2" draw:end-shape="id23" draw:end-glue-point="0" svg:d="M5640 14832l-1200 1037" svg:viewBox="0 0 1201 1038">
          <text:p/>
        </draw:connector>
        <draw:connector draw:style-name="gr15" draw:text-style-name="P2" draw:layer="layout" draw:type="line" svg:x1="4.44cm" svg:y1="16.832cm" svg:x2="6.704cm" svg:y2="17.857cm" draw:start-shape="id23" draw:start-glue-point="2" draw:end-shape="id25" draw:end-glue-point="0" svg:d="M4440 16832l2264 1025" svg:viewBox="0 0 2265 1026">
          <text:p/>
        </draw:connector>
        <draw:connector draw:style-name="gr15" draw:text-style-name="P2" draw:layer="layout" draw:type="line" svg:x1="8.24cm" svg:y1="14.832cm" svg:x2="9.24cm" svg:y2="15.869cm" draw:start-shape="id26" draw:start-glue-point="2" draw:end-shape="id27" draw:end-glue-point="0" svg:d="M8240 14832l1000 1037" svg:viewBox="0 0 1001 1038">
          <text:p/>
        </draw:connector>
        <draw:connector draw:style-name="gr15" draw:text-style-name="P2" draw:layer="layout" draw:type="line" svg:x1="10.24cm" svg:y1="14.832cm" svg:x2="9.24cm" svg:y2="15.869cm" draw:start-shape="id28" draw:start-glue-point="2" draw:end-shape="id27" draw:end-glue-point="0" svg:d="M10240 14832l-1000 1037" svg:viewBox="0 0 1001 1038">
          <text:p/>
        </draw:connector>
        <draw:connector draw:style-name="gr15" draw:text-style-name="P2" draw:layer="layout" draw:type="line" svg:x1="9.24cm" svg:y1="16.832cm" svg:x2="6.704cm" svg:y2="17.857cm" draw:start-shape="id27" draw:start-glue-point="2" draw:end-shape="id25" draw:end-glue-point="0" svg:d="M9240 16832l-2536 1025" svg:viewBox="0 0 2537 1026">
          <text:p/>
        </draw:connector>
        <draw:connector draw:style-name="gr15" draw:text-style-name="P2" draw:layer="layout" draw:type="line" svg:x1="6.704cm" svg:y1="18.819cm" svg:x2="11.546cm" svg:y2="19.857cm" draw:start-shape="id25" draw:start-glue-point="2" draw:end-shape="id29" draw:end-glue-point="0" svg:d="M6704 18819l4842 1038" svg:viewBox="0 0 4843 1039">
          <text:p/>
        </draw:connector>
        <draw:connector draw:style-name="gr15" draw:text-style-name="P2" draw:layer="layout" draw:type="line" svg:x1="12.94cm" svg:y1="14.832cm" svg:x2="14.24cm" svg:y2="15.869cm" draw:start-shape="id30" draw:start-glue-point="2" draw:end-shape="id31" draw:end-glue-point="0" svg:d="M12940 14832l1300 1037" svg:viewBox="0 0 1301 1038">
          <text:p/>
        </draw:connector>
        <draw:connector draw:style-name="gr15" draw:text-style-name="P2" draw:layer="layout" draw:type="line" svg:x1="15.64cm" svg:y1="14.832cm" svg:x2="14.24cm" svg:y2="15.869cm" draw:start-shape="id32" draw:start-glue-point="2" draw:end-shape="id31" draw:end-glue-point="0" svg:d="M15640 14832l-1400 1037" svg:viewBox="0 0 1401 1038">
          <text:p/>
        </draw:connector>
        <draw:connector draw:style-name="gr15" draw:text-style-name="P2" draw:layer="layout" draw:type="line" svg:x1="18.04cm" svg:y1="14.832cm" svg:x2="18.94cm" svg:y2="15.869cm" draw:start-shape="id33" draw:start-glue-point="2" draw:end-shape="id34" draw:end-glue-point="0" svg:d="M18040 14832l900 1037" svg:viewBox="0 0 901 1038">
          <text:p/>
        </draw:connector>
        <draw:connector draw:style-name="gr15" draw:text-style-name="P2" draw:layer="layout" draw:type="line" svg:x1="19.74cm" svg:y1="14.832cm" svg:x2="18.94cm" svg:y2="15.869cm" draw:start-shape="id35" draw:start-glue-point="2" draw:end-shape="id34" draw:end-glue-point="0" svg:d="M19740 14832l-800 1037" svg:viewBox="0 0 801 1038">
          <text:p/>
        </draw:connector>
        <draw:connector draw:style-name="gr15" draw:text-style-name="P2" draw:layer="layout" draw:type="line" svg:x1="14.24cm" svg:y1="16.832cm" svg:x2="16.48cm" svg:y2="17.857cm" draw:start-shape="id31" draw:start-glue-point="2" draw:end-shape="id36" draw:end-glue-point="0" svg:d="M14240 16832l2240 1025" svg:viewBox="0 0 2241 1026">
          <text:p/>
        </draw:connector>
        <draw:connector draw:style-name="gr15" draw:text-style-name="P2" draw:layer="layout" draw:type="line" svg:x1="18.94cm" svg:y1="16.832cm" svg:x2="16.48cm" svg:y2="17.857cm" draw:start-shape="id34" draw:start-glue-point="2" draw:end-shape="id36" draw:end-glue-point="0" svg:d="M18940 16832l-2460 1025" svg:viewBox="0 0 2461 1026">
          <text:p/>
        </draw:connector>
        <draw:connector draw:style-name="gr15" draw:text-style-name="P2" draw:layer="layout" draw:type="line" svg:x1="16.48cm" svg:y1="18.819cm" svg:x2="11.546cm" svg:y2="19.857cm" draw:start-shape="id36" draw:start-glue-point="2" draw:end-shape="id29" draw:end-glue-point="0" svg:d="M16480 18819l-4934 1038" svg:viewBox="0 0 4935 1039">
          <text:p/>
        </draw:connector>
        <draw:connector draw:style-name="gr15" draw:text-style-name="P2" draw:layer="layout" draw:type="line" svg:x1="11.84cm" svg:y1="12.832cm" svg:x2="12.94cm" svg:y2="13.869cm" draw:start-shape="id37" draw:start-glue-point="2" draw:end-shape="id30" draw:end-glue-point="0" svg:d="M11840 12832l1100 1037" svg:viewBox="0 0 1101 1038">
          <text:p/>
        </draw:connector>
        <draw:connector draw:style-name="gr15" draw:text-style-name="P2" draw:layer="layout" draw:type="line" svg:x1="13.94cm" svg:y1="12.832cm" svg:x2="12.94cm" svg:y2="13.869cm" draw:start-shape="id38" draw:start-glue-point="2" draw:end-shape="id30" draw:end-glue-point="0" svg:d="M13940 12832l-1000 1037" svg:viewBox="0 0 1001 1038">
          <text:p/>
        </draw:connector>
        <draw:line draw:style-name="gr15" draw:text-style-name="P2" draw:layer="layout" svg:x1="1.635cm" svg:y1="11.36cm" svg:x2="20.05cm" svg:y2="11.36cm">
          <text:p/>
        </draw:line>
      </draw:page>
      <draw:page draw:name="page3" draw:style-name="dp1" draw:master-page-name="Default">
        <draw:custom-shape draw:style-name="gr4" draw:text-style-name="P3" xml:id="id39" draw:id="id39" draw:layer="layout" svg:width="0.953cm" svg:height="0.953cm" svg:x="2.519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0.953cm" svg:height="0.953cm" svg:x="3.465cm" svg:y="3.07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419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365cm" svg:y="3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6.319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265cm" svg:y="3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8.22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40" draw:id="id40" draw:layer="layout" svg:width="0.953cm" svg:height="0.953cm" svg:x="2.519cm" svg:y="5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0.953cm" svg:height="0.953cm" svg:x="3.465cm" svg:y="5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419cm" svg:y="5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1.318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xml:id="id43" draw:id="id43" draw:layer="layout" svg:width="0.953cm" svg:height="0.953cm" svg:x="12.264cm" svg:y="3.07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3.218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4.164cm" svg:y="3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5.118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6.064cm" svg:y="3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7.019cm" svg:y="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9" draw:text-style-name="P5" xml:id="id44" draw:id="id44" draw:layer="layout" svg:width="0.953cm" svg:height="0.953cm" svg:x="12.278cm" svg:y="5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3.224cm" svg:y="5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4.178cm" svg:y="5.074cm">
          <text:p text:style-name="P1">e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594cm" svg:height="0.806cm" svg:x="0.957cm" svg:y="4.661cm">
          <draw:text-box>
            <text:p><text:span text:style-name="T1">s = 0</text:span></text:p>
          </draw:text-box>
        </draw:frame>
        <draw:frame draw:style-name="gr17" draw:text-style-name="P9" draw:layer="layout" svg:width="1.594cm" svg:height="0.806cm" svg:x="9.757cm" svg:y="4.661cm">
          <draw:text-box>
            <text:p><text:span text:style-name="T1">s = 1</text:span></text:p>
          </draw:text-box>
        </draw:frame>
        <draw:connector draw:style-name="gr18" draw:text-style-name="P2" draw:layer="layout" draw:type="line" svg:x1="2.995cm" svg:y1="4.027cm" svg:x2="2.995cm" svg:y2="5.074cm" draw:start-shape="id39" draw:start-glue-point="2" draw:end-shape="id40" draw:end-glue-point="0" svg:d="M2995 4027v1047" svg:viewBox="0 0 1 1048">
          <text:p/>
        </draw:connector>
        <draw:connector draw:style-name="gr19" draw:text-style-name="P2" draw:layer="layout" draw:type="line" svg:x1="3.941cm" svg:y1="4.027cm" svg:x2="3.941cm" svg:y2="5.074cm" draw:start-shape="id41" draw:start-glue-point="2" draw:end-shape="id42" draw:end-glue-point="0" svg:d="M3941 4027v1047" svg:viewBox="0 0 1 1048">
          <text:p/>
        </draw:connector>
        <draw:connector draw:style-name="gr19" draw:text-style-name="P2" draw:layer="layout" draw:type="line" svg:x1="12.74cm" svg:y1="4.027cm" svg:x2="12.754cm" svg:y2="5.074cm" draw:start-shape="id43" draw:start-glue-point="2" draw:end-shape="id44" svg:d="M12740 4027l14 1047" svg:viewBox="0 0 15 1048">
          <text:p/>
        </draw:connector>
        <draw:custom-shape draw:style-name="gr9" draw:text-style-name="P5" draw:layer="layout" svg:width="0.953cm" svg:height="0.953cm" svg:x="2.533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3.479cm" svg:y="7.07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3" xml:id="id45" draw:id="id45" draw:layer="layout" svg:width="0.953cm" svg:height="0.953cm" svg:x="4.433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47" draw:id="id47" draw:layer="layout" svg:width="0.953cm" svg:height="0.953cm" svg:x="5.379cm" svg:y="7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xml:id="id49" draw:id="id49" draw:layer="layout" svg:width="0.953cm" svg:height="0.953cm" svg:x="6.333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279cm" svg:y="7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8.234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46" draw:id="id46" draw:layer="layout" svg:width="0.953cm" svg:height="0.953cm" svg:x="4.433cm" svg:y="9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0.953cm" svg:height="0.953cm" svg:x="5.379cm" svg:y="9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xml:id="id50" draw:id="id50" draw:layer="layout" svg:width="0.953cm" svg:height="0.953cm" svg:x="6.333cm" svg:y="9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1.332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278cm" svg:y="7.07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3.232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4.178cm" svg:y="7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5.132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6.078cm" svg:y="7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7.033cm" svg:y="7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4.192cm" svg:y="9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5.138cm" svg:y="9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16.092cm" svg:y="9.074cm">
          <text:p text:style-name="P1">e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594cm" svg:height="0.806cm" svg:x="0.971cm" svg:y="8.661cm">
          <draw:text-box>
            <text:p><text:span text:style-name="T1">s = 2</text:span></text:p>
          </draw:text-box>
        </draw:frame>
        <draw:frame draw:style-name="gr17" draw:text-style-name="P9" draw:layer="layout" svg:width="1.594cm" svg:height="0.806cm" svg:x="9.771cm" svg:y="8.661cm">
          <draw:text-box>
            <text:p><text:span text:style-name="T1">s = 3</text:span></text:p>
          </draw:text-box>
        </draw:frame>
        <draw:custom-shape draw:style-name="gr9" draw:text-style-name="P5" draw:layer="layout" svg:width="0.953cm" svg:height="0.953cm" svg:x="2.546cm" svg:y="11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3.492cm" svg:y="11.07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446cm" svg:y="11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392cm" svg:y="11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xml:id="id51" draw:id="id51" draw:layer="layout" svg:width="0.953cm" svg:height="0.953cm" svg:x="6.346cm" svg:y="11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53" draw:id="id53" draw:layer="layout" svg:width="0.953cm" svg:height="0.953cm" svg:x="7.292cm" svg:y="11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xml:id="id55" draw:id="id55" draw:layer="layout" svg:width="0.953cm" svg:height="0.953cm" svg:x="8.247cm" svg:y="11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52" draw:id="id52" draw:layer="layout" svg:width="0.953cm" svg:height="0.953cm" svg:x="6.346cm" svg:y="13.0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3" xml:id="id54" draw:id="id54" draw:layer="layout" svg:width="0.953cm" svg:height="0.953cm" svg:x="7.292cm" svg:y="13.074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3" xml:id="id56" draw:id="id56" draw:layer="layout" svg:width="0.953cm" svg:height="0.953cm" svg:x="8.246cm" svg:y="13.074cm">
          <text:p text:style-name="P1">e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594cm" svg:height="0.806cm" svg:x="0.984cm" svg:y="12.661cm">
          <draw:text-box>
            <text:p><text:span text:style-name="T1">s = 4</text:span></text:p>
          </draw:text-box>
        </draw:frame>
        <draw:line draw:style-name="gr20" draw:text-style-name="P2" draw:layer="layout" svg:x1="11.16cm" svg:y1="9.572cm" svg:x2="14.017cm" svg:y2="9.572cm">
          <text:p/>
        </draw:line>
        <draw:line draw:style-name="gr20" draw:text-style-name="P2" draw:layer="layout" svg:x1="11.147cm" svg:y1="5.572cm" svg:x2="12.112cm" svg:y2="5.572cm">
          <text:p/>
        </draw:line>
        <draw:connector draw:style-name="gr18" draw:text-style-name="P2" draw:layer="layout" draw:type="line" svg:x1="4.909cm" svg:y1="8.027cm" svg:x2="4.909cm" svg:y2="9.074cm" draw:start-shape="id45" draw:start-glue-point="2" draw:end-shape="id46" draw:end-glue-point="0" svg:d="M4909 8027v1047" svg:viewBox="0 0 1 1048">
          <text:p/>
        </draw:connector>
        <draw:connector draw:style-name="gr18" draw:text-style-name="P2" draw:layer="layout" draw:type="line" svg:x1="5.855cm" svg:y1="8.027cm" svg:x2="5.855cm" svg:y2="9.074cm" draw:start-shape="id47" draw:start-glue-point="2" draw:end-shape="id48" draw:end-glue-point="0" svg:d="M5855 8027v1047" svg:viewBox="0 0 1 1048">
          <text:p/>
        </draw:connector>
        <draw:connector draw:style-name="gr18" draw:text-style-name="P2" draw:layer="layout" draw:type="line" svg:x1="6.809cm" svg:y1="8.027cm" svg:x2="6.809cm" svg:y2="9.074cm" draw:start-shape="id49" draw:start-glue-point="2" draw:end-shape="id50" draw:end-glue-point="0" svg:d="M6809 8027v1047" svg:viewBox="0 0 1 1048">
          <text:p/>
        </draw:connector>
        <draw:connector draw:style-name="gr21" draw:text-style-name="P3" draw:layer="layout" draw:type="line" svg:x1="6.822cm" svg:y1="12.027cm" svg:x2="6.822cm" svg:y2="13.074cm" draw:start-shape="id51" draw:start-glue-point="2" draw:end-shape="id52" draw:end-glue-point="0" svg:d="M6822 12027v1047" svg:viewBox="0 0 1 1048">
          <text:p/>
        </draw:connector>
        <draw:connector draw:style-name="gr21" draw:text-style-name="P3" draw:layer="layout" draw:type="line" svg:x1="7.768cm" svg:y1="12.027cm" svg:x2="7.768cm" svg:y2="13.074cm" draw:start-shape="id53" draw:start-glue-point="2" draw:end-shape="id54" draw:end-glue-point="0" svg:d="M7768 12027v1047" svg:viewBox="0 0 1 1048">
          <text:p/>
        </draw:connector>
        <draw:connector draw:style-name="gr21" draw:text-style-name="P3" draw:layer="layout" draw:type="line" svg:x1="8.723cm" svg:y1="12.027cm" svg:x2="8.722cm" svg:y2="13.074cm" draw:start-shape="id55" draw:start-glue-point="2" draw:end-shape="id56" draw:end-glue-point="0" svg:d="M8723 12027l-1 1047" svg:viewBox="0 0 2 1048">
          <text:p/>
        </draw:connector>
        <draw:line draw:style-name="gr20" draw:text-style-name="P2" draw:layer="layout" svg:x1="2.397cm" svg:y1="9.572cm" svg:x2="4.225cm" svg:y2="9.572cm">
          <text:p/>
        </draw:line>
        <draw:line draw:style-name="gr20" draw:text-style-name="P2" draw:layer="layout" svg:x1="2.384cm" svg:y1="13.572cm" svg:x2="6.08cm" svg:y2="13.572cm">
          <text:p/>
        </draw:line>
        <draw:custom-shape draw:style-name="gr22" draw:text-style-name="P13" xml:id="id58" draw:id="id58" draw:layer="layout" svg:width="0.317cm" svg:height="0.317cm" svg:x="8.2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57" draw:id="id57" draw:layer="layout" svg:width="0.317cm" svg:height="0.317cm" svg:x="5.4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59" draw:id="id59" draw:layer="layout" svg:width="0.317cm" svg:height="0.317cm" svg:x="11.0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0" draw:id="id60" draw:layer="layout" svg:width="0.317cm" svg:height="0.317cm" svg:x="9.681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752cm" svg:y1="17.735cm" svg:x2="8.327cm" svg:y2="16.96cm" draw:start-shape="id57" draw:start-glue-point="11" draw:end-shape="id58" draw:end-glue-point="7" svg:d="M5752 17735l2575-775" svg:viewBox="0 0 2576 776">
          <text:p/>
        </draw:connector>
        <draw:connector draw:style-name="gr23" draw:text-style-name="P13" draw:layer="layout" draw:type="line" svg:x1="11.127cm" svg:y1="17.735cm" svg:x2="8.552cm" svg:y2="16.96cm" draw:start-shape="id59" draw:start-glue-point="5" draw:end-shape="id58" draw:end-glue-point="9" svg:d="M11127 17735l-2575-775" svg:viewBox="0 0 2576 776">
          <text:p/>
        </draw:connector>
        <draw:connector draw:style-name="gr23" draw:text-style-name="P13" draw:layer="layout" draw:type="line" svg:x1="9.952cm" svg:y1="18.735cm" svg:x2="11.127cm" svg:y2="17.96cm" draw:start-shape="id60" draw:start-glue-point="11" draw:end-shape="id59" draw:end-glue-point="7" svg:d="M9952 18735l1175-775" svg:viewBox="0 0 1176 776">
          <text:p/>
        </draw:connector>
        <draw:custom-shape draw:style-name="gr22" draw:text-style-name="P13" xml:id="id61" draw:id="id61" draw:layer="layout" svg:width="0.317cm" svg:height="0.317cm" svg:x="3.981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4.252cm" svg:y1="18.735cm" svg:x2="5.527cm" svg:y2="17.96cm" draw:start-shape="id61" draw:start-glue-point="11" draw:end-shape="id57" draw:end-glue-point="7" svg:d="M4252 18735l1275-775" svg:viewBox="0 0 1276 776">
          <text:p/>
        </draw:connector>
        <draw:custom-shape draw:style-name="gr22" draw:text-style-name="P13" xml:id="id62" draw:id="id62" draw:layer="layout" svg:width="0.317cm" svg:height="0.317cm" svg:x="6.881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6.927cm" svg:y1="18.735cm" svg:x2="5.752cm" svg:y2="17.96cm" draw:start-shape="id62" draw:start-glue-point="5" draw:end-shape="id57" draw:end-glue-point="9" svg:d="M6927 18735l-1175-775" svg:viewBox="0 0 1176 776">
          <text:p/>
        </draw:connector>
        <draw:custom-shape draw:style-name="gr22" draw:text-style-name="P13" xml:id="id63" draw:id="id63" draw:layer="layout" svg:width="0.317cm" svg:height="0.317cm" svg:x="12.581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2.627cm" svg:y1="18.735cm" svg:x2="11.352cm" svg:y2="17.96cm" draw:start-shape="id63" draw:start-glue-point="5" draw:end-shape="id59" draw:end-glue-point="9" svg:d="M12627 18735l-1275-775" svg:viewBox="0 0 1276 776">
          <text:p/>
        </draw:connector>
        <draw:custom-shape draw:style-name="gr22" draw:text-style-name="P13" xml:id="id74" draw:id="id74" draw:layer="layout" svg:width="0.317cm" svg:height="0.317cm" svg:x="7.58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1" draw:id="id71" draw:layer="layout" svg:width="0.317cm" svg:height="0.317cm" svg:x="6.18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3.2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3.6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2.8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5" draw:id="id65" draw:layer="layout" svg:width="0.317cm" svg:height="0.317cm" svg:x="3.2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6" draw:id="id66" draw:layer="layout" svg:width="0.317cm" svg:height="0.317cm" svg:x="3.6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4" draw:id="id64" draw:layer="layout" svg:width="0.317cm" svg:height="0.317cm" svg:x="2.8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4.6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5.0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4.2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7" draw:id="id67" draw:layer="layout" svg:width="0.317cm" svg:height="0.317cm" svg:x="4.6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9" draw:id="id69" draw:layer="layout" svg:width="0.317cm" svg:height="0.317cm" svg:x="5.0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68" draw:id="id68" draw:layer="layout" svg:width="0.317cm" svg:height="0.317cm" svg:x="4.2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6.5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5.7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2" draw:id="id72" draw:layer="layout" svg:width="0.317cm" svg:height="0.317cm" svg:x="6.5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0" draw:id="id70" draw:layer="layout" svg:width="0.317cm" svg:height="0.317cm" svg:x="5.7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7.9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7.1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5" draw:id="id75" draw:layer="layout" svg:width="0.317cm" svg:height="0.317cm" svg:x="7.9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3" draw:id="id73" draw:layer="layout" svg:width="0.317cm" svg:height="0.317cm" svg:x="7.1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5" draw:id="id85" draw:layer="layout" svg:width="0.317cm" svg:height="0.317cm" svg:x="13.28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3" draw:id="id83" draw:layer="layout" svg:width="0.317cm" svg:height="0.317cm" svg:x="11.88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8.9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9.3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7" draw:id="id77" draw:layer="layout" svg:width="0.317cm" svg:height="0.317cm" svg:x="8.9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8" draw:id="id78" draw:layer="layout" svg:width="0.317cm" svg:height="0.317cm" svg:x="9.3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6" draw:id="id76" draw:layer="layout" svg:width="0.317cm" svg:height="0.317cm" svg:x="8.5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0.3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0.7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9.9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0" draw:id="id80" draw:layer="layout" svg:width="0.317cm" svg:height="0.317cm" svg:x="10.351cm" svg:y="1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1" draw:id="id81" draw:layer="layout" svg:width="0.317cm" svg:height="0.317cm" svg:x="10.7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79" draw:id="id79" draw:layer="layout" svg:width="0.317cm" svg:height="0.317cm" svg:x="9.951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2.2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1.4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4" draw:id="id84" draw:layer="layout" svg:width="0.317cm" svg:height="0.317cm" svg:x="12.2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2" draw:id="id82" draw:layer="layout" svg:width="0.317cm" svg:height="0.317cm" svg:x="11.4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3.6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2.8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7" draw:id="id87" draw:layer="layout" svg:width="0.317cm" svg:height="0.317cm" svg:x="13.6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6" draw:id="id86" draw:layer="layout" svg:width="0.317cm" svg:height="0.317cm" svg:x="12.85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3.01cm" svg:y1="20.689cm" svg:x2="3.297cm" svg:y2="19.96cm" draw:start-shape="id64" draw:start-glue-point="4" draw:end-shape="id65" draw:end-glue-point="7" svg:d="M3010 20689l287-729" svg:viewBox="0 0 288 730">
          <text:p/>
        </draw:connector>
        <draw:connector draw:style-name="gr18" draw:text-style-name="P2" draw:layer="layout" draw:type="line" svg:x1="3.81cm" svg:y1="20.689cm" svg:x2="3.522cm" svg:y2="19.96cm" draw:start-shape="id66" draw:start-glue-point="4" draw:end-shape="id65" draw:end-glue-point="9" svg:d="M3810 20689l-288-729" svg:viewBox="0 0 289 730">
          <text:p/>
        </draw:connector>
        <draw:connector draw:style-name="gr18" draw:text-style-name="P2" draw:layer="layout" draw:type="line" svg:x1="3.41cm" svg:y1="19.689cm" svg:x2="4.027cm" svg:y2="18.96cm" draw:start-shape="id65" draw:start-glue-point="4" draw:end-shape="id61" draw:end-glue-point="7" svg:d="M3410 19689l617-729" svg:viewBox="0 0 618 730">
          <text:p/>
        </draw:connector>
        <draw:connector draw:style-name="gr18" draw:text-style-name="P2" draw:layer="layout" draw:type="line" svg:x1="4.81cm" svg:y1="19.689cm" svg:x2="4.252cm" svg:y2="18.96cm" draw:start-shape="id67" draw:start-glue-point="4" draw:end-shape="id61" draw:end-glue-point="9" svg:d="M4810 19689l-558-729" svg:viewBox="0 0 559 730">
          <text:p/>
        </draw:connector>
        <draw:connector draw:style-name="gr18" draw:text-style-name="P2" draw:layer="layout" draw:type="line" svg:x1="4.41cm" svg:y1="20.689cm" svg:x2="4.697cm" svg:y2="19.96cm" draw:start-shape="id68" draw:start-glue-point="4" draw:end-shape="id67" draw:end-glue-point="7" svg:d="M4410 20689l287-729" svg:viewBox="0 0 288 730">
          <text:p/>
        </draw:connector>
        <draw:connector draw:style-name="gr18" draw:text-style-name="P2" draw:layer="layout" draw:type="line" svg:x1="5.21cm" svg:y1="20.689cm" svg:x2="4.922cm" svg:y2="19.96cm" draw:start-shape="id69" draw:start-glue-point="4" draw:end-shape="id67" draw:end-glue-point="9" svg:d="M5210 20689l-288-729" svg:viewBox="0 0 289 730">
          <text:p/>
        </draw:connector>
        <draw:connector draw:style-name="gr18" draw:text-style-name="P2" draw:layer="layout" draw:type="line" svg:x1="5.909cm" svg:y1="20.689cm" svg:x2="6.227cm" svg:y2="19.96cm" draw:start-shape="id70" draw:start-glue-point="4" draw:end-shape="id71" draw:end-glue-point="7" svg:d="M5909 20689l318-729" svg:viewBox="0 0 319 730">
          <text:p/>
        </draw:connector>
        <draw:connector draw:style-name="gr18" draw:text-style-name="P2" draw:layer="layout" draw:type="line" svg:x1="6.709cm" svg:y1="20.689cm" svg:x2="6.452cm" svg:y2="19.96cm" draw:start-shape="id72" draw:start-glue-point="4" draw:end-shape="id71" draw:end-glue-point="9" svg:d="M6709 20689l-257-729" svg:viewBox="0 0 258 730">
          <text:p/>
        </draw:connector>
        <draw:connector draw:style-name="gr18" draw:text-style-name="P2" draw:layer="layout" draw:type="line" svg:x1="6.34cm" svg:y1="19.689cm" svg:x2="6.927cm" svg:y2="18.96cm" draw:start-shape="id71" draw:start-glue-point="4" draw:end-shape="id62" draw:end-glue-point="7" svg:d="M6340 19689l587-729" svg:viewBox="0 0 588 730">
          <text:p/>
        </draw:connector>
        <draw:connector draw:style-name="gr18" draw:text-style-name="P2" draw:layer="layout" draw:type="line" svg:x1="7.309cm" svg:y1="20.689cm" svg:x2="7.627cm" svg:y2="19.96cm" draw:start-shape="id73" draw:start-glue-point="4" draw:end-shape="id74" draw:end-glue-point="7" svg:d="M7309 20689l318-729" svg:viewBox="0 0 319 730">
          <text:p/>
        </draw:connector>
        <draw:connector draw:style-name="gr18" draw:text-style-name="P2" draw:layer="layout" draw:type="line" svg:x1="8.109cm" svg:y1="20.689cm" svg:x2="7.852cm" svg:y2="19.96cm" draw:start-shape="id75" draw:start-glue-point="4" draw:end-shape="id74" draw:end-glue-point="9" svg:d="M8109 20689l-257-729" svg:viewBox="0 0 258 730">
          <text:p/>
        </draw:connector>
        <draw:connector draw:style-name="gr18" draw:text-style-name="P2" draw:layer="layout" draw:type="line" svg:x1="7.74cm" svg:y1="19.689cm" svg:x2="7.152cm" svg:y2="18.96cm" draw:start-shape="id74" draw:start-glue-point="4" draw:end-shape="id62" draw:end-glue-point="9" svg:d="M7740 19689l-588-729" svg:viewBox="0 0 589 730">
          <text:p/>
        </draw:connector>
        <draw:connector draw:style-name="gr18" draw:text-style-name="P2" draw:layer="layout" draw:type="line" svg:x1="8.71cm" svg:y1="20.689cm" svg:x2="8.997cm" svg:y2="19.96cm" draw:start-shape="id76" draw:start-glue-point="4" draw:end-shape="id77" draw:end-glue-point="7" svg:d="M8710 20689l287-729" svg:viewBox="0 0 288 730">
          <text:p/>
        </draw:connector>
        <draw:connector draw:style-name="gr18" draw:text-style-name="P2" draw:layer="layout" draw:type="line" svg:x1="9.51cm" svg:y1="20.689cm" svg:x2="9.222cm" svg:y2="19.96cm" draw:start-shape="id78" draw:start-glue-point="4" draw:end-shape="id77" draw:end-glue-point="9" svg:d="M9510 20689l-288-729" svg:viewBox="0 0 289 730">
          <text:p/>
        </draw:connector>
        <draw:connector draw:style-name="gr18" draw:text-style-name="P2" draw:layer="layout" draw:type="line" svg:x1="9.11cm" svg:y1="19.689cm" svg:x2="9.727cm" svg:y2="18.96cm" draw:start-shape="id77" draw:start-glue-point="4" draw:end-shape="id60" draw:end-glue-point="7" svg:d="M9110 19689l617-729" svg:viewBox="0 0 618 730">
          <text:p/>
        </draw:connector>
        <draw:connector draw:style-name="gr18" draw:text-style-name="P2" draw:layer="layout" draw:type="line" svg:x1="10.11cm" svg:y1="20.689cm" svg:x2="10.397cm" svg:y2="19.96cm" draw:start-shape="id79" draw:start-glue-point="4" draw:end-shape="id80" draw:end-glue-point="7" svg:d="M10110 20689l287-729" svg:viewBox="0 0 288 730">
          <text:p/>
        </draw:connector>
        <draw:connector draw:style-name="gr18" draw:text-style-name="P2" draw:layer="layout" draw:type="line" svg:x1="10.51cm" svg:y1="19.689cm" svg:x2="9.952cm" svg:y2="18.96cm" draw:start-shape="id80" draw:start-glue-point="4" draw:end-shape="id60" draw:end-glue-point="9" svg:d="M10510 19689l-558-729" svg:viewBox="0 0 559 730">
          <text:p/>
        </draw:connector>
        <draw:connector draw:style-name="gr18" draw:text-style-name="P2" draw:layer="layout" draw:type="line" svg:x1="10.91cm" svg:y1="20.689cm" svg:x2="10.622cm" svg:y2="19.96cm" draw:start-shape="id81" draw:start-glue-point="4" draw:end-shape="id80" draw:end-glue-point="9" svg:d="M10910 20689l-288-729" svg:viewBox="0 0 289 730">
          <text:p/>
        </draw:connector>
        <draw:connector draw:style-name="gr18" draw:text-style-name="P2" draw:layer="layout" draw:type="line" svg:x1="11.609cm" svg:y1="20.689cm" svg:x2="11.927cm" svg:y2="19.96cm" draw:start-shape="id82" draw:start-glue-point="4" draw:end-shape="id83" draw:end-glue-point="7" svg:d="M11609 20689l318-729" svg:viewBox="0 0 319 730">
          <text:p/>
        </draw:connector>
        <draw:connector draw:style-name="gr18" draw:text-style-name="P2" draw:layer="layout" draw:type="line" svg:x1="12.409cm" svg:y1="20.689cm" svg:x2="12.152cm" svg:y2="19.96cm" draw:start-shape="id84" draw:start-glue-point="4" draw:end-shape="id83" draw:end-glue-point="9" svg:d="M12409 20689l-257-729" svg:viewBox="0 0 258 730">
          <text:p/>
        </draw:connector>
        <draw:connector draw:style-name="gr18" draw:text-style-name="P2" draw:layer="layout" draw:type="line" svg:x1="12.04cm" svg:y1="19.689cm" svg:x2="12.627cm" svg:y2="18.96cm" draw:start-shape="id83" draw:start-glue-point="4" draw:end-shape="id63" draw:end-glue-point="7" svg:d="M12040 19689l587-729" svg:viewBox="0 0 588 730">
          <text:p/>
        </draw:connector>
        <draw:connector draw:style-name="gr18" draw:text-style-name="P2" draw:layer="layout" draw:type="line" svg:x1="13.44cm" svg:y1="19.689cm" svg:x2="12.852cm" svg:y2="18.96cm" draw:start-shape="id85" draw:start-glue-point="4" draw:end-shape="id63" draw:end-glue-point="9" svg:d="M13440 19689l-588-729" svg:viewBox="0 0 589 730">
          <text:p/>
        </draw:connector>
        <draw:connector draw:style-name="gr18" draw:text-style-name="P2" draw:layer="layout" draw:type="line" svg:x1="13.009cm" svg:y1="20.689cm" svg:x2="13.327cm" svg:y2="19.96cm" draw:start-shape="id86" draw:start-glue-point="4" draw:end-shape="id85" draw:end-glue-point="7" svg:d="M13009 20689l318-729" svg:viewBox="0 0 319 730">
          <text:p/>
        </draw:connector>
        <draw:connector draw:style-name="gr18" draw:text-style-name="P2" draw:layer="layout" draw:type="line" svg:x1="13.809cm" svg:y1="20.689cm" svg:x2="13.552cm" svg:y2="19.96cm" draw:start-shape="id87" draw:start-glue-point="4" draw:end-shape="id85" draw:end-glue-point="9" svg:d="M13809 20689l-257-729" svg:viewBox="0 0 258 730">
          <text:p/>
        </draw:connector>
      </draw:page>
      <draw:page draw:name="page4" draw:style-name="dp1" draw:master-page-name="Default">
        <draw:custom-shape draw:style-name="gr22" draw:text-style-name="P13" xml:id="id89" draw:id="id89" draw:layer="layout" svg:width="0.317cm" svg:height="0.317cm" svg:x="10.2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88" draw:id="id88" draw:layer="layout" svg:width="0.317cm" svg:height="0.317cm" svg:x="7.2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0" draw:id="id90" draw:layer="layout" svg:width="0.317cm" svg:height="0.317cm" svg:x="13.0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1" draw:id="id91" draw:layer="layout" svg:width="0.317cm" svg:height="0.317cm" svg:x="11.6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7.552cm" svg:y1="12.735cm" svg:x2="10.327cm" svg:y2="11.96cm" draw:start-shape="id88" draw:start-glue-point="11" draw:end-shape="id89" draw:end-glue-point="7" svg:d="M7552 12735l2775-775" svg:viewBox="0 0 2776 776">
          <text:p/>
        </draw:connector>
        <draw:connector draw:style-name="gr23" draw:text-style-name="P13" draw:layer="layout" draw:type="line" svg:x1="13.127cm" svg:y1="12.735cm" svg:x2="10.552cm" svg:y2="11.96cm" draw:start-shape="id90" draw:start-glue-point="5" draw:end-shape="id89" draw:end-glue-point="9" svg:d="M13127 12735l-2575-775" svg:viewBox="0 0 2576 776">
          <text:p/>
        </draw:connector>
        <draw:connector draw:style-name="gr23" draw:text-style-name="P13" draw:layer="layout" draw:type="line" svg:x1="11.952cm" svg:y1="13.735cm" svg:x2="13.127cm" svg:y2="12.96cm" draw:start-shape="id91" draw:start-glue-point="11" draw:end-shape="id90" draw:end-glue-point="7" svg:d="M11952 13735l1175-775" svg:viewBox="0 0 1176 776">
          <text:p/>
        </draw:connector>
        <draw:custom-shape draw:style-name="gr22" draw:text-style-name="P13" xml:id="id92" draw:id="id92" draw:layer="layout" svg:width="0.317cm" svg:height="0.317cm" svg:x="5.509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78cm" svg:y1="13.735cm" svg:x2="7.327cm" svg:y2="12.96cm" draw:start-shape="id92" draw:start-glue-point="11" draw:end-shape="id88" draw:end-glue-point="7" svg:d="M5780 13735l1547-775" svg:viewBox="0 0 1548 776">
          <text:p/>
        </draw:connector>
        <draw:custom-shape draw:style-name="gr22" draw:text-style-name="P13" xml:id="id93" draw:id="id93" draw:layer="layout" svg:width="0.317cm" svg:height="0.317cm" svg:x="8.8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8.927cm" svg:y1="13.735cm" svg:x2="7.552cm" svg:y2="12.96cm" draw:start-shape="id93" draw:start-glue-point="5" draw:end-shape="id88" draw:end-glue-point="9" svg:d="M8927 13735l-1375-775" svg:viewBox="0 0 1376 776">
          <text:p/>
        </draw:connector>
        <draw:custom-shape draw:style-name="gr22" draw:text-style-name="P13" xml:id="id94" draw:id="id94" draw:layer="layout" svg:width="0.317cm" svg:height="0.317cm" svg:x="14.5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4.627cm" svg:y1="13.735cm" svg:x2="13.352cm" svg:y2="12.96cm" draw:start-shape="id94" draw:start-glue-point="5" draw:end-shape="id90" draw:end-glue-point="9" svg:d="M14627 13735l-1275-775" svg:viewBox="0 0 1276 776">
          <text:p/>
        </draw:connector>
        <draw:custom-shape draw:style-name="gr22" draw:text-style-name="P13" xml:id="id102" draw:id="id102" draw:layer="layout" svg:width="0.317cm" svg:height="0.317cm" svg:x="9.5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1" draw:id="id101" draw:layer="layout" svg:width="0.317cm" svg:height="0.317cm" svg:x="8.1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4.6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4.2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6" draw:id="id96" draw:layer="layout" svg:width="0.317cm" svg:height="0.317cm" svg:x="4.6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7" draw:id="id97" draw:layer="layout" svg:width="0.317cm" svg:height="0.317cm" svg:x="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5" draw:id="id95" draw:layer="layout" svg:width="0.317cm" svg:height="0.317cm" svg:x="4.2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6.4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6.8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6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8" draw:id="id98" draw:layer="layout" svg:width="0.317cm" svg:height="0.317cm" svg:x="6.4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0" draw:id="id100" draw:layer="layout" svg:width="0.317cm" svg:height="0.317cm" svg:x="6.8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99" draw:id="id99" draw:layer="layout" svg:width="0.317cm" svg:height="0.317cm" svg:x="6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9" draw:id="id109" draw:layer="layout" svg:width="0.317cm" svg:height="0.317cm" svg:x="15.2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7" draw:id="id107" draw:layer="layout" svg:width="0.317cm" svg:height="0.317cm" svg:x="13.8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0.95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1.35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4" draw:id="id104" draw:layer="layout" svg:width="0.317cm" svg:height="0.317cm" svg:x="10.95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5" draw:id="id105" draw:layer="layout" svg:width="0.317cm" svg:height="0.317cm" svg:x="11.35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3" draw:id="id103" draw:layer="layout" svg:width="0.317cm" svg:height="0.317cm" svg:x="10.55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4.2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3.4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8" draw:id="id108" draw:layer="layout" svg:width="0.317cm" svg:height="0.317cm" svg:x="14.2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6" draw:id="id106" draw:layer="layout" svg:width="0.317cm" svg:height="0.317cm" svg:x="13.4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5.6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14.8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1" draw:id="id111" draw:layer="layout" svg:width="0.317cm" svg:height="0.317cm" svg:x="15.6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0" draw:id="id110" draw:layer="layout" svg:width="0.317cm" svg:height="0.317cm" svg:x="14.85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4.359cm" svg:y1="15.689cm" svg:x2="4.646cm" svg:y2="14.96cm" draw:start-shape="id95" draw:start-glue-point="4" draw:end-shape="id96" draw:end-glue-point="7" svg:d="M4359 15689l287-729" svg:viewBox="0 0 288 730">
          <text:p/>
        </draw:connector>
        <draw:connector draw:style-name="gr18" draw:text-style-name="P2" draw:layer="layout" draw:type="line" svg:x1="5.159cm" svg:y1="15.689cm" svg:x2="4.871cm" svg:y2="14.96cm" draw:start-shape="id97" draw:start-glue-point="4" draw:end-shape="id96" draw:end-glue-point="9" svg:d="M5159 15689l-288-729" svg:viewBox="0 0 289 730">
          <text:p/>
        </draw:connector>
        <draw:connector draw:style-name="gr18" draw:text-style-name="P2" draw:layer="layout" draw:type="line" svg:x1="4.759cm" svg:y1="14.689cm" svg:x2="5.555cm" svg:y2="13.96cm" draw:start-shape="id96" draw:start-glue-point="4" draw:end-shape="id92" draw:end-glue-point="7" svg:d="M4759 14689l796-729" svg:viewBox="0 0 797 730">
          <text:p/>
        </draw:connector>
        <draw:connector draw:style-name="gr18" draw:text-style-name="P2" draw:layer="layout" draw:type="line" svg:x1="6.559cm" svg:y1="14.689cm" svg:x2="5.78cm" svg:y2="13.96cm" draw:start-shape="id98" draw:start-glue-point="4" draw:end-shape="id92" draw:end-glue-point="9" svg:d="M6559 14689l-779-729" svg:viewBox="0 0 780 730">
          <text:p/>
        </draw:connector>
        <draw:connector draw:style-name="gr18" draw:text-style-name="P2" draw:layer="layout" draw:type="line" svg:x1="6.159cm" svg:y1="15.689cm" svg:x2="6.446cm" svg:y2="14.96cm" draw:start-shape="id99" draw:start-glue-point="4" draw:end-shape="id98" draw:end-glue-point="7" svg:d="M6159 15689l287-729" svg:viewBox="0 0 288 730">
          <text:p/>
        </draw:connector>
        <draw:connector draw:style-name="gr18" draw:text-style-name="P2" draw:layer="layout" draw:type="line" svg:x1="6.959cm" svg:y1="15.689cm" svg:x2="6.671cm" svg:y2="14.96cm" draw:start-shape="id100" draw:start-glue-point="4" draw:end-shape="id98" draw:end-glue-point="9" svg:d="M6959 15689l-288-729" svg:viewBox="0 0 289 730">
          <text:p/>
        </draw:connector>
        <draw:connector draw:style-name="gr18" draw:text-style-name="P2" draw:layer="layout" draw:type="line" svg:x1="8.34cm" svg:y1="14.689cm" svg:x2="8.927cm" svg:y2="13.96cm" draw:start-shape="id101" draw:start-glue-point="4" draw:end-shape="id93" draw:end-glue-point="7" svg:d="M8340 14689l587-729" svg:viewBox="0 0 588 730">
          <text:p/>
        </draw:connector>
        <draw:connector draw:style-name="gr18" draw:text-style-name="P2" draw:layer="layout" draw:type="line" svg:x1="9.74cm" svg:y1="14.689cm" svg:x2="9.152cm" svg:y2="13.96cm" draw:start-shape="id102" draw:start-glue-point="4" draw:end-shape="id93" draw:end-glue-point="9" svg:d="M9740 14689l-588-729" svg:viewBox="0 0 589 730">
          <text:p/>
        </draw:connector>
        <draw:connector draw:style-name="gr18" draw:text-style-name="P2" draw:layer="layout" draw:type="line" svg:x1="10.71cm" svg:y1="15.689cm" svg:x2="10.997cm" svg:y2="14.96cm" draw:start-shape="id103" draw:start-glue-point="4" draw:end-shape="id104" draw:end-glue-point="7" svg:d="M10710 15689l287-729" svg:viewBox="0 0 288 730">
          <text:p/>
        </draw:connector>
        <draw:connector draw:style-name="gr18" draw:text-style-name="P2" draw:layer="layout" draw:type="line" svg:x1="11.51cm" svg:y1="15.689cm" svg:x2="11.222cm" svg:y2="14.96cm" draw:start-shape="id105" draw:start-glue-point="4" draw:end-shape="id104" draw:end-glue-point="9" svg:d="M11510 15689l-288-729" svg:viewBox="0 0 289 730">
          <text:p/>
        </draw:connector>
        <draw:connector draw:style-name="gr18" draw:text-style-name="P2" draw:layer="layout" draw:type="line" svg:x1="11.11cm" svg:y1="14.689cm" svg:x2="11.727cm" svg:y2="13.96cm" draw:start-shape="id104" draw:start-glue-point="4" draw:end-shape="id91" draw:end-glue-point="7" svg:d="M11110 14689l617-729" svg:viewBox="0 0 618 730">
          <text:p/>
        </draw:connector>
        <draw:connector draw:style-name="gr18" draw:text-style-name="P2" draw:layer="layout" draw:type="line" svg:x1="13.609cm" svg:y1="15.689cm" svg:x2="13.927cm" svg:y2="14.96cm" draw:start-shape="id106" draw:start-glue-point="4" draw:end-shape="id107" draw:end-glue-point="7" svg:d="M13609 15689l318-729" svg:viewBox="0 0 319 730">
          <text:p/>
        </draw:connector>
        <draw:connector draw:style-name="gr18" draw:text-style-name="P2" draw:layer="layout" draw:type="line" svg:x1="14.409cm" svg:y1="15.689cm" svg:x2="14.152cm" svg:y2="14.96cm" draw:start-shape="id108" draw:start-glue-point="4" draw:end-shape="id107" draw:end-glue-point="9" svg:d="M14409 15689l-257-729" svg:viewBox="0 0 258 730">
          <text:p/>
        </draw:connector>
        <draw:connector draw:style-name="gr18" draw:text-style-name="P2" draw:layer="layout" draw:type="line" svg:x1="14.04cm" svg:y1="14.689cm" svg:x2="14.627cm" svg:y2="13.96cm" draw:start-shape="id107" draw:start-glue-point="4" draw:end-shape="id94" draw:end-glue-point="7" svg:d="M14040 14689l587-729" svg:viewBox="0 0 588 730">
          <text:p/>
        </draw:connector>
        <draw:connector draw:style-name="gr18" draw:text-style-name="P2" draw:layer="layout" draw:type="line" svg:x1="15.44cm" svg:y1="14.689cm" svg:x2="14.852cm" svg:y2="13.96cm" draw:start-shape="id109" draw:start-glue-point="4" draw:end-shape="id94" draw:end-glue-point="9" svg:d="M15440 14689l-588-729" svg:viewBox="0 0 589 730">
          <text:p/>
        </draw:connector>
        <draw:connector draw:style-name="gr18" draw:text-style-name="P2" draw:layer="layout" draw:type="line" svg:x1="15.009cm" svg:y1="15.689cm" svg:x2="15.327cm" svg:y2="14.96cm" draw:start-shape="id110" draw:start-glue-point="4" draw:end-shape="id109" draw:end-glue-point="7" svg:d="M15009 15689l318-729" svg:viewBox="0 0 319 730">
          <text:p/>
        </draw:connector>
        <draw:connector draw:style-name="gr18" draw:text-style-name="P2" draw:layer="layout" draw:type="line" svg:x1="15.809cm" svg:y1="15.689cm" svg:x2="15.552cm" svg:y2="14.96cm" draw:start-shape="id111" draw:start-glue-point="4" draw:end-shape="id109" draw:end-glue-point="9" svg:d="M15809 15689l-257-729" svg:viewBox="0 0 258 730">
          <text:p/>
        </draw:connector>
        <draw:custom-shape draw:style-name="gr22" draw:text-style-name="P13" xml:id="id118" draw:id="id118" draw:layer="layout" svg:width="0.317cm" svg:height="0.317cm" svg:x="4.281cm" svg:y="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3" draw:id="id113" draw:layer="layout" svg:width="0.317cm" svg:height="0.317cm" svg:x="4.281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4" draw:id="id114" draw:layer="layout" svg:width="0.317cm" svg:height="0.317cm" svg:x="7.281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9" draw:id="id119" draw:layer="layout" svg:width="0.317cm" svg:height="0.317cm" svg:x="7.281cm" svg:y="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0" draw:id="id120" draw:layer="layout" svg:width="0.317cm" svg:height="0.317cm" svg:x="10.281cm" svg:y="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5" draw:id="id115" draw:layer="layout" svg:width="0.317cm" svg:height="0.317cm" svg:x="10.281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6" draw:id="id116" draw:layer="layout" svg:width="0.317cm" svg:height="0.317cm" svg:x="8.781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7" draw:id="id117" draw:layer="layout" svg:width="0.317cm" svg:height="0.317cm" svg:x="5.781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12" draw:id="id112" draw:layer="layout" svg:width="0.317cm" svg:height="0.317cm" svg:x="2.781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1" draw:id="id121" draw:layer="layout" svg:width="0.317cm" svg:height="0.317cm" svg:x="11.781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2" draw:id="id122" draw:layer="layout" svg:width="0.317cm" svg:height="0.317cm" svg:x="13.781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3.052cm" svg:y1="4.36cm" svg:x2="4.327cm" svg:y2="5.735cm" draw:start-shape="id112" draw:start-glue-point="9" draw:end-shape="id113" draw:end-glue-point="5" svg:d="M3052 4360l1275 1375" svg:viewBox="0 0 1276 1376">
          <text:p/>
        </draw:connector>
        <draw:connector draw:style-name="gr18" draw:text-style-name="P2" draw:layer="layout" draw:type="line" svg:x1="4.598cm" svg:y1="5.848cm" svg:x2="7.281cm" svg:y2="5.848cm" draw:start-shape="id113" draw:start-glue-point="10" draw:end-shape="id114" draw:end-glue-point="6" svg:d="M4598 5848h2683" svg:viewBox="0 0 2684 1">
          <text:p/>
        </draw:connector>
        <draw:connector draw:style-name="gr18" draw:text-style-name="P2" draw:layer="layout" draw:type="line" svg:x1="7.598cm" svg:y1="5.848cm" svg:x2="10.281cm" svg:y2="5.848cm" draw:start-shape="id114" draw:start-glue-point="10" draw:end-shape="id115" draw:end-glue-point="6" svg:d="M7598 5848h2683" svg:viewBox="0 0 2684 1">
          <text:p/>
        </draw:connector>
        <draw:connector draw:style-name="gr18" draw:text-style-name="P2" draw:layer="layout" draw:type="line" svg:x1="7.552cm" svg:y1="5.735cm" svg:x2="8.827cm" svg:y2="4.36cm" draw:start-shape="id114" draw:start-glue-point="11" draw:end-shape="id116" draw:end-glue-point="7" svg:d="M7552 5735l1275-1375" svg:viewBox="0 0 1276 1376">
          <text:p/>
        </draw:connector>
        <draw:connector draw:style-name="gr18" draw:text-style-name="P2" draw:layer="layout" draw:type="line" svg:x1="8.781cm" svg:y1="4.248cm" svg:x2="6.098cm" svg:y2="4.248cm" draw:start-shape="id116" draw:start-glue-point="6" draw:end-shape="id117" draw:end-glue-point="10" svg:d="M8781 4248h-2683" svg:viewBox="0 0 2684 1">
          <text:p/>
        </draw:connector>
        <draw:connector draw:style-name="gr18" draw:text-style-name="P2" draw:layer="layout" draw:type="line" svg:x1="5.827cm" svg:y1="4.135cm" svg:x2="4.552cm" svg:y2="2.96cm" draw:start-shape="id117" draw:start-glue-point="5" draw:end-shape="id118" draw:end-glue-point="9" svg:d="M5827 4135l-1275-1175" svg:viewBox="0 0 1276 1176">
          <text:p/>
        </draw:connector>
        <draw:connector draw:style-name="gr18" draw:text-style-name="P2" draw:layer="layout" draw:type="line" svg:x1="3.052cm" svg:y1="4.135cm" svg:x2="4.327cm" svg:y2="2.96cm" draw:start-shape="id112" draw:start-glue-point="11" draw:end-shape="id118" draw:end-glue-point="7" svg:d="M3052 4135l1275-1175" svg:viewBox="0 0 1276 1176">
          <text:p/>
        </draw:connector>
        <draw:connector draw:style-name="gr18" draw:text-style-name="P2" draw:layer="layout" draw:type="line" svg:x1="4.598cm" svg:y1="2.848cm" svg:x2="7.281cm" svg:y2="2.848cm" draw:start-shape="id118" draw:start-glue-point="10" draw:end-shape="id119" draw:end-glue-point="6" svg:d="M4598 2848h2683" svg:viewBox="0 0 2684 1">
          <text:p/>
        </draw:connector>
        <draw:connector draw:style-name="gr18" draw:text-style-name="P2" draw:layer="layout" draw:type="line" svg:x1="6.052cm" svg:y1="4.135cm" svg:x2="7.327cm" svg:y2="2.96cm" draw:start-shape="id117" draw:start-glue-point="11" draw:end-shape="id119" draw:end-glue-point="7" svg:d="M6052 4135l1275-1175" svg:viewBox="0 0 1276 1176">
          <text:p/>
        </draw:connector>
        <draw:connector draw:style-name="gr18" draw:text-style-name="P2" draw:layer="layout" draw:type="line" svg:x1="7.598cm" svg:y1="2.848cm" svg:x2="10.281cm" svg:y2="2.848cm" draw:start-shape="id119" draw:start-glue-point="10" draw:end-shape="id120" draw:end-glue-point="6" svg:d="M7598 2848h2683" svg:viewBox="0 0 2684 1">
          <text:p/>
        </draw:connector>
        <draw:connector draw:style-name="gr18" draw:text-style-name="P2" draw:layer="layout" draw:type="line" svg:x1="9.052cm" svg:y1="4.36cm" svg:x2="10.327cm" svg:y2="5.735cm" draw:start-shape="id116" draw:start-glue-point="9" draw:end-shape="id115" draw:end-glue-point="5" svg:d="M9052 4360l1275 1375" svg:viewBox="0 0 1276 1376">
          <text:p/>
        </draw:connector>
        <draw:connector draw:style-name="gr18" draw:text-style-name="P2" draw:layer="layout" draw:type="line" svg:x1="9.098cm" svg:y1="4.248cm" svg:x2="11.781cm" svg:y2="4.248cm" draw:start-shape="id116" draw:start-glue-point="10" draw:end-shape="id121" draw:end-glue-point="6" svg:d="M9098 4248h2683" svg:viewBox="0 0 2684 1">
          <text:p/>
        </draw:connector>
        <draw:connector draw:style-name="gr18" draw:text-style-name="P2" draw:layer="layout" draw:type="line" svg:x1="10.552cm" svg:y1="2.96cm" svg:x2="11.827cm" svg:y2="4.135cm" draw:start-shape="id120" draw:start-glue-point="9" draw:end-shape="id121" draw:end-glue-point="5" svg:d="M10552 2960l1275 1175" svg:viewBox="0 0 1276 1176">
          <text:p/>
        </draw:connector>
        <draw:connector draw:style-name="gr18" draw:text-style-name="P2" draw:layer="layout" draw:type="line" svg:x1="12.098cm" svg:y1="4.248cm" svg:x2="13.781cm" svg:y2="4.248cm" draw:start-shape="id121" draw:start-glue-point="10" draw:end-shape="id122" draw:end-glue-point="6" svg:d="M12098 4248h1683" svg:viewBox="0 0 1684 1">
          <text:p/>
        </draw:connector>
        <draw:connector draw:style-name="gr18" draw:text-style-name="P2" draw:layer="layout" draw:type="line" svg:x1="10.552cm" svg:y1="5.735cm" svg:x2="11.827cm" svg:y2="4.36cm" draw:start-shape="id115" draw:start-glue-point="11" draw:end-shape="id121" draw:end-glue-point="7" svg:d="M10552 5735l1275-1375" svg:viewBox="0 0 1276 1376">
          <text:p/>
        </draw:connector>
        <draw:connector draw:style-name="gr18" draw:text-style-name="P2" draw:layer="layout" draw:type="line" svg:x1="6.052cm" svg:y1="4.36cm" svg:x2="7.327cm" svg:y2="5.735cm" draw:start-shape="id117" draw:start-glue-point="9" draw:end-shape="id114" draw:end-glue-point="5" svg:d="M6052 4360l1275 1375" svg:viewBox="0 0 1276 1376">
          <text:p/>
        </draw:connector>
        <draw:custom-shape draw:style-name="gr22" draw:text-style-name="P13" xml:id="id124" draw:id="id124" draw:layer="layout" svg:width="0.317cm" svg:height="0.317cm" svg:x="5.509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3" draw:id="id123" draw:layer="layout" svg:width="0.317cm" svg:height="0.317cm" svg:x="5.509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5.668cm" svg:y1="14.689cm" svg:x2="5.668cm" svg:y2="14.006cm" draw:start-shape="id123" draw:start-glue-point="4" draw:end-shape="id92" draw:end-glue-point="8" svg:d="M5668 14689v-683" svg:viewBox="0 0 1 684">
          <text:p/>
        </draw:connector>
        <draw:connector draw:style-name="gr18" draw:text-style-name="P2" draw:layer="layout" draw:type="line" svg:x1="5.668cm" svg:y1="15.689cm" svg:x2="5.668cm" svg:y2="15.006cm" draw:start-shape="id124" draw:start-glue-point="4" draw:end-shape="id123" draw:end-glue-point="8" svg:d="M5668 15689v-683" svg:viewBox="0 0 1 684">
          <text:p/>
        </draw:connector>
        <draw:custom-shape draw:style-name="gr22" draw:text-style-name="P13" xml:id="id125" draw:id="id125" draw:layer="layout" svg:width="0.317cm" svg:height="0.317cm" svg:x="7.2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6" draw:id="id126" draw:layer="layout" svg:width="0.317cm" svg:height="0.317cm" svg:x="7.2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7" draw:id="id127" draw:layer="layout" svg:width="0.317cm" svg:height="0.317cm" svg:x="7.2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7.44cm" svg:y1="13.006cm" svg:x2="7.44cm" svg:y2="13.689cm" draw:start-shape="id88" draw:start-glue-point="8" draw:end-shape="id125" draw:end-glue-point="4" svg:d="M7440 13006v683" svg:viewBox="0 0 1 684">
          <text:p/>
        </draw:connector>
        <draw:connector draw:style-name="gr18" draw:text-style-name="P2" draw:layer="layout" draw:type="line" svg:x1="7.44cm" svg:y1="14.006cm" svg:x2="7.44cm" svg:y2="14.689cm" draw:start-shape="id125" draw:start-glue-point="8" draw:end-shape="id126" draw:end-glue-point="4" svg:d="M7440 14006v683" svg:viewBox="0 0 1 684">
          <text:p/>
        </draw:connector>
        <draw:connector draw:style-name="gr18" draw:text-style-name="P2" draw:layer="layout" draw:type="line" svg:x1="7.44cm" svg:y1="15.006cm" svg:x2="7.44cm" svg:y2="15.689cm" draw:start-shape="id126" draw:start-glue-point="8" draw:end-shape="id127" draw:end-glue-point="4" svg:d="M7440 15006v683" svg:viewBox="0 0 1 684">
          <text:p/>
        </draw:connector>
        <draw:custom-shape draw:style-name="gr22" draw:text-style-name="P13" xml:id="id129" draw:id="id129" draw:layer="layout" svg:width="0.317cm" svg:height="0.317cm" svg:x="9.5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28" draw:id="id128" draw:layer="layout" svg:width="0.317cm" svg:height="0.317cm" svg:x="8.1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8.34cm" svg:y1="15.006cm" svg:x2="8.34cm" svg:y2="15.689cm" draw:start-shape="id101" draw:start-glue-point="8" draw:end-shape="id128" draw:end-glue-point="4" svg:d="M8340 15006v683" svg:viewBox="0 0 1 684">
          <text:p/>
        </draw:connector>
        <draw:connector draw:style-name="gr18" draw:text-style-name="P2" draw:layer="layout" draw:type="line" svg:x1="9.74cm" svg:y1="15.006cm" svg:x2="9.74cm" svg:y2="15.689cm" draw:start-shape="id102" draw:start-glue-point="8" draw:end-shape="id129" draw:end-glue-point="4" svg:d="M9740 15006v683" svg:viewBox="0 0 1 684">
          <text:p/>
        </draw:connector>
      </draw:page>
      <draw:page draw:name="page5" draw:style-name="dp1" draw:master-page-name="Default">
        <draw:custom-shape draw:style-name="gr22" draw:text-style-name="P13" draw:layer="layout" svg:width="0.317cm" svg:height="0.317cm" svg:x="4.08cm" svg:y="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0" draw:id="id130" draw:layer="layout" svg:width="0.317cm" svg:height="0.317cm" svg:x="4.08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1" draw:id="id131" draw:layer="layout" svg:width="0.317cm" svg:height="0.317cm" svg:x="4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2" draw:id="id132" draw:layer="layout" svg:width="0.317cm" svg:height="0.317cm" svg:x="5.58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3" draw:id="id133" draw:layer="layout" svg:width="0.317cm" svg:height="0.317cm" svg:x="5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4" draw:id="id134" draw:layer="layout" svg:width="0.317cm" svg:height="0.317cm" svg:x="6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5" draw:id="id135" draw:layer="layout" svg:width="0.317cm" svg:height="0.317cm" svg:x="7.58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317cm" svg:height="0.317cm" svg:x="7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7" draw:id="id137" draw:layer="layout" svg:width="0.317cm" svg:height="0.317cm" svg:x="8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6" draw:id="id136" draw:layer="layout" svg:width="0.317cm" svg:height="0.317cm" svg:x="7.5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9" draw:id="id139" draw:layer="layout" svg:width="0.317cm" svg:height="0.317cm" svg:x="9.82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38" draw:id="id138" draw:layer="layout" svg:width="0.317cm" svg:height="0.317cm" svg:x="9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1" draw:id="id141" draw:layer="layout" svg:width="0.317cm" svg:height="0.317cm" svg:x="10.0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0" draw:id="id140" draw:layer="layout" svg:width="0.317cm" svg:height="0.317cm" svg:x="9.5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2" draw:id="id142" draw:layer="layout" svg:width="0.317cm" svg:height="0.317cm" svg:x="10.58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7" draw:id="id147" draw:layer="layout" svg:width="0.317cm" svg:height="0.317cm" svg:x="5.5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6" draw:id="id146" draw:layer="layout" svg:width="0.317cm" svg:height="0.317cm" svg:x="5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8" draw:id="id148" draw:layer="layout" svg:width="0.317cm" svg:height="0.317cm" svg:x="6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9" draw:id="id149" draw:layer="layout" svg:width="0.317cm" svg:height="0.317cm" svg:x="5.5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3" draw:id="id143" draw:layer="layout" svg:width="0.317cm" svg:height="0.317cm" svg:x="4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5" draw:id="id145" draw:layer="layout" svg:width="0.317cm" svg:height="0.317cm" svg:x="4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4" draw:id="id144" draw:layer="layout" svg:width="0.317cm" svg:height="0.317cm" svg:x="4.0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1" draw:id="id151" draw:layer="layout" svg:width="0.317cm" svg:height="0.317cm" svg:x="7.5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0" draw:id="id150" draw:layer="layout" svg:width="0.317cm" svg:height="0.317cm" svg:x="7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3" draw:id="id153" draw:layer="layout" svg:width="0.317cm" svg:height="0.317cm" svg:x="8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2" draw:id="id152" draw:layer="layout" svg:width="0.317cm" svg:height="0.317cm" svg:x="7.5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4" draw:id="id154" draw:layer="layout" svg:width="0.317cm" svg:height="0.317cm" svg:x="7.5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6" draw:id="id156" draw:layer="layout" svg:width="0.317cm" svg:height="0.317cm" svg:x="9.82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5" draw:id="id155" draw:layer="layout" svg:width="0.317cm" svg:height="0.317cm" svg:x="9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8" draw:id="id158" draw:layer="layout" svg:width="0.317cm" svg:height="0.317cm" svg:x="10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7" draw:id="id157" draw:layer="layout" svg:width="0.317cm" svg:height="0.317cm" svg:x="9.5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59" draw:id="id159" draw:layer="layout" svg:width="0.317cm" svg:height="0.317cm" svg:x="10.5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0" draw:id="id160" draw:layer="layout" svg:width="0.317cm" svg:height="0.317cm" svg:x="9.82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2" draw:id="id162" draw:layer="layout" svg:width="0.317cm" svg:height="0.317cm" svg:x="12.5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1" draw:id="id161" draw:layer="layout" svg:width="0.317cm" svg:height="0.317cm" svg:x="12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3" draw:id="id163" draw:layer="layout" svg:width="0.317cm" svg:height="0.317cm" svg:x="13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7" draw:id="id167" draw:layer="layout" svg:width="0.317cm" svg:height="0.317cm" svg:x="14.5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6" draw:id="id166" draw:layer="layout" svg:width="0.317cm" svg:height="0.317cm" svg:x="14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8" draw:id="id168" draw:layer="layout" svg:width="0.317cm" svg:height="0.317cm" svg:x="15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0" draw:id="id170" draw:layer="layout" svg:width="0.317cm" svg:height="0.317cm" svg:x="16.5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9" draw:id="id169" draw:layer="layout" svg:width="0.317cm" svg:height="0.317cm" svg:x="16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1" draw:id="id171" draw:layer="layout" svg:width="0.317cm" svg:height="0.317cm" svg:x="17.0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5" draw:id="id175" draw:layer="layout" svg:width="0.317cm" svg:height="0.317cm" svg:x="18.5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4" draw:id="id174" draw:layer="layout" svg:width="0.317cm" svg:height="0.317cm" svg:x="18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6" draw:id="id176" draw:layer="layout" svg:width="0.317cm" svg:height="0.317cm" svg:x="19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4" draw:id="id164" draw:layer="layout" svg:width="0.317cm" svg:height="0.317cm" svg:x="13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65" draw:id="id165" draw:layer="layout" svg:width="0.317cm" svg:height="0.317cm" svg:x="14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2" draw:id="id172" draw:layer="layout" svg:width="0.317cm" svg:height="0.317cm" svg:x="16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3" draw:id="id173" draw:layer="layout" svg:width="0.317cm" svg:height="0.317cm" svg:x="17.0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7" draw:id="id177" draw:layer="layout" svg:width="0.317cm" svg:height="0.317cm" svg:x="19.28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8" draw:id="id178" draw:layer="layout" svg:width="0.317cm" svg:height="0.317cm" svg:x="19.88cm" svg:y="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79" draw:id="id179" draw:layer="layout" svg:width="0.317cm" svg:height="0.317cm" svg:x="19.88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4.239cm" svg:y1="3.992cm" svg:x2="4.239cm" svg:y2="4.675cm" draw:start-shape="id130" draw:start-glue-point="8" draw:end-shape="id131" draw:end-glue-point="4" svg:d="M4239 3992v683" svg:viewBox="0 0 1 684">
          <text:p/>
        </draw:connector>
        <draw:connector draw:style-name="gr23" draw:text-style-name="P13" draw:layer="layout" draw:type="line" svg:x1="5.739cm" svg:y1="3.992cm" svg:x2="5.239cm" svg:y2="4.675cm" draw:start-shape="id132" draw:start-glue-point="8" draw:end-shape="id133" draw:end-glue-point="4" svg:d="M5739 3992l-500 683" svg:viewBox="0 0 501 684">
          <text:p/>
        </draw:connector>
        <draw:connector draw:style-name="gr23" draw:text-style-name="P13" draw:layer="layout" draw:type="line" svg:x1="6.239cm" svg:y1="4.675cm" svg:x2="5.739cm" svg:y2="3.992cm" draw:start-shape="id134" draw:start-glue-point="4" draw:end-shape="id132" draw:end-glue-point="8" svg:d="M6239 4675l-500-683" svg:viewBox="0 0 501 684">
          <text:p/>
        </draw:connector>
        <draw:connector draw:style-name="gr23" draw:text-style-name="P13" draw:layer="layout" draw:type="line" svg:x1="7.212cm" svg:y1="4.62cm" svg:x2="7.739cm" svg:y2="3.992cm" draw:end-shape="id135" draw:end-glue-point="8" svg:d="M7212 4620l527-628" svg:viewBox="0 0 528 629">
          <text:p/>
        </draw:connector>
        <draw:connector draw:style-name="gr23" draw:text-style-name="P13" draw:layer="layout" draw:type="line" svg:x1="7.739cm" svg:y1="4.675cm" svg:x2="7.739cm" svg:y2="3.992cm" draw:start-shape="id136" draw:start-glue-point="4" draw:end-shape="id135" draw:end-glue-point="8" svg:d="M7739 4675v-683" svg:viewBox="0 0 1 684">
          <text:p/>
        </draw:connector>
        <draw:connector draw:style-name="gr23" draw:text-style-name="P13" draw:layer="layout" draw:type="line" svg:x1="8.239cm" svg:y1="4.675cm" svg:x2="7.739cm" svg:y2="3.992cm" draw:start-shape="id137" draw:start-glue-point="4" draw:end-shape="id135" draw:end-glue-point="8" svg:d="M8239 4675l-500-683" svg:viewBox="0 0 501 684">
          <text:p/>
        </draw:connector>
        <draw:connector draw:style-name="gr23" draw:text-style-name="P13" draw:layer="layout" draw:type="line" svg:x1="9.239cm" svg:y1="4.675cm" svg:x2="9.979cm" svg:y2="3.992cm" draw:start-shape="id138" draw:start-glue-point="4" draw:end-shape="id139" draw:end-glue-point="8" svg:d="M9239 4675l740-683" svg:viewBox="0 0 741 684">
          <text:p/>
        </draw:connector>
        <draw:connector draw:style-name="gr23" draw:text-style-name="P13" draw:layer="layout" draw:type="line" svg:x1="9.739cm" svg:y1="4.675cm" svg:x2="9.979cm" svg:y2="3.992cm" draw:start-shape="id140" draw:start-glue-point="4" draw:end-shape="id139" draw:end-glue-point="8" svg:d="M9739 4675l240-683" svg:viewBox="0 0 241 684">
          <text:p/>
        </draw:connector>
        <draw:connector draw:style-name="gr23" draw:text-style-name="P13" draw:layer="layout" draw:type="line" svg:x1="10.239cm" svg:y1="4.675cm" svg:x2="9.979cm" svg:y2="3.992cm" draw:start-shape="id141" draw:start-glue-point="4" draw:end-shape="id139" draw:end-glue-point="8" svg:d="M10239 4675l-260-683" svg:viewBox="0 0 261 684">
          <text:p/>
        </draw:connector>
        <draw:connector draw:style-name="gr23" draw:text-style-name="P13" draw:layer="layout" draw:type="line" svg:x1="10.739cm" svg:y1="4.675cm" svg:x2="9.979cm" svg:y2="3.992cm" draw:start-shape="id142" draw:start-glue-point="4" draw:end-shape="id139" draw:end-glue-point="8" svg:d="M10739 4675l-760-683" svg:viewBox="0 0 761 684">
          <text:p/>
        </draw:connector>
        <draw:connector draw:style-name="gr23" draw:text-style-name="P13" draw:layer="layout" draw:type="line" svg:x1="4.239cm" svg:y1="7.675cm" svg:x2="4.239cm" svg:y2="6.992cm" draw:start-shape="id143" draw:start-glue-point="4" draw:end-shape="id144" draw:end-glue-point="8" svg:d="M4239 7675v-683" svg:viewBox="0 0 1 684">
          <text:p/>
        </draw:connector>
        <draw:connector draw:style-name="gr23" draw:text-style-name="P13" draw:layer="layout" draw:type="line" svg:x1="4.239cm" svg:y1="8.675cm" svg:x2="4.239cm" svg:y2="7.992cm" draw:start-shape="id145" draw:start-glue-point="4" draw:end-shape="id143" draw:end-glue-point="8" svg:d="M4239 8675v-683" svg:viewBox="0 0 1 684">
          <text:p/>
        </draw:connector>
        <draw:connector draw:style-name="gr23" draw:text-style-name="P13" draw:layer="layout" draw:type="line" svg:x1="5.239cm" svg:y1="8.675cm" svg:x2="5.739cm" svg:y2="7.992cm" draw:start-shape="id146" draw:start-glue-point="4" draw:end-shape="id147" draw:end-glue-point="8" svg:d="M5239 8675l500-683" svg:viewBox="0 0 501 684">
          <text:p/>
        </draw:connector>
        <draw:connector draw:style-name="gr23" draw:text-style-name="P13" draw:layer="layout" draw:type="line" svg:x1="6.239cm" svg:y1="8.675cm" svg:x2="5.739cm" svg:y2="7.992cm" draw:start-shape="id148" draw:start-glue-point="4" draw:end-shape="id147" draw:end-glue-point="8" svg:d="M6239 8675l-500-683" svg:viewBox="0 0 501 684">
          <text:p/>
        </draw:connector>
        <draw:connector draw:style-name="gr23" draw:text-style-name="P13" draw:layer="layout" draw:type="line" svg:x1="5.739cm" svg:y1="7.675cm" svg:x2="5.739cm" svg:y2="6.992cm" draw:start-shape="id147" draw:start-glue-point="4" draw:end-shape="id149" draw:end-glue-point="8" svg:d="M5739 7675v-683" svg:viewBox="0 0 1 684">
          <text:p/>
        </draw:connector>
        <draw:connector draw:style-name="gr23" draw:text-style-name="P13" draw:layer="layout" draw:type="line" svg:x1="7.239cm" svg:y1="8.675cm" svg:x2="7.739cm" svg:y2="7.992cm" draw:start-shape="id150" draw:start-glue-point="4" draw:end-shape="id151" draw:end-glue-point="8" svg:d="M7239 8675l500-683" svg:viewBox="0 0 501 684">
          <text:p/>
        </draw:connector>
        <draw:connector draw:style-name="gr23" draw:text-style-name="P13" draw:layer="layout" draw:type="line" svg:x1="7.739cm" svg:y1="8.675cm" svg:x2="7.739cm" svg:y2="7.992cm" draw:start-shape="id152" draw:start-glue-point="4" draw:end-shape="id151" draw:end-glue-point="8" svg:d="M7739 8675v-683" svg:viewBox="0 0 1 684">
          <text:p/>
        </draw:connector>
        <draw:connector draw:style-name="gr23" draw:text-style-name="P13" draw:layer="layout" draw:type="line" svg:x1="8.239cm" svg:y1="8.675cm" svg:x2="7.739cm" svg:y2="7.992cm" draw:start-shape="id153" draw:start-glue-point="4" draw:end-shape="id151" draw:end-glue-point="8" svg:d="M8239 8675l-500-683" svg:viewBox="0 0 501 684">
          <text:p/>
        </draw:connector>
        <draw:connector draw:style-name="gr23" draw:text-style-name="P13" draw:layer="layout" draw:type="line" svg:x1="7.739cm" svg:y1="7.675cm" svg:x2="7.739cm" svg:y2="6.992cm" draw:start-shape="id151" draw:start-glue-point="4" draw:end-shape="id154" draw:end-glue-point="8" svg:d="M7739 7675v-683" svg:viewBox="0 0 1 684">
          <text:p/>
        </draw:connector>
        <draw:connector draw:style-name="gr23" draw:text-style-name="P13" draw:layer="layout" draw:type="line" svg:x1="9.239cm" svg:y1="8.675cm" svg:x2="9.979cm" svg:y2="7.992cm" draw:start-shape="id155" draw:start-glue-point="4" draw:end-shape="id156" draw:end-glue-point="8" svg:d="M9239 8675l740-683" svg:viewBox="0 0 741 684">
          <text:p/>
        </draw:connector>
        <draw:connector draw:style-name="gr23" draw:text-style-name="P13" draw:layer="layout" draw:type="line" svg:x1="9.739cm" svg:y1="8.675cm" svg:x2="9.979cm" svg:y2="7.992cm" draw:start-shape="id157" draw:start-glue-point="4" draw:end-shape="id156" draw:end-glue-point="8" svg:d="M9739 8675l240-683" svg:viewBox="0 0 241 684">
          <text:p/>
        </draw:connector>
        <draw:connector draw:style-name="gr23" draw:text-style-name="P13" draw:layer="layout" draw:type="line" svg:x1="10.239cm" svg:y1="8.675cm" svg:x2="9.979cm" svg:y2="7.992cm" draw:start-shape="id158" draw:start-glue-point="4" draw:end-shape="id156" draw:end-glue-point="8" svg:d="M10239 8675l-260-683" svg:viewBox="0 0 261 684">
          <text:p/>
        </draw:connector>
        <draw:connector draw:style-name="gr23" draw:text-style-name="P13" draw:layer="layout" draw:type="line" svg:x1="10.739cm" svg:y1="8.675cm" svg:x2="9.979cm" svg:y2="7.992cm" draw:start-shape="id159" draw:start-glue-point="4" draw:end-shape="id156" draw:end-glue-point="8" svg:d="M10739 8675l-760-683" svg:viewBox="0 0 761 684">
          <text:p/>
        </draw:connector>
        <draw:connector draw:style-name="gr23" draw:text-style-name="P13" draw:layer="layout" draw:type="line" svg:x1="9.979cm" svg:y1="7.675cm" svg:x2="9.979cm" svg:y2="6.992cm" draw:start-shape="id156" draw:start-glue-point="4" draw:end-shape="id160" draw:end-glue-point="8" svg:d="M9979 7675v-683" svg:viewBox="0 0 1 684">
          <text:p/>
        </draw:connector>
        <draw:connector draw:style-name="gr23" draw:text-style-name="P13" draw:layer="layout" draw:type="line" svg:x1="12.239cm" svg:y1="7.675cm" svg:x2="12.739cm" svg:y2="6.992cm" draw:start-shape="id161" draw:start-glue-point="4" draw:end-shape="id162" draw:end-glue-point="8" svg:d="M12239 7675l500-683" svg:viewBox="0 0 501 684">
          <text:p/>
        </draw:connector>
        <draw:connector draw:style-name="gr23" draw:text-style-name="P13" draw:layer="layout" draw:type="line" svg:x1="13.239cm" svg:y1="7.675cm" svg:x2="12.739cm" svg:y2="6.992cm" draw:start-shape="id163" draw:start-glue-point="4" draw:end-shape="id162" draw:end-glue-point="8" svg:d="M13239 7675l-500-683" svg:viewBox="0 0 501 684">
          <text:p/>
        </draw:connector>
        <draw:connector draw:style-name="gr23" draw:text-style-name="P13" draw:layer="layout" draw:type="line" svg:x1="13.239cm" svg:y1="8.675cm" svg:x2="13.239cm" svg:y2="7.992cm" draw:start-shape="id164" draw:start-glue-point="4" draw:end-shape="id163" draw:end-glue-point="8" svg:d="M13239 8675v-683" svg:viewBox="0 0 1 684">
          <text:p/>
        </draw:connector>
        <draw:connector draw:style-name="gr23" draw:text-style-name="P13" draw:layer="layout" draw:type="line" svg:x1="14.239cm" svg:y1="8.675cm" svg:x2="14.239cm" svg:y2="7.992cm" draw:start-shape="id165" draw:start-glue-point="4" draw:end-shape="id166" draw:end-glue-point="8" svg:d="M14239 8675v-683" svg:viewBox="0 0 1 684">
          <text:p/>
        </draw:connector>
        <draw:connector draw:style-name="gr23" draw:text-style-name="P13" draw:layer="layout" draw:type="line" svg:x1="14.239cm" svg:y1="7.675cm" svg:x2="14.739cm" svg:y2="6.992cm" draw:start-shape="id166" draw:start-glue-point="4" draw:end-shape="id167" draw:end-glue-point="8" svg:d="M14239 7675l500-683" svg:viewBox="0 0 501 684">
          <text:p/>
        </draw:connector>
        <draw:connector draw:style-name="gr23" draw:text-style-name="P13" draw:layer="layout" draw:type="line" svg:x1="15.239cm" svg:y1="7.675cm" svg:x2="14.739cm" svg:y2="6.992cm" draw:start-shape="id168" draw:start-glue-point="4" draw:end-shape="id167" draw:end-glue-point="8" svg:d="M15239 7675l-500-683" svg:viewBox="0 0 501 684">
          <text:p/>
        </draw:connector>
        <draw:connector draw:style-name="gr23" draw:text-style-name="P13" draw:layer="layout" draw:type="line" svg:x1="16.239cm" svg:y1="7.675cm" svg:x2="16.739cm" svg:y2="6.992cm" draw:start-shape="id169" draw:start-glue-point="4" draw:end-shape="id170" draw:end-glue-point="8" svg:d="M16239 7675l500-683" svg:viewBox="0 0 501 684">
          <text:p/>
        </draw:connector>
        <draw:connector draw:style-name="gr23" draw:text-style-name="P13" draw:layer="layout" draw:type="line" svg:x1="17.239cm" svg:y1="7.675cm" svg:x2="16.739cm" svg:y2="6.992cm" draw:start-shape="id171" draw:start-glue-point="4" draw:end-shape="id170" draw:end-glue-point="8" svg:d="M17239 7675l-500-683" svg:viewBox="0 0 501 684">
          <text:p/>
        </draw:connector>
        <draw:connector draw:style-name="gr23" draw:text-style-name="P13" draw:layer="layout" draw:type="line" svg:x1="16.239cm" svg:y1="7.992cm" svg:x2="16.239cm" svg:y2="8.675cm" draw:start-shape="id169" draw:start-glue-point="8" draw:end-shape="id172" draw:end-glue-point="4" svg:d="M16239 7992v683" svg:viewBox="0 0 1 684">
          <text:p/>
        </draw:connector>
        <draw:connector draw:style-name="gr23" draw:text-style-name="P13" draw:layer="layout" draw:type="line" svg:x1="17.239cm" svg:y1="8.675cm" svg:x2="17.239cm" svg:y2="7.992cm" draw:start-shape="id173" draw:start-glue-point="4" draw:end-shape="id171" draw:end-glue-point="8" svg:d="M17239 8675v-683" svg:viewBox="0 0 1 684">
          <text:p/>
        </draw:connector>
        <draw:connector draw:style-name="gr23" draw:text-style-name="P13" draw:layer="layout" draw:type="line" svg:x1="18.239cm" svg:y1="8.675cm" svg:x2="18.739cm" svg:y2="7.992cm" draw:start-shape="id174" draw:start-glue-point="4" draw:end-shape="id175" draw:end-glue-point="8" svg:d="M18239 8675l500-683" svg:viewBox="0 0 501 684">
          <text:p/>
        </draw:connector>
        <draw:connector draw:style-name="gr23" draw:text-style-name="P13" draw:layer="layout" draw:type="line" svg:x1="19.239cm" svg:y1="8.675cm" svg:x2="18.739cm" svg:y2="7.992cm" draw:start-shape="id176" draw:start-glue-point="4" draw:end-shape="id175" draw:end-glue-point="8" svg:d="M19239 8675l-500-683" svg:viewBox="0 0 501 684">
          <text:p/>
        </draw:connector>
        <draw:connector draw:style-name="gr23" draw:text-style-name="P13" draw:layer="layout" draw:type="line" svg:x1="18.739cm" svg:y1="7.675cm" svg:x2="19.439cm" svg:y2="6.992cm" draw:start-shape="id175" draw:start-glue-point="4" draw:end-shape="id177" draw:end-glue-point="8" svg:d="M18739 7675l700-683" svg:viewBox="0 0 701 684">
          <text:p/>
        </draw:connector>
        <draw:connector draw:style-name="gr23" draw:text-style-name="P13" draw:layer="layout" draw:type="line" svg:x1="20.039cm" svg:y1="7.675cm" svg:x2="19.439cm" svg:y2="6.992cm" draw:start-shape="id178" draw:start-glue-point="4" draw:end-shape="id177" draw:end-glue-point="8" svg:d="M20039 7675l-600-683" svg:viewBox="0 0 601 684">
          <text:p/>
        </draw:connector>
        <draw:connector draw:style-name="gr23" draw:text-style-name="P13" draw:layer="layout" draw:type="line" svg:x1="20.039cm" svg:y1="8.675cm" svg:x2="20.039cm" svg:y2="7.992cm" draw:start-shape="id179" draw:start-glue-point="4" draw:end-shape="id178" draw:end-glue-point="8" svg:d="M20039 8675v-683" svg:viewBox="0 0 1 684">
          <text:p/>
        </draw:connector>
        <draw:frame draw:style-name="gr17" draw:text-style-name="P4" draw:layer="layout" svg:width="1.035cm" svg:height="0.962cm" svg:x="10.72cm" svg:y="7.224cm">
          <draw:text-box>
            <text:p>...</text:p>
          </draw:text-box>
        </draw:frame>
        <draw:frame draw:style-name="gr17" draw:text-style-name="P4" draw:layer="layout" svg:width="1.035cm" svg:height="0.962cm" svg:x="20.421cm" svg:y="7.224cm">
          <draw:text-box>
            <text:p>...</text:p>
          </draw:text-box>
        </draw:frame>
        <draw:frame draw:style-name="gr17" draw:text-style-name="P9" draw:layer="layout" svg:width="1.937cm" svg:height="0.806cm" svg:x="1.117cm" svg:y="1.375cm">
          <draw:text-box>
            <text:p text:style-name="P8">Step 1</text:p>
          </draw:text-box>
        </draw:frame>
        <draw:frame draw:style-name="gr17" draw:text-style-name="P9" draw:layer="layout" svg:width="1.937cm" svg:height="0.806cm" svg:x="1.118cm" svg:y="3.375cm">
          <draw:text-box>
            <text:p text:style-name="P8">Step 2</text:p>
          </draw:text-box>
        </draw:frame>
        <draw:frame draw:style-name="gr17" draw:text-style-name="P9" draw:layer="layout" svg:width="1.937cm" svg:height="0.806cm" svg:x="1.119cm" svg:y="6.375cm">
          <draw:text-box>
            <text:p text:style-name="P8">Step 3</text:p>
          </draw:text-box>
        </draw:frame>
        <draw:custom-shape draw:style-name="gr22" draw:text-style-name="P13" draw:layer="layout" svg:width="0.317cm" svg:height="0.317cm" svg:x="5.081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1" draw:id="id181" draw:layer="layout" svg:width="0.317cm" svg:height="0.317cm" svg:x="5.04cm" svg:y="2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0" draw:id="id180" draw:layer="layout" svg:width="0.317cm" svg:height="0.317cm" svg:x="4.3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2" draw:id="id182" draw:layer="layout" svg:width="0.317cm" svg:height="0.317cm" svg:x="5.7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3" draw:id="id183" draw:layer="layout" svg:width="0.317cm" svg:height="0.317cm" svg:x="6.24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4.499cm" svg:y1="24.889cm" svg:x2="5.199cm" svg:y2="24.006cm" draw:start-shape="id180" draw:start-glue-point="4" draw:end-shape="id181" draw:end-glue-point="8" svg:d="M4499 24889l700-883" svg:viewBox="0 0 701 884">
          <text:p/>
        </draw:connector>
        <draw:connector draw:style-name="gr23" draw:text-style-name="P13" draw:layer="layout" draw:type="line" svg:x1="5.899cm" svg:y1="24.889cm" svg:x2="5.199cm" svg:y2="24.006cm" draw:start-shape="id182" draw:start-glue-point="4" draw:end-shape="id181" draw:end-glue-point="8" svg:d="M5899 24889l-700-883" svg:viewBox="0 0 701 884">
          <text:p/>
        </draw:connector>
        <draw:connector draw:style-name="gr23" draw:text-style-name="P13" draw:layer="layout" draw:type="line" svg:x1="6.399cm" svg:y1="26.089cm" svg:x2="5.899cm" svg:y2="25.206cm" draw:start-shape="id183" draw:start-glue-point="4" draw:end-shape="id182" draw:end-glue-point="8" svg:d="M6399 26089l-500-883" svg:viewBox="0 0 501 884">
          <text:p/>
        </draw:connector>
        <draw:frame draw:style-name="gr17" draw:text-style-name="P9" draw:layer="layout" svg:width="2.877cm" svg:height="0.806cm" svg:x="1.118cm" svg:y="18.389cm">
          <draw:text-box>
            <text:p text:style-name="P8">Basis Step</text:p>
          </draw:text-box>
        </draw:frame>
        <draw:frame draw:style-name="gr17" draw:text-style-name="P9" draw:layer="layout" svg:width="1.937cm" svg:height="0.806cm" svg:x="1.119cm" svg:y="20.389cm">
          <draw:text-box>
            <text:p text:style-name="P8">Step 1</text:p>
          </draw:text-box>
        </draw:frame>
        <draw:frame draw:style-name="gr17" draw:text-style-name="P9" draw:layer="layout" svg:width="1.937cm" svg:height="0.806cm" svg:x="1.12cm" svg:y="23.389cm">
          <draw:text-box>
            <text:p text:style-name="P8">Step 2</text:p>
          </draw:text-box>
        </draw:frame>
        <draw:custom-shape draw:style-name="gr22" draw:text-style-name="P13" xml:id="id184" draw:id="id184" draw:layer="layout" svg:width="0.317cm" svg:height="0.317cm" svg:x="5.24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399cm" svg:y1="26.089cm" svg:x2="5.899cm" svg:y2="25.207cm" draw:start-shape="id184" draw:start-glue-point="4" svg:d="M5399 26089l500-882" svg:viewBox="0 0 501 883">
          <text:p/>
        </draw:connector>
        <draw:custom-shape draw:style-name="gr22" draw:text-style-name="P13" xml:id="id186" draw:id="id186" draw:layer="layout" svg:width="0.317cm" svg:height="0.317cm" svg:x="8.44cm" svg:y="2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5" draw:id="id185" draw:layer="layout" svg:width="0.317cm" svg:height="0.317cm" svg:x="7.7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7" draw:id="id187" draw:layer="layout" svg:width="0.317cm" svg:height="0.317cm" svg:x="9.1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7.899cm" svg:y1="24.889cm" svg:x2="8.599cm" svg:y2="24.006cm" draw:start-shape="id185" draw:start-glue-point="4" draw:end-shape="id186" draw:end-glue-point="8" svg:d="M7899 24889l700-883" svg:viewBox="0 0 701 884">
          <text:p/>
        </draw:connector>
        <draw:connector draw:style-name="gr23" draw:text-style-name="P13" draw:layer="layout" draw:type="line" svg:x1="9.299cm" svg:y1="24.889cm" svg:x2="8.599cm" svg:y2="24.006cm" draw:start-shape="id187" draw:start-glue-point="4" draw:end-shape="id186" draw:end-glue-point="8" svg:d="M9299 24889l-700-883" svg:viewBox="0 0 701 884">
          <text:p/>
        </draw:connector>
        <draw:custom-shape draw:style-name="gr22" draw:text-style-name="P13" xml:id="id188" draw:id="id188" draw:layer="layout" svg:width="0.317cm" svg:height="0.317cm" svg:x="8.201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89" draw:id="id189" draw:layer="layout" svg:width="0.317cm" svg:height="0.317cm" svg:x="7.201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8.36cm" svg:y1="26.089cm" svg:x2="7.899cm" svg:y2="25.206cm" draw:start-shape="id188" draw:start-glue-point="4" draw:end-shape="id185" draw:end-glue-point="8" svg:d="M8360 26089l-461-883" svg:viewBox="0 0 462 884">
          <text:p/>
        </draw:connector>
        <draw:connector draw:style-name="gr23" draw:text-style-name="P13" draw:layer="layout" draw:type="line" svg:x1="7.36cm" svg:y1="26.089cm" svg:x2="7.9cm" svg:y2="25.207cm" draw:start-shape="id189" draw:start-glue-point="4" svg:d="M7360 26089l540-882" svg:viewBox="0 0 541 883">
          <text:p/>
        </draw:connector>
        <draw:custom-shape draw:style-name="gr22" draw:text-style-name="P13" xml:id="id191" draw:id="id191" draw:layer="layout" svg:width="0.317cm" svg:height="0.317cm" svg:x="11.54cm" svg:y="2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0" draw:id="id190" draw:layer="layout" svg:width="0.317cm" svg:height="0.317cm" svg:x="10.6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2" draw:id="id192" draw:layer="layout" svg:width="0.317cm" svg:height="0.317cm" svg:x="12.44cm" svg:y="2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0.799cm" svg:y1="24.889cm" svg:x2="11.699cm" svg:y2="24.006cm" draw:start-shape="id190" draw:start-glue-point="4" draw:end-shape="id191" draw:end-glue-point="8" svg:d="M10799 24889l900-883" svg:viewBox="0 0 901 884">
          <text:p/>
        </draw:connector>
        <draw:connector draw:style-name="gr23" draw:text-style-name="P13" draw:layer="layout" draw:type="line" svg:x1="12.599cm" svg:y1="24.889cm" svg:x2="11.699cm" svg:y2="24.006cm" draw:start-shape="id192" draw:start-glue-point="4" draw:end-shape="id191" draw:end-glue-point="8" svg:d="M12599 24889l-900-883" svg:viewBox="0 0 901 884">
          <text:p/>
        </draw:connector>
        <draw:custom-shape draw:style-name="gr22" draw:text-style-name="P13" xml:id="id193" draw:id="id193" draw:layer="layout" svg:width="0.317cm" svg:height="0.317cm" svg:x="11.101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4" draw:id="id194" draw:layer="layout" svg:width="0.317cm" svg:height="0.317cm" svg:x="10.101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1.26cm" svg:y1="26.089cm" svg:x2="10.799cm" svg:y2="25.206cm" draw:start-shape="id193" draw:start-glue-point="4" draw:end-shape="id190" draw:end-glue-point="8" svg:d="M11260 26089l-461-883" svg:viewBox="0 0 462 884">
          <text:p/>
        </draw:connector>
        <draw:connector draw:style-name="gr23" draw:text-style-name="P13" draw:layer="layout" draw:type="line" svg:x1="10.26cm" svg:y1="26.089cm" svg:x2="10.8cm" svg:y2="25.207cm" draw:start-shape="id194" draw:start-glue-point="4" svg:d="M10260 26089l540-882" svg:viewBox="0 0 541 883">
          <text:p/>
        </draw:connector>
        <draw:custom-shape draw:style-name="gr22" draw:text-style-name="P13" xml:id="id196" draw:id="id196" draw:layer="layout" svg:width="0.317cm" svg:height="0.317cm" svg:x="12.927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5" draw:id="id195" draw:layer="layout" svg:width="0.317cm" svg:height="0.317cm" svg:x="11.927cm" svg:y="2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2.086cm" svg:y1="26.089cm" svg:x2="12.599cm" svg:y2="25.206cm" draw:start-shape="id195" draw:start-glue-point="4" draw:end-shape="id192" draw:end-glue-point="8" svg:d="M12086 26089l513-883" svg:viewBox="0 0 514 884">
          <text:p/>
        </draw:connector>
        <draw:connector draw:style-name="gr23" draw:text-style-name="P13" draw:layer="layout" draw:type="line" svg:x1="13.086cm" svg:y1="26.089cm" svg:x2="12.6cm" svg:y2="25.207cm" draw:start-shape="id196" draw:start-glue-point="4" svg:d="M13086 26089l-486-882" svg:viewBox="0 0 487 883">
          <text:p/>
        </draw:connector>
        <draw:custom-shape draw:style-name="gr22" draw:text-style-name="P13" xml:id="id198" draw:id="id198" draw:layer="layout" svg:width="0.317cm" svg:height="0.317cm" svg:x="5.04cm" svg:y="2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7" draw:id="id197" draw:layer="layout" svg:width="0.317cm" svg:height="0.317cm" svg:x="4.34cm" svg:y="2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99" draw:id="id199" draw:layer="layout" svg:width="0.317cm" svg:height="0.317cm" svg:x="5.74cm" svg:y="2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4.499cm" svg:y1="21.889cm" svg:x2="5.199cm" svg:y2="21.006cm" draw:start-shape="id197" draw:start-glue-point="4" draw:end-shape="id198" draw:end-glue-point="8" svg:d="M4499 21889l700-883" svg:viewBox="0 0 701 884">
          <text:p/>
        </draw:connector>
        <draw:connector draw:style-name="gr23" draw:text-style-name="P13" draw:layer="layout" draw:type="line" svg:x1="5.899cm" svg:y1="21.889cm" svg:x2="5.199cm" svg:y2="21.006cm" draw:start-shape="id199" draw:start-glue-point="4" draw:end-shape="id198" draw:end-glue-point="8" svg:d="M5899 21889l-700-883" svg:viewBox="0 0 701 884">
          <text:p/>
        </draw:connector>
      </draw:page>
      <draw:page draw:name="page6" draw:style-name="dp1" draw:master-page-name="Default">
        <draw:custom-shape draw:style-name="gr22" draw:text-style-name="P13" draw:layer="layout" svg:width="0.317cm" svg:height="0.317cm" svg:x="4.081cm" svg:y="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0" draw:id="id200" draw:layer="layout" svg:width="0.317cm" svg:height="0.317cm" svg:x="6.081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1" draw:id="id201" draw:layer="layout" svg:width="0.317cm" svg:height="0.317cm" svg:x="5.581cm" svg:y="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3" draw:id="id203" draw:layer="layout" svg:width="0.317cm" svg:height="0.317cm" svg:x="7.081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2" draw:id="id202" draw:layer="layout" svg:width="0.317cm" svg:height="0.317cm" svg:x="7.581cm" svg:y="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5" draw:id="id205" draw:layer="layout" svg:width="0.317cm" svg:height="0.317cm" svg:x="4.2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4" draw:id="id204" draw:layer="layout" svg:width="0.317cm" svg:height="0.317cm" svg:x="3.5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6" draw:id="id206" draw:layer="layout" svg:width="0.317cm" svg:height="0.317cm" svg:x="4.9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7" draw:id="id207" draw:layer="layout" svg:width="0.317cm" svg:height="0.317cm" svg:x="3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6.24cm" svg:y1="7.006cm" svg:x2="5.74cm" svg:y2="7.689cm" draw:start-shape="id200" draw:start-glue-point="8" draw:end-shape="id201" draw:end-glue-point="4" svg:d="M6240 7006l-500 683" svg:viewBox="0 0 501 684">
          <text:p/>
        </draw:connector>
        <draw:connector draw:style-name="gr23" draw:text-style-name="P13" draw:layer="layout" draw:type="line" svg:x1="7.74cm" svg:y1="7.689cm" svg:x2="7.24cm" svg:y2="7.006cm" draw:start-shape="id202" draw:start-glue-point="4" draw:end-shape="id203" draw:end-glue-point="8" svg:d="M7740 7689l-500-683" svg:viewBox="0 0 501 684">
          <text:p/>
        </draw:connector>
        <draw:connector draw:style-name="gr23" draw:text-style-name="P13" draw:layer="layout" draw:type="line" svg:x1="3.74cm" svg:y1="10.689cm" svg:x2="4.44cm" svg:y2="10.006cm" draw:start-shape="id204" draw:start-glue-point="4" draw:end-shape="id205" draw:end-glue-point="8" svg:d="M3740 10689l700-683" svg:viewBox="0 0 701 684">
          <text:p/>
        </draw:connector>
        <draw:connector draw:style-name="gr23" draw:text-style-name="P13" draw:layer="layout" draw:type="line" svg:x1="5.14cm" svg:y1="10.689cm" svg:x2="4.44cm" svg:y2="10.006cm" draw:start-shape="id206" draw:start-glue-point="4" draw:end-shape="id205" draw:end-glue-point="8" svg:d="M5140 10689l-700-683" svg:viewBox="0 0 701 684">
          <text:p/>
        </draw:connector>
        <draw:connector draw:style-name="gr23" draw:text-style-name="P13" draw:layer="layout" draw:type="line" svg:x1="3.24cm" svg:y1="11.689cm" svg:x2="3.74cm" svg:y2="11.006cm" draw:start-shape="id207" draw:start-glue-point="4" draw:end-shape="id204" draw:end-glue-point="8" svg:d="M3240 11689l500-683" svg:viewBox="0 0 501 684">
          <text:p/>
        </draw:connector>
        <draw:frame draw:style-name="gr17" draw:text-style-name="P9" draw:layer="layout" svg:width="1.937cm" svg:height="0.806cm" svg:x="1.118cm" svg:y="4.389cm">
          <draw:text-box>
            <text:p text:style-name="P8">Step 1</text:p>
          </draw:text-box>
        </draw:frame>
        <draw:frame draw:style-name="gr17" draw:text-style-name="P9" draw:layer="layout" svg:width="1.937cm" svg:height="0.806cm" svg:x="1.119cm" svg:y="6.389cm">
          <draw:text-box>
            <text:p text:style-name="P8">Step 2</text:p>
          </draw:text-box>
        </draw:frame>
        <draw:frame draw:style-name="gr17" draw:text-style-name="P9" draw:layer="layout" svg:width="1.937cm" svg:height="0.806cm" svg:x="1.12cm" svg:y="9.389cm">
          <draw:text-box>
            <text:p text:style-name="P8">Step 3</text:p>
          </draw:text-box>
        </draw:frame>
        <draw:custom-shape draw:style-name="gr22" draw:text-style-name="P13" xml:id="id209" draw:id="id209" draw:layer="layout" svg:width="0.317cm" svg:height="0.317cm" svg:x="4.081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08" draw:id="id208" draw:layer="layout" svg:width="0.317cm" svg:height="0.317cm" svg:x="3.581cm" svg:y="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0" draw:id="id210" draw:layer="layout" svg:width="0.317cm" svg:height="0.317cm" svg:x="4.581cm" svg:y="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3.74cm" svg:y1="7.689cm" svg:x2="4.24cm" svg:y2="7.006cm" draw:start-shape="id208" draw:start-glue-point="4" draw:end-shape="id209" draw:end-glue-point="8" svg:d="M3740 7689l500-683" svg:viewBox="0 0 501 684">
          <text:p/>
        </draw:connector>
        <draw:connector draw:style-name="gr23" draw:text-style-name="P13" draw:layer="layout" draw:type="line" svg:x1="4.74cm" svg:y1="7.689cm" svg:x2="4.24cm" svg:y2="7.006cm" draw:start-shape="id210" draw:start-glue-point="4" draw:end-shape="id209" draw:end-glue-point="8" svg:d="M4740 7689l-500-683" svg:viewBox="0 0 501 684">
          <text:p/>
        </draw:connector>
        <draw:custom-shape draw:style-name="gr22" draw:text-style-name="P13" xml:id="id212" draw:id="id212" draw:layer="layout" svg:width="0.317cm" svg:height="0.317cm" svg:x="6.4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1" draw:id="id211" draw:layer="layout" svg:width="0.317cm" svg:height="0.317cm" svg:x="5.7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3" draw:id="id213" draw:layer="layout" svg:width="0.317cm" svg:height="0.317cm" svg:x="7.1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4" draw:id="id214" draw:layer="layout" svg:width="0.317cm" svg:height="0.317cm" svg:x="6.2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94cm" svg:y1="10.689cm" svg:x2="6.64cm" svg:y2="10.006cm" draw:start-shape="id211" draw:start-glue-point="4" draw:end-shape="id212" draw:end-glue-point="8" svg:d="M5940 10689l700-683" svg:viewBox="0 0 701 684">
          <text:p/>
        </draw:connector>
        <draw:connector draw:style-name="gr23" draw:text-style-name="P13" draw:layer="layout" draw:type="line" svg:x1="7.34cm" svg:y1="10.689cm" svg:x2="6.64cm" svg:y2="10.006cm" draw:start-shape="id213" draw:start-glue-point="4" draw:end-shape="id212" draw:end-glue-point="8" svg:d="M7340 10689l-700-683" svg:viewBox="0 0 701 684">
          <text:p/>
        </draw:connector>
        <draw:connector draw:style-name="gr23" draw:text-style-name="P13" draw:layer="layout" draw:type="line" svg:x1="6.44cm" svg:y1="11.689cm" svg:x2="5.94cm" svg:y2="11.006cm" draw:start-shape="id214" draw:start-glue-point="4" draw:end-shape="id211" draw:end-glue-point="8" svg:d="M6440 11689l-500-683" svg:viewBox="0 0 501 684">
          <text:p/>
        </draw:connector>
        <draw:custom-shape draw:style-name="gr22" draw:text-style-name="P13" xml:id="id216" draw:id="id216" draw:layer="layout" svg:width="0.317cm" svg:height="0.317cm" svg:x="8.6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5" draw:id="id215" draw:layer="layout" svg:width="0.317cm" svg:height="0.317cm" svg:x="7.9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7" draw:id="id217" draw:layer="layout" svg:width="0.317cm" svg:height="0.317cm" svg:x="9.3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8" draw:id="id218" draw:layer="layout" svg:width="0.317cm" svg:height="0.317cm" svg:x="8.8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8.14cm" svg:y1="10.689cm" svg:x2="8.84cm" svg:y2="10.006cm" draw:start-shape="id215" draw:start-glue-point="4" draw:end-shape="id216" draw:end-glue-point="8" svg:d="M8140 10689l700-683" svg:viewBox="0 0 701 684">
          <text:p/>
        </draw:connector>
        <draw:connector draw:style-name="gr23" draw:text-style-name="P13" draw:layer="layout" draw:type="line" svg:x1="9.54cm" svg:y1="10.689cm" svg:x2="8.84cm" svg:y2="10.006cm" draw:start-shape="id217" draw:start-glue-point="4" draw:end-shape="id216" draw:end-glue-point="8" svg:d="M9540 10689l-700-683" svg:viewBox="0 0 701 684">
          <text:p/>
        </draw:connector>
        <draw:connector draw:style-name="gr23" draw:text-style-name="P13" draw:layer="layout" draw:type="line" svg:x1="9.04cm" svg:y1="11.689cm" svg:x2="9.54cm" svg:y2="11.006cm" draw:start-shape="id218" draw:start-glue-point="4" draw:end-shape="id217" draw:end-glue-point="8" svg:d="M9040 11689l500-683" svg:viewBox="0 0 501 684">
          <text:p/>
        </draw:connector>
        <draw:custom-shape draw:style-name="gr22" draw:text-style-name="P13" xml:id="id220" draw:id="id220" draw:layer="layout" svg:width="0.317cm" svg:height="0.317cm" svg:x="10.8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19" draw:id="id219" draw:layer="layout" svg:width="0.317cm" svg:height="0.317cm" svg:x="10.1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1" draw:id="id221" draw:layer="layout" svg:width="0.317cm" svg:height="0.317cm" svg:x="11.5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2" draw:id="id222" draw:layer="layout" svg:width="0.317cm" svg:height="0.317cm" svg:x="12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0.34cm" svg:y1="10.689cm" svg:x2="11.04cm" svg:y2="10.006cm" draw:start-shape="id219" draw:start-glue-point="4" draw:end-shape="id220" draw:end-glue-point="8" svg:d="M10340 10689l700-683" svg:viewBox="0 0 701 684">
          <text:p/>
        </draw:connector>
        <draw:connector draw:style-name="gr23" draw:text-style-name="P13" draw:layer="layout" draw:type="line" svg:x1="11.74cm" svg:y1="10.689cm" svg:x2="11.04cm" svg:y2="10.006cm" draw:start-shape="id221" draw:start-glue-point="4" draw:end-shape="id220" draw:end-glue-point="8" svg:d="M11740 10689l-700-683" svg:viewBox="0 0 701 684">
          <text:p/>
        </draw:connector>
        <draw:connector draw:style-name="gr23" draw:text-style-name="P13" draw:layer="layout" draw:type="line" svg:x1="12.24cm" svg:y1="11.689cm" svg:x2="11.74cm" svg:y2="11.006cm" draw:start-shape="id222" draw:start-glue-point="4" draw:end-shape="id221" draw:end-glue-point="8" svg:d="M12240 11689l-500-683" svg:viewBox="0 0 501 684">
          <text:p/>
        </draw:connector>
        <draw:custom-shape draw:style-name="gr22" draw:text-style-name="P13" xml:id="id224" draw:id="id224" draw:layer="layout" svg:width="0.317cm" svg:height="0.317cm" svg:x="14.1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3" draw:id="id223" draw:layer="layout" svg:width="0.317cm" svg:height="0.317cm" svg:x="13.4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5" draw:id="id225" draw:layer="layout" svg:width="0.317cm" svg:height="0.317cm" svg:x="14.8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6" draw:id="id226" draw:layer="layout" svg:width="0.317cm" svg:height="0.317cm" svg:x="15.3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3.64cm" svg:y1="10.689cm" svg:x2="14.34cm" svg:y2="10.006cm" draw:start-shape="id223" draw:start-glue-point="4" draw:end-shape="id224" draw:end-glue-point="8" svg:d="M13640 10689l700-683" svg:viewBox="0 0 701 684">
          <text:p/>
        </draw:connector>
        <draw:connector draw:style-name="gr23" draw:text-style-name="P13" draw:layer="layout" draw:type="line" svg:x1="15.04cm" svg:y1="10.689cm" svg:x2="14.34cm" svg:y2="10.006cm" draw:start-shape="id225" draw:start-glue-point="4" draw:end-shape="id224" draw:end-glue-point="8" svg:d="M15040 10689l-700-683" svg:viewBox="0 0 701 684">
          <text:p/>
        </draw:connector>
        <draw:connector draw:style-name="gr23" draw:text-style-name="P13" draw:layer="layout" draw:type="line" svg:x1="15.54cm" svg:y1="11.689cm" svg:x2="15.04cm" svg:y2="11.006cm" draw:start-shape="id226" draw:start-glue-point="4" draw:end-shape="id225" draw:end-glue-point="8" svg:d="M15540 11689l-500-683" svg:viewBox="0 0 501 684">
          <text:p/>
        </draw:connector>
        <draw:custom-shape draw:style-name="gr22" draw:text-style-name="P13" xml:id="id227" draw:id="id227" draw:layer="layout" svg:width="0.317cm" svg:height="0.317cm" svg:x="12.8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3.04cm" svg:y1="11.689cm" svg:x2="13.64cm" svg:y2="11.006cm" draw:start-shape="id227" draw:start-glue-point="4" draw:end-shape="id223" draw:end-glue-point="8" svg:d="M13040 11689l600-683" svg:viewBox="0 0 601 684">
          <text:p/>
        </draw:connector>
        <draw:custom-shape draw:style-name="gr22" draw:text-style-name="P13" xml:id="id229" draw:id="id229" draw:layer="layout" svg:width="0.317cm" svg:height="0.317cm" svg:x="17.3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28" draw:id="id228" draw:layer="layout" svg:width="0.317cm" svg:height="0.317cm" svg:x="16.6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0" draw:id="id230" draw:layer="layout" svg:width="0.317cm" svg:height="0.317cm" svg:x="18.0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1" draw:id="id231" draw:layer="layout" svg:width="0.317cm" svg:height="0.317cm" svg:x="17.6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6.84cm" svg:y1="10.689cm" svg:x2="17.54cm" svg:y2="10.006cm" draw:start-shape="id228" draw:start-glue-point="4" draw:end-shape="id229" draw:end-glue-point="8" svg:d="M16840 10689l700-683" svg:viewBox="0 0 701 684">
          <text:p/>
        </draw:connector>
        <draw:connector draw:style-name="gr23" draw:text-style-name="P13" draw:layer="layout" draw:type="line" svg:x1="18.24cm" svg:y1="10.689cm" svg:x2="17.54cm" svg:y2="10.006cm" draw:start-shape="id230" draw:start-glue-point="4" draw:end-shape="id229" draw:end-glue-point="8" svg:d="M18240 10689l-700-683" svg:viewBox="0 0 701 684">
          <text:p/>
        </draw:connector>
        <draw:connector draw:style-name="gr23" draw:text-style-name="P13" draw:layer="layout" draw:type="line" svg:x1="17.84cm" svg:y1="11.689cm" svg:x2="18.24cm" svg:y2="11.006cm" draw:start-shape="id231" draw:start-glue-point="4" draw:end-shape="id230" draw:end-glue-point="8" svg:d="M17840 11689l400-683" svg:viewBox="0 0 401 684">
          <text:p/>
        </draw:connector>
        <draw:custom-shape draw:style-name="gr22" draw:text-style-name="P13" xml:id="id232" draw:id="id232" draw:layer="layout" svg:width="0.317cm" svg:height="0.317cm" svg:x="16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6.24cm" svg:y1="11.689cm" svg:x2="16.84cm" svg:y2="11.006cm" draw:start-shape="id232" draw:start-glue-point="4" draw:end-shape="id228" draw:end-glue-point="8" svg:d="M16240 11689l600-683" svg:viewBox="0 0 601 684">
          <text:p/>
        </draw:connector>
        <draw:custom-shape draw:style-name="gr22" draw:text-style-name="P13" xml:id="id233" draw:id="id233" draw:layer="layout" svg:width="0.317cm" svg:height="0.317cm" svg:x="17.2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7.44cm" svg:y1="11.689cm" svg:x2="16.84cm" svg:y2="11.007cm" draw:start-shape="id233" draw:start-glue-point="4" svg:d="M17440 11689l-600-682" svg:viewBox="0 0 601 683">
          <text:p/>
        </draw:connector>
        <draw:custom-shape draw:style-name="gr22" draw:text-style-name="P13" xml:id="id235" draw:id="id235" draw:layer="layout" svg:width="0.317cm" svg:height="0.317cm" svg:x="19.981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4" draw:id="id234" draw:layer="layout" svg:width="0.317cm" svg:height="0.317cm" svg:x="19.2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6" draw:id="id236" draw:layer="layout" svg:width="0.317cm" svg:height="0.317cm" svg:x="20.681cm" svg:y="10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7" draw:id="id237" draw:layer="layout" svg:width="0.317cm" svg:height="0.317cm" svg:x="20.2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9.44cm" svg:y1="10.689cm" svg:x2="20.14cm" svg:y2="10.006cm" draw:start-shape="id234" draw:start-glue-point="4" draw:end-shape="id235" draw:end-glue-point="8" svg:d="M19440 10689l700-683" svg:viewBox="0 0 701 684">
          <text:p/>
        </draw:connector>
        <draw:connector draw:style-name="gr23" draw:text-style-name="P13" draw:layer="layout" draw:type="line" svg:x1="20.84cm" svg:y1="10.689cm" svg:x2="20.14cm" svg:y2="10.006cm" draw:start-shape="id236" draw:start-glue-point="4" draw:end-shape="id235" draw:end-glue-point="8" svg:d="M20840 10689l-700-683" svg:viewBox="0 0 701 684">
          <text:p/>
        </draw:connector>
        <draw:connector draw:style-name="gr23" draw:text-style-name="P13" draw:layer="layout" draw:type="line" svg:x1="20.44cm" svg:y1="11.689cm" svg:x2="20.84cm" svg:y2="11.006cm" draw:start-shape="id237" draw:start-glue-point="4" draw:end-shape="id236" draw:end-glue-point="8" svg:d="M20440 11689l400-683" svg:viewBox="0 0 401 684">
          <text:p/>
        </draw:connector>
        <draw:custom-shape draw:style-name="gr22" draw:text-style-name="P13" xml:id="id238" draw:id="id238" draw:layer="layout" svg:width="0.317cm" svg:height="0.317cm" svg:x="18.6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8.84cm" svg:y1="11.689cm" svg:x2="19.44cm" svg:y2="11.006cm" draw:start-shape="id238" draw:start-glue-point="4" draw:end-shape="id234" draw:end-glue-point="8" svg:d="M18840 11689l600-683" svg:viewBox="0 0 601 684">
          <text:p/>
        </draw:connector>
        <draw:custom-shape draw:style-name="gr22" draw:text-style-name="P13" xml:id="id240" draw:id="id240" draw:layer="layout" svg:width="0.317cm" svg:height="0.317cm" svg:x="4.2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39" draw:id="id239" draw:layer="layout" svg:width="0.317cm" svg:height="0.317cm" svg:x="3.5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1" draw:id="id241" draw:layer="layout" svg:width="0.317cm" svg:height="0.317cm" svg:x="3.0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3.74cm" svg:y1="13.689cm" svg:x2="4.44cm" svg:y2="13.006cm" draw:start-shape="id239" draw:start-glue-point="4" draw:end-shape="id240" draw:end-glue-point="8" svg:d="M3740 13689l700-683" svg:viewBox="0 0 701 684">
          <text:p/>
        </draw:connector>
        <draw:connector draw:style-name="gr23" draw:text-style-name="P13" draw:layer="layout" draw:type="line" svg:x1="3.24cm" svg:y1="14.689cm" svg:x2="3.74cm" svg:y2="14.006cm" draw:start-shape="id241" draw:start-glue-point="4" draw:end-shape="id239" draw:end-glue-point="8" svg:d="M3240 14689l500-683" svg:viewBox="0 0 501 684">
          <text:p/>
        </draw:connector>
        <draw:custom-shape draw:style-name="gr22" draw:text-style-name="P13" xml:id="id243" draw:id="id243" draw:layer="layout" svg:width="0.317cm" svg:height="0.317cm" svg:x="5.7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2" draw:id="id242" draw:layer="layout" svg:width="0.317cm" svg:height="0.317cm" svg:x="5.0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4" draw:id="id244" draw:layer="layout" svg:width="0.317cm" svg:height="0.317cm" svg:x="5.5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24cm" svg:y1="13.689cm" svg:x2="5.94cm" svg:y2="13.006cm" draw:start-shape="id242" draw:start-glue-point="4" draw:end-shape="id243" draw:end-glue-point="8" svg:d="M5240 13689l700-683" svg:viewBox="0 0 701 684">
          <text:p/>
        </draw:connector>
        <draw:connector draw:style-name="gr23" draw:text-style-name="P13" draw:layer="layout" draw:type="line" svg:x1="5.74cm" svg:y1="14.689cm" svg:x2="5.24cm" svg:y2="14.006cm" draw:start-shape="id244" draw:start-glue-point="4" draw:end-shape="id242" draw:end-glue-point="8" svg:d="M5740 14689l-500-683" svg:viewBox="0 0 501 684">
          <text:p/>
        </draw:connector>
        <draw:custom-shape draw:style-name="gr22" draw:text-style-name="P13" xml:id="id246" draw:id="id246" draw:layer="layout" svg:width="0.317cm" svg:height="0.317cm" svg:x="6.6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5" draw:id="id245" draw:layer="layout" svg:width="0.317cm" svg:height="0.317cm" svg:x="7.3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7" draw:id="id247" draw:layer="layout" svg:width="0.317cm" svg:height="0.317cm" svg:x="6.8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7.54cm" svg:y1="13.689cm" svg:x2="6.84cm" svg:y2="13.006cm" draw:start-shape="id245" draw:start-glue-point="4" draw:end-shape="id246" draw:end-glue-point="8" svg:d="M7540 13689l-700-683" svg:viewBox="0 0 701 684">
          <text:p/>
        </draw:connector>
        <draw:connector draw:style-name="gr23" draw:text-style-name="P13" draw:layer="layout" draw:type="line" svg:x1="7.04cm" svg:y1="14.689cm" svg:x2="7.54cm" svg:y2="14.006cm" draw:start-shape="id247" draw:start-glue-point="4" draw:end-shape="id245" draw:end-glue-point="8" svg:d="M7040 14689l500-683" svg:viewBox="0 0 501 684">
          <text:p/>
        </draw:connector>
        <draw:custom-shape draw:style-name="gr22" draw:text-style-name="P13" xml:id="id249" draw:id="id249" draw:layer="layout" svg:width="0.317cm" svg:height="0.317cm" svg:x="8.1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48" draw:id="id248" draw:layer="layout" svg:width="0.317cm" svg:height="0.317cm" svg:x="8.8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50" draw:id="id250" draw:layer="layout" svg:width="0.317cm" svg:height="0.317cm" svg:x="9.3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9.04cm" svg:y1="13.689cm" svg:x2="8.34cm" svg:y2="13.006cm" draw:start-shape="id248" draw:start-glue-point="4" draw:end-shape="id249" draw:end-glue-point="8" svg:d="M9040 13689l-700-683" svg:viewBox="0 0 701 684">
          <text:p/>
        </draw:connector>
        <draw:connector draw:style-name="gr23" draw:text-style-name="P13" draw:layer="layout" draw:type="line" svg:x1="9.54cm" svg:y1="14.689cm" svg:x2="9.04cm" svg:y2="14.006cm" draw:start-shape="id250" draw:start-glue-point="4" draw:end-shape="id248" draw:end-glue-point="8" svg:d="M9540 14689l-500-683" svg:viewBox="0 0 501 684">
          <text:p/>
        </draw:connector>
        <draw:custom-shape draw:style-name="gr22" draw:text-style-name="P13" xml:id="id252" draw:id="id252" draw:layer="layout" svg:width="0.317cm" svg:height="0.317cm" svg:x="11.3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51" draw:id="id251" draw:layer="layout" svg:width="0.317cm" svg:height="0.317cm" svg:x="10.6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0.84cm" svg:y1="13.689cm" svg:x2="11.54cm" svg:y2="13.006cm" draw:start-shape="id251" draw:start-glue-point="4" draw:end-shape="id252" draw:end-glue-point="8" svg:d="M10840 13689l700-683" svg:viewBox="0 0 701 684">
          <text:p/>
        </draw:connector>
        <draw:custom-shape draw:style-name="gr22" draw:text-style-name="P13" xml:id="id253" draw:id="id253" draw:layer="layout" svg:width="0.317cm" svg:height="0.317cm" svg:x="10.0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0.24cm" svg:y1="14.689cm" svg:x2="10.84cm" svg:y2="14.006cm" draw:start-shape="id253" draw:start-glue-point="4" draw:end-shape="id251" draw:end-glue-point="8" svg:d="M10240 14689l600-683" svg:viewBox="0 0 601 684">
          <text:p/>
        </draw:connector>
        <draw:custom-shape draw:style-name="gr22" draw:text-style-name="P13" xml:id="id254" draw:id="id254" draw:layer="layout" svg:width="0.317cm" svg:height="0.317cm" svg:x="11.2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1.44cm" svg:y1="14.689cm" svg:x2="10.84cm" svg:y2="14.007cm" draw:start-shape="id254" draw:start-glue-point="4" svg:d="M11440 14689l-600-682" svg:viewBox="0 0 601 683">
          <text:p/>
        </draw:connector>
        <draw:custom-shape draw:style-name="gr22" draw:text-style-name="P13" xml:id="id256" draw:id="id256" draw:layer="layout" svg:width="0.317cm" svg:height="0.317cm" svg:x="12.1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55" draw:id="id255" draw:layer="layout" svg:width="0.317cm" svg:height="0.317cm" svg:x="12.8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57" draw:id="id257" draw:layer="layout" svg:width="0.317cm" svg:height="0.317cm" svg:x="13.3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3.04cm" svg:y1="13.689cm" svg:x2="12.34cm" svg:y2="13.006cm" draw:start-shape="id255" draw:start-glue-point="4" draw:end-shape="id256" draw:end-glue-point="8" svg:d="M13040 13689l-700-683" svg:viewBox="0 0 701 684">
          <text:p/>
        </draw:connector>
        <draw:connector draw:style-name="gr23" draw:text-style-name="P13" draw:layer="layout" draw:type="line" svg:x1="13.54cm" svg:y1="14.689cm" svg:x2="13.04cm" svg:y2="14.006cm" draw:start-shape="id257" draw:start-glue-point="4" draw:end-shape="id255" draw:end-glue-point="8" svg:d="M13540 14689l-500-683" svg:viewBox="0 0 501 684">
          <text:p/>
        </draw:connector>
        <draw:custom-shape draw:style-name="gr22" draw:text-style-name="P13" xml:id="id258" draw:id="id258" draw:layer="layout" svg:width="0.317cm" svg:height="0.317cm" svg:x="12.3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2.54cm" svg:y1="14.689cm" svg:x2="13.04cm" svg:y2="14.007cm" draw:start-shape="id258" draw:start-glue-point="4" svg:d="M12540 14689l500-682" svg:viewBox="0 0 501 683">
          <text:p/>
        </draw:connector>
        <draw:custom-shape draw:style-name="gr22" draw:text-style-name="P13" xml:id="id260" draw:id="id260" draw:layer="layout" svg:width="0.317cm" svg:height="0.317cm" svg:x="15.2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59" draw:id="id259" draw:layer="layout" svg:width="0.317cm" svg:height="0.317cm" svg:x="14.5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61" draw:id="id261" draw:layer="layout" svg:width="0.317cm" svg:height="0.317cm" svg:x="15.9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62" draw:id="id262" draw:layer="layout" svg:width="0.317cm" svg:height="0.317cm" svg:x="15.5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4.74cm" svg:y1="13.689cm" svg:x2="15.44cm" svg:y2="13.006cm" draw:start-shape="id259" draw:start-glue-point="4" draw:end-shape="id260" draw:end-glue-point="8" svg:d="M14740 13689l700-683" svg:viewBox="0 0 701 684">
          <text:p/>
        </draw:connector>
        <draw:connector draw:style-name="gr23" draw:text-style-name="P13" draw:layer="layout" draw:type="line" svg:x1="16.14cm" svg:y1="13.689cm" svg:x2="15.44cm" svg:y2="13.006cm" draw:start-shape="id261" draw:start-glue-point="4" draw:end-shape="id260" draw:end-glue-point="8" svg:d="M16140 13689l-700-683" svg:viewBox="0 0 701 684">
          <text:p/>
        </draw:connector>
        <draw:connector draw:style-name="gr23" draw:text-style-name="P13" draw:layer="layout" draw:type="line" svg:x1="15.74cm" svg:y1="14.689cm" svg:x2="16.14cm" svg:y2="14.006cm" draw:start-shape="id262" draw:start-glue-point="4" draw:end-shape="id261" draw:end-glue-point="8" svg:d="M15740 14689l400-683" svg:viewBox="0 0 401 684">
          <text:p/>
        </draw:connector>
        <draw:custom-shape draw:style-name="gr22" draw:text-style-name="P13" xml:id="id263" draw:id="id263" draw:layer="layout" svg:width="0.317cm" svg:height="0.317cm" svg:x="14.0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4.24cm" svg:y1="14.689cm" svg:x2="14.74cm" svg:y2="14.006cm" draw:start-shape="id263" draw:start-glue-point="4" draw:end-shape="id259" draw:end-glue-point="8" svg:d="M14240 14689l500-683" svg:viewBox="0 0 501 684">
          <text:p/>
        </draw:connector>
        <draw:custom-shape draw:style-name="gr22" draw:text-style-name="P13" xml:id="id264" draw:id="id264" draw:layer="layout" svg:width="0.317cm" svg:height="0.317cm" svg:x="14.9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5.14cm" svg:y1="14.689cm" svg:x2="14.74cm" svg:y2="14.007cm" draw:start-shape="id264" draw:start-glue-point="4" svg:d="M15140 14689l-400-682" svg:viewBox="0 0 401 683">
          <text:p/>
        </draw:connector>
        <draw:custom-shape draw:style-name="gr22" draw:text-style-name="P13" xml:id="id265" draw:id="id265" draw:layer="layout" svg:width="0.317cm" svg:height="0.317cm" svg:x="16.4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6.64cm" svg:y1="14.689cm" svg:x2="16.14cm" svg:y2="14.006cm" draw:start-shape="id265" draw:start-glue-point="4" draw:end-shape="id261" draw:end-glue-point="8" svg:d="M16640 14689l-500-683" svg:viewBox="0 0 501 684">
          <text:p/>
        </draw:connector>
        <draw:custom-shape draw:style-name="gr22" draw:text-style-name="P13" xml:id="id267" draw:id="id267" draw:layer="layout" svg:width="0.317cm" svg:height="0.317cm" svg:x="18.3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66" draw:id="id266" draw:layer="layout" svg:width="0.317cm" svg:height="0.317cm" svg:x="17.6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68" draw:id="id268" draw:layer="layout" svg:width="0.317cm" svg:height="0.317cm" svg:x="19.0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7.84cm" svg:y1="13.689cm" svg:x2="18.54cm" svg:y2="13.006cm" draw:start-shape="id266" draw:start-glue-point="4" draw:end-shape="id267" draw:end-glue-point="8" svg:d="M17840 13689l700-683" svg:viewBox="0 0 701 684">
          <text:p/>
        </draw:connector>
        <draw:connector draw:style-name="gr23" draw:text-style-name="P13" draw:layer="layout" draw:type="line" svg:x1="19.24cm" svg:y1="13.689cm" svg:x2="18.54cm" svg:y2="13.006cm" draw:start-shape="id268" draw:start-glue-point="4" draw:end-shape="id267" draw:end-glue-point="8" svg:d="M19240 13689l-700-683" svg:viewBox="0 0 701 684">
          <text:p/>
        </draw:connector>
        <draw:custom-shape draw:style-name="gr22" draw:text-style-name="P13" xml:id="id269" draw:id="id269" draw:layer="layout" svg:width="0.317cm" svg:height="0.317cm" svg:x="17.1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7.34cm" svg:y1="14.689cm" svg:x2="17.84cm" svg:y2="14.006cm" draw:start-shape="id269" draw:start-glue-point="4" draw:end-shape="id266" draw:end-glue-point="8" svg:d="M17340 14689l500-683" svg:viewBox="0 0 501 684">
          <text:p/>
        </draw:connector>
        <draw:custom-shape draw:style-name="gr22" draw:text-style-name="P13" xml:id="id270" draw:id="id270" draw:layer="layout" svg:width="0.317cm" svg:height="0.317cm" svg:x="18.1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8.34cm" svg:y1="14.689cm" svg:x2="17.84cm" svg:y2="14.007cm" draw:start-shape="id270" draw:start-glue-point="4" svg:d="M18340 14689l-500-682" svg:viewBox="0 0 501 683">
          <text:p/>
        </draw:connector>
        <draw:custom-shape draw:style-name="gr22" draw:text-style-name="P13" xml:id="id272" draw:id="id272" draw:layer="layout" svg:width="0.317cm" svg:height="0.317cm" svg:x="20.881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71" draw:id="id271" draw:layer="layout" svg:width="0.317cm" svg:height="0.317cm" svg:x="20.1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73" draw:id="id273" draw:layer="layout" svg:width="0.317cm" svg:height="0.317cm" svg:x="21.581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20.34cm" svg:y1="13.689cm" svg:x2="21.04cm" svg:y2="13.006cm" draw:start-shape="id271" draw:start-glue-point="4" draw:end-shape="id272" draw:end-glue-point="8" svg:d="M20340 13689l700-683" svg:viewBox="0 0 701 684">
          <text:p/>
        </draw:connector>
        <draw:connector draw:style-name="gr23" draw:text-style-name="P13" draw:layer="layout" draw:type="line" svg:x1="21.74cm" svg:y1="13.689cm" svg:x2="21.04cm" svg:y2="13.006cm" draw:start-shape="id273" draw:start-glue-point="4" draw:end-shape="id272" draw:end-glue-point="8" svg:d="M21740 13689l-700-683" svg:viewBox="0 0 701 684">
          <text:p/>
        </draw:connector>
        <draw:custom-shape draw:style-name="gr22" draw:text-style-name="P13" xml:id="id274" draw:id="id274" draw:layer="layout" svg:width="0.317cm" svg:height="0.317cm" svg:x="19.6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9.84cm" svg:y1="14.689cm" svg:x2="20.34cm" svg:y2="14.006cm" draw:start-shape="id274" draw:start-glue-point="4" draw:end-shape="id271" draw:end-glue-point="8" svg:d="M19840 14689l500-683" svg:viewBox="0 0 501 684">
          <text:p/>
        </draw:connector>
        <draw:custom-shape draw:style-name="gr22" draw:text-style-name="P13" xml:id="id275" draw:id="id275" draw:layer="layout" svg:width="0.317cm" svg:height="0.317cm" svg:x="20.6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20.84cm" svg:y1="14.689cm" svg:x2="20.34cm" svg:y2="14.007cm" draw:start-shape="id275" draw:start-glue-point="4" svg:d="M20840 14689l-500-682" svg:viewBox="0 0 501 683">
          <text:p/>
        </draw:connector>
        <draw:custom-shape draw:style-name="gr22" draw:text-style-name="P13" xml:id="id276" draw:id="id276" draw:layer="layout" svg:width="0.317cm" svg:height="0.317cm" svg:x="22.08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22.24cm" svg:y1="14.689cm" svg:x2="21.74cm" svg:y2="14.006cm" draw:start-shape="id276" draw:start-glue-point="4" draw:end-shape="id273" draw:end-glue-point="8" svg:d="M22240 14689l-500-683" svg:viewBox="0 0 501 684">
          <text:p/>
        </draw:connector>
        <draw:custom-shape draw:style-name="gr22" draw:text-style-name="P13" xml:id="id278" draw:id="id278" draw:layer="layout" svg:width="0.317cm" svg:height="0.317cm" svg:x="3.6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77" draw:id="id277" draw:layer="layout" svg:width="0.317cm" svg:height="0.317cm" svg:x="2.9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79" draw:id="id279" draw:layer="layout" svg:width="0.317cm" svg:height="0.317cm" svg:x="4.3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3.14cm" svg:y1="16.689cm" svg:x2="3.84cm" svg:y2="16.006cm" draw:start-shape="id277" draw:start-glue-point="4" draw:end-shape="id278" draw:end-glue-point="8" svg:d="M3140 16689l700-683" svg:viewBox="0 0 701 684">
          <text:p/>
        </draw:connector>
        <draw:connector draw:style-name="gr23" draw:text-style-name="P13" draw:layer="layout" draw:type="line" svg:x1="4.54cm" svg:y1="16.689cm" svg:x2="3.84cm" svg:y2="16.006cm" draw:start-shape="id279" draw:start-glue-point="4" draw:end-shape="id278" draw:end-glue-point="8" svg:d="M4540 16689l-700-683" svg:viewBox="0 0 701 684">
          <text:p/>
        </draw:connector>
        <draw:custom-shape draw:style-name="gr22" draw:text-style-name="P13" xml:id="id280" draw:id="id280" draw:layer="layout" svg:width="0.317cm" svg:height="0.317cm" svg:x="3.3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3.54cm" svg:y1="17.689cm" svg:x2="3.14cm" svg:y2="17.007cm" draw:start-shape="id280" draw:start-glue-point="4" svg:d="M3540 17689l-400-682" svg:viewBox="0 0 401 683">
          <text:p/>
        </draw:connector>
        <draw:custom-shape draw:style-name="gr22" draw:text-style-name="P13" xml:id="id281" draw:id="id281" draw:layer="layout" svg:width="0.317cm" svg:height="0.317cm" svg:x="4.8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04cm" svg:y1="17.689cm" svg:x2="4.54cm" svg:y2="17.006cm" draw:start-shape="id281" draw:start-glue-point="4" draw:end-shape="id279" draw:end-glue-point="8" svg:d="M5040 17689l-500-683" svg:viewBox="0 0 501 684">
          <text:p/>
        </draw:connector>
        <draw:custom-shape draw:style-name="gr22" draw:text-style-name="P13" xml:id="id283" draw:id="id283" draw:layer="layout" svg:width="0.317cm" svg:height="0.317cm" svg:x="6.7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82" draw:id="id282" draw:layer="layout" svg:width="0.317cm" svg:height="0.317cm" svg:x="6.0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84" draw:id="id284" draw:layer="layout" svg:width="0.317cm" svg:height="0.317cm" svg:x="7.4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85" draw:id="id285" draw:layer="layout" svg:width="0.317cm" svg:height="0.317cm" svg:x="7.0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6.24cm" svg:y1="16.689cm" svg:x2="6.94cm" svg:y2="16.006cm" draw:start-shape="id282" draw:start-glue-point="4" draw:end-shape="id283" draw:end-glue-point="8" svg:d="M6240 16689l700-683" svg:viewBox="0 0 701 684">
          <text:p/>
        </draw:connector>
        <draw:connector draw:style-name="gr23" draw:text-style-name="P13" draw:layer="layout" draw:type="line" svg:x1="7.64cm" svg:y1="16.689cm" svg:x2="6.94cm" svg:y2="16.006cm" draw:start-shape="id284" draw:start-glue-point="4" draw:end-shape="id283" draw:end-glue-point="8" svg:d="M7640 16689l-700-683" svg:viewBox="0 0 701 684">
          <text:p/>
        </draw:connector>
        <draw:connector draw:style-name="gr23" draw:text-style-name="P13" draw:layer="layout" draw:type="line" svg:x1="7.24cm" svg:y1="17.689cm" svg:x2="7.64cm" svg:y2="17.006cm" draw:start-shape="id285" draw:start-glue-point="4" draw:end-shape="id284" draw:end-glue-point="8" svg:d="M7240 17689l400-683" svg:viewBox="0 0 401 684">
          <text:p/>
        </draw:connector>
        <draw:custom-shape draw:style-name="gr22" draw:text-style-name="P13" xml:id="id286" draw:id="id286" draw:layer="layout" svg:width="0.317cm" svg:height="0.317cm" svg:x="5.5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74cm" svg:y1="17.689cm" svg:x2="6.24cm" svg:y2="17.006cm" draw:start-shape="id286" draw:start-glue-point="4" draw:end-shape="id282" draw:end-glue-point="8" svg:d="M5740 17689l500-683" svg:viewBox="0 0 501 684">
          <text:p/>
        </draw:connector>
        <draw:custom-shape draw:style-name="gr22" draw:text-style-name="P13" xml:id="id287" draw:id="id287" draw:layer="layout" svg:width="0.317cm" svg:height="0.317cm" svg:x="7.9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8.14cm" svg:y1="17.689cm" svg:x2="7.64cm" svg:y2="17.006cm" draw:start-shape="id287" draw:start-glue-point="4" draw:end-shape="id284" draw:end-glue-point="8" svg:d="M8140 17689l-500-683" svg:viewBox="0 0 501 684">
          <text:p/>
        </draw:connector>
        <draw:custom-shape draw:style-name="gr22" draw:text-style-name="P13" xml:id="id289" draw:id="id289" draw:layer="layout" svg:width="0.317cm" svg:height="0.317cm" svg:x="9.3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88" draw:id="id288" draw:layer="layout" svg:width="0.317cm" svg:height="0.317cm" svg:x="8.6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0" draw:id="id290" draw:layer="layout" svg:width="0.317cm" svg:height="0.317cm" svg:x="10.0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1" draw:id="id291" draw:layer="layout" svg:width="0.317cm" svg:height="0.317cm" svg:x="9.6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8.84cm" svg:y1="16.689cm" svg:x2="9.54cm" svg:y2="16.006cm" draw:start-shape="id288" draw:start-glue-point="4" draw:end-shape="id289" draw:end-glue-point="8" svg:d="M8840 16689l700-683" svg:viewBox="0 0 701 684">
          <text:p/>
        </draw:connector>
        <draw:connector draw:style-name="gr23" draw:text-style-name="P13" draw:layer="layout" draw:type="line" svg:x1="10.24cm" svg:y1="16.689cm" svg:x2="9.54cm" svg:y2="16.006cm" draw:start-shape="id290" draw:start-glue-point="4" draw:end-shape="id289" draw:end-glue-point="8" svg:d="M10240 16689l-700-683" svg:viewBox="0 0 701 684">
          <text:p/>
        </draw:connector>
        <draw:connector draw:style-name="gr23" draw:text-style-name="P13" draw:layer="layout" draw:type="line" svg:x1="9.84cm" svg:y1="17.689cm" svg:x2="10.24cm" svg:y2="17.006cm" draw:start-shape="id291" draw:start-glue-point="4" draw:end-shape="id290" draw:end-glue-point="8" svg:d="M9840 17689l400-683" svg:viewBox="0 0 401 684">
          <text:p/>
        </draw:connector>
        <draw:custom-shape draw:style-name="gr22" draw:text-style-name="P13" xml:id="id292" draw:id="id292" draw:layer="layout" svg:width="0.317cm" svg:height="0.317cm" svg:x="10.5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0.74cm" svg:y1="17.689cm" svg:x2="10.24cm" svg:y2="17.006cm" draw:start-shape="id292" draw:start-glue-point="4" draw:end-shape="id290" draw:end-glue-point="8" svg:d="M10740 17689l-500-683" svg:viewBox="0 0 501 684">
          <text:p/>
        </draw:connector>
        <draw:custom-shape draw:style-name="gr22" draw:text-style-name="P13" xml:id="id294" draw:id="id294" draw:layer="layout" svg:width="0.317cm" svg:height="0.317cm" svg:x="12.0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3" draw:id="id293" draw:layer="layout" svg:width="0.317cm" svg:height="0.317cm" svg:x="11.3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5" draw:id="id295" draw:layer="layout" svg:width="0.317cm" svg:height="0.317cm" svg:x="12.7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6" draw:id="id296" draw:layer="layout" svg:width="0.317cm" svg:height="0.317cm" svg:x="12.3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1.54cm" svg:y1="16.689cm" svg:x2="12.24cm" svg:y2="16.006cm" draw:start-shape="id293" draw:start-glue-point="4" draw:end-shape="id294" draw:end-glue-point="8" svg:d="M11540 16689l700-683" svg:viewBox="0 0 701 684">
          <text:p/>
        </draw:connector>
        <draw:connector draw:style-name="gr23" draw:text-style-name="P13" draw:layer="layout" draw:type="line" svg:x1="12.94cm" svg:y1="16.689cm" svg:x2="12.24cm" svg:y2="16.006cm" draw:start-shape="id295" draw:start-glue-point="4" draw:end-shape="id294" draw:end-glue-point="8" svg:d="M12940 16689l-700-683" svg:viewBox="0 0 701 684">
          <text:p/>
        </draw:connector>
        <draw:connector draw:style-name="gr23" draw:text-style-name="P13" draw:layer="layout" draw:type="line" svg:x1="12.54cm" svg:y1="17.689cm" svg:x2="12.94cm" svg:y2="17.006cm" draw:start-shape="id296" draw:start-glue-point="4" draw:end-shape="id295" draw:end-glue-point="8" svg:d="M12540 17689l400-683" svg:viewBox="0 0 401 684">
          <text:p/>
        </draw:connector>
        <draw:custom-shape draw:style-name="gr22" draw:text-style-name="P13" xml:id="id297" draw:id="id297" draw:layer="layout" svg:width="0.317cm" svg:height="0.317cm" svg:x="11.7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1.94cm" svg:y1="17.689cm" svg:x2="11.54cm" svg:y2="17.007cm" draw:start-shape="id297" draw:start-glue-point="4" svg:d="M11940 17689l-400-682" svg:viewBox="0 0 401 683">
          <text:p/>
        </draw:connector>
        <draw:custom-shape draw:style-name="gr22" draw:text-style-name="P13" xml:id="id298" draw:id="id298" draw:layer="layout" svg:width="0.317cm" svg:height="0.317cm" svg:x="13.2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3.44cm" svg:y1="17.689cm" svg:x2="12.94cm" svg:y2="17.006cm" draw:start-shape="id298" draw:start-glue-point="4" draw:end-shape="id295" draw:end-glue-point="8" svg:d="M13440 17689l-500-683" svg:viewBox="0 0 501 684">
          <text:p/>
        </draw:connector>
        <draw:custom-shape draw:style-name="gr22" draw:text-style-name="P13" xml:id="id300" draw:id="id300" draw:layer="layout" svg:width="0.317cm" svg:height="0.317cm" svg:x="14.581cm" svg:y="1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9" draw:id="id299" draw:layer="layout" svg:width="0.317cm" svg:height="0.317cm" svg:x="13.8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301" draw:id="id301" draw:layer="layout" svg:width="0.317cm" svg:height="0.317cm" svg:x="15.281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302" draw:id="id302" draw:layer="layout" svg:width="0.317cm" svg:height="0.317cm" svg:x="14.8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4.04cm" svg:y1="16.689cm" svg:x2="14.74cm" svg:y2="16.006cm" draw:start-shape="id299" draw:start-glue-point="4" draw:end-shape="id300" draw:end-glue-point="8" svg:d="M14040 16689l700-683" svg:viewBox="0 0 701 684">
          <text:p/>
        </draw:connector>
        <draw:connector draw:style-name="gr23" draw:text-style-name="P13" draw:layer="layout" draw:type="line" svg:x1="15.44cm" svg:y1="16.689cm" svg:x2="14.74cm" svg:y2="16.006cm" draw:start-shape="id301" draw:start-glue-point="4" draw:end-shape="id300" draw:end-glue-point="8" svg:d="M15440 16689l-700-683" svg:viewBox="0 0 701 684">
          <text:p/>
        </draw:connector>
        <draw:connector draw:style-name="gr23" draw:text-style-name="P13" draw:layer="layout" draw:type="line" svg:x1="15.04cm" svg:y1="17.689cm" svg:x2="15.44cm" svg:y2="17.006cm" draw:start-shape="id302" draw:start-glue-point="4" draw:end-shape="id301" draw:end-glue-point="8" svg:d="M15040 17689l400-683" svg:viewBox="0 0 401 684">
          <text:p/>
        </draw:connector>
        <draw:custom-shape draw:style-name="gr22" draw:text-style-name="P13" xml:id="id303" draw:id="id303" draw:layer="layout" svg:width="0.317cm" svg:height="0.317cm" svg:x="14.281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14.44cm" svg:y1="17.689cm" svg:x2="14.04cm" svg:y2="17.007cm" draw:start-shape="id303" draw:start-glue-point="4" svg:d="M14440 17689l-400-682" svg:viewBox="0 0 401 683">
          <text:p/>
        </draw:connector>
        <draw:frame draw:style-name="gr17" draw:text-style-name="P9" draw:layer="layout" svg:width="2.877cm" svg:height="0.806cm" svg:x="1.119cm" svg:y="2.389cm">
          <draw:text-box>
            <text:p text:style-name="P8">Basis Step</text:p>
          </draw:text-box>
        </draw:frame>
      </draw:page>
      <draw:page draw:name="page7" draw:style-name="dp1" draw:master-page-name="Default">
        <draw:custom-shape draw:style-name="gr9" draw:text-style-name="P5" draw:layer="layout" svg:width="0.953cm" svg:height="0.953cm" svg:x="4.919cm" svg:y="3.07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5cm" svg:y="3.0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3.07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3.0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3.07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3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953cm" svg:height="0.953cm" svg:x="10.619cm" svg:y="3.074cm">
          <text:p text:style-name="P15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1.565cm" svg:y="3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519cm" svg:y="3.074cm">
          <text:p text:style-name="P1">5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.307cm" svg:height="1.11cm" svg:x="10.518cm" svg:y="3.04cm">
          <draw:text-box>
            <text:p>10</text:p>
          </draw:text-box>
        </draw:frame>
        <draw:custom-shape draw:style-name="gr3" draw:text-style-name="P2" draw:layer="layout" svg:width="0.953cm" svg:height="0.953cm" svg:x="13.471cm" svg:y="3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919cm" svg:y="5.0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5.865cm" svg:y="5.07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5.0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5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5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5.07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0.953cm" svg:height="0.953cm" svg:x="10.619cm" svg:y="5.074cm">
          <text:p text:style-name="P1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1.565cm" svg:y="5.07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12.519cm" svg:y="5.074cm">
          <text:p text:style-name="P1">9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.307cm" svg:height="1.11cm" svg:x="13.318cm" svg:y="5.04cm">
          <draw:text-box>
            <text:p>10</text:p>
          </draw:text-box>
        </draw:frame>
        <draw:custom-shape draw:style-name="gr3" draw:text-style-name="P2" draw:layer="layout" svg:width="0.953cm" svg:height="0.953cm" svg:x="13.471cm" svg:y="5.07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2.505cm" svg:y="7.074cm">
          <text:p text:style-name="P1">9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.307cm" svg:height="1.11cm" svg:x="13.304cm" svg:y="7.04cm">
          <draw:text-box>
            <text:p>10</text:p>
          </draw:text-box>
        </draw:frame>
        <draw:custom-shape draw:style-name="gr3" draw:text-style-name="P2" draw:layer="layout" svg:width="0.953cm" svg:height="0.953cm" svg:x="13.457cm" svg:y="7.0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4.919cm" svg:y="7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5.865cm" svg:y="7.0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7.07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7.765cm" svg:y="7.0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7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7.07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953cm" svg:height="0.953cm" svg:x="10.619cm" svg:y="7.074cm">
          <text:p text:style-name="P1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6.819cm" svg:y="9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7.765cm" svg:y="9.07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9.0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3cm" svg:x="9.665cm" svg:y="9.0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953cm" svg:height="0.953cm" svg:x="10.619cm" svg:y="9.074cm">
          <text:p text:style-name="P15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3cm" svg:height="0.953cm" svg:x="8.719cm" svg:y="11.07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9.665cm" svg:y="11.0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953cm" svg:height="0.953cm" svg:x="10.619cm" svg:y="11.074cm">
          <text:p text:style-name="P15"><text:span text:style-name="T3">7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9.672cm" svg:y1="4.075cm" svg:x2="9.672cm" svg:y2="5.027cm">
          <text:p/>
        </draw:line>
        <draw:line draw:style-name="gr18" draw:text-style-name="P2" draw:layer="layout" svg:x1="8.239cm" svg:y1="6.075cm" svg:x2="8.239cm" svg:y2="7.027cm">
          <text:p/>
        </draw:line>
        <draw:line draw:style-name="gr18" draw:text-style-name="P2" draw:layer="layout" svg:x1="13.471cm" svg:y1="6.075cm" svg:x2="13.471cm" svg:y2="7.027cm">
          <text:p/>
        </draw:line>
        <draw:line draw:style-name="gr18" draw:text-style-name="P2" draw:layer="layout" svg:x1="9.204cm" svg:y1="8.075cm" svg:x2="9.204cm" svg:y2="9.027cm">
          <text:p/>
        </draw:line>
        <draw:line draw:style-name="gr18" draw:text-style-name="P2" draw:layer="layout" svg:x1="10.144cm" svg:y1="10.075cm" svg:x2="10.144cm" svg:y2="11.027cm">
          <text:p/>
        </draw:line>
      </draw:page>
      <draw:page draw:name="page8" draw:style-name="dp1" draw:master-page-name="Default">
        <draw:custom-shape draw:style-name="gr25" draw:text-style-name="P5" draw:layer="layout" svg:width="1.531cm" svg:height="1.531cm" svg:x="1.219cm" svg:y="1.3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xml:id="id304" draw:id="id304" draw:layer="layout" svg:width="1.531cm" svg:height="1.531cm" svg:x="2.739cm" svg:y="1.3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4.271cm" svg:y="1.3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5.791cm" svg:y="1.3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1.3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1.3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7" draw:text-style-name="P3" xml:id="id305" draw:id="id305" draw:layer="layout" svg:width="1.531cm" svg:height="1.531cm" svg:x="1.219cm" svg:y="4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2.739cm" svg:y="4.3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4.271cm" svg:y="4.3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5.791cm" svg:y="4.3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4.3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4.374cm">
          <text:p text:style-name="P1">51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3.504cm" svg:y1="2.905cm" svg:x2="1.984cm" svg:y2="4.374cm" draw:start-shape="id304" draw:start-glue-point="2" draw:end-shape="id305" draw:end-glue-point="0" svg:d="M3504 2905v734h-1520v735" svg:viewBox="0 0 1521 1470">
          <text:p/>
        </draw:connector>
        <draw:custom-shape draw:style-name="gr28" draw:text-style-name="P17" draw:layer="layout" svg:width="1.531cm" svg:height="1.531cm" svg:x="1.219cm" svg:y="6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2.739cm" svg:y="6.0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xml:id="id306" draw:id="id306" draw:layer="layout" svg:width="1.531cm" svg:height="1.531cm" svg:x="4.271cm" svg:y="6.0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5.791cm" svg:y="6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6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6.0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.219cm" svg:y="9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7" draw:text-style-name="P3" xml:id="id307" draw:id="id307" draw:layer="layout" svg:width="1.531cm" svg:height="1.531cm" svg:x="2.739cm" svg:y="9.0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4.271cm" svg:y="9.0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5.791cm" svg:y="9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9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9.074cm">
          <text:p text:style-name="P1">51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svg:x1="5.036cm" svg:y1="7.605cm" svg:x2="3.504cm" svg:y2="9.074cm" draw:start-shape="id306" draw:start-glue-point="2" draw:end-shape="id307" draw:end-glue-point="0" svg:d="M5036 7605v734h-1532v735" svg:viewBox="0 0 1533 1470">
          <text:p/>
        </draw:connector>
        <draw:custom-shape draw:style-name="gr28" draw:text-style-name="P17" draw:layer="layout" svg:width="1.531cm" svg:height="1.531cm" svg:x="1.219cm" svg:y="10.7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2.739cm" svg:y="10.7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4.271cm" svg:y="10.7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xml:id="id308" draw:id="id308" draw:layer="layout" svg:width="1.531cm" svg:height="1.531cm" svg:x="5.791cm" svg:y="10.7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10.7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10.7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531cm" svg:height="1.531cm" svg:x="1.219cm" svg:y="13.7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531cm" svg:height="1.531cm" svg:x="2.739cm" svg:y="13.7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7" draw:text-style-name="P3" xml:id="id309" draw:id="id309" draw:layer="layout" svg:width="1.531cm" svg:height="1.531cm" svg:x="4.271cm" svg:y="13.774cm">
          <text:p text:style-name="P1"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1.531cm" svg:height="1.531cm" svg:x="5.791cm" svg:y="13.7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13.7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13.774cm">
          <text:p text:style-name="P1">51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svg:x1="6.556cm" svg:y1="12.305cm" svg:x2="5.036cm" svg:y2="13.774cm" draw:start-shape="id308" draw:start-glue-point="2" draw:end-shape="id309" draw:end-glue-point="0" svg:d="M6556 12305v734h-1520v735" svg:viewBox="0 0 1521 1470">
          <text:p/>
        </draw:connector>
        <draw:custom-shape draw:style-name="gr28" draw:text-style-name="P17" draw:layer="layout" svg:width="1.531cm" svg:height="1.531cm" svg:x="1.219cm" svg:y="13.7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2.739cm" svg:y="13.7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0" draw:id="id310" draw:layer="layout" svg:width="1.531cm" svg:height="1.531cm" svg:x="4.271cm" svg:y="13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5.791cm" svg:y="13.7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13.7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13.7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.219cm" svg:y="16.7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1" draw:id="id311" draw:layer="layout" svg:width="1.531cm" svg:height="1.531cm" svg:x="2.739cm" svg:y="16.77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4.271cm" svg:y="16.7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5.791cm" svg:y="16.7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7.324cm" svg:y="16.7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3cm" svg:y="16.774cm">
          <text:p text:style-name="P1">51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5.036cm" svg:y1="15.305cm" svg:x2="3.504cm" svg:y2="16.774cm" draw:start-shape="id310" draw:start-glue-point="2" draw:end-shape="id311" draw:end-glue-point="0" svg:d="M5036 15305v734h-1532v735" svg:viewBox="0 0 1533 1470">
          <text:p/>
        </draw:connector>
        <draw:custom-shape draw:style-name="gr28" draw:text-style-name="P17" draw:layer="layout" svg:width="1.531cm" svg:height="1.531cm" svg:x="11.219cm" svg:y="1.3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1.3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1.3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1.3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5" draw:text-style-name="P5" xml:id="id312" draw:id="id312" draw:layer="layout" svg:width="1.531cm" svg:height="1.531cm" svg:x="17.324cm" svg:y="1.3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18.843cm" svg:y="1.3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4.3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4.3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4.3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3" draw:id="id313" draw:layer="layout" svg:width="1.531cm" svg:height="1.531cm" svg:x="15.791cm" svg:y="4.37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7.324cm" svg:y="4.3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18.843cm" svg:y="4.374cm">
          <text:p text:style-name="P1">51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18.089cm" svg:y1="2.905cm" svg:x2="16.556cm" svg:y2="4.374cm" draw:start-shape="id312" draw:start-glue-point="2" draw:end-shape="id313" draw:end-glue-point="0" svg:d="M18089 2905v734h-1533v735" svg:viewBox="0 0 1534 1470">
          <text:p/>
        </draw:connector>
        <draw:custom-shape draw:style-name="gr28" draw:text-style-name="P17" draw:layer="layout" svg:width="1.531cm" svg:height="1.531cm" svg:x="11.219cm" svg:y="6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6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6.0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6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7.324cm" svg:y="6.0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6" draw:text-style-name="P2" xml:id="id314" draw:id="id314" draw:layer="layout" svg:width="1.531cm" svg:height="1.531cm" svg:x="18.843cm" svg:y="6.0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9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9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9.0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9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5" draw:id="id315" draw:layer="layout" svg:width="1.531cm" svg:height="1.531cm" svg:x="17.324cm" svg:y="9.07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8.843cm" svg:y="9.0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12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12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12.0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6" draw:id="id316" draw:layer="layout" svg:width="1.531cm" svg:height="1.531cm" svg:x="15.791cm" svg:y="12.07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7.324cm" svg:y="12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8.843cm" svg:y="12.0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15.0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15.0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7" draw:text-style-name="P3" xml:id="id317" draw:id="id317" draw:layer="layout" svg:width="1.531cm" svg:height="1.531cm" svg:x="14.271cm" svg:y="15.07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15.0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7.324cm" svg:y="15.0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8.843cm" svg:y="15.074cm">
          <text:p text:style-name="P1">85</text:p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608cm" svg:y1="7.605cm" svg:x2="18.089cm" svg:y2="9.074cm" draw:start-shape="id314" draw:start-glue-point="2" draw:end-shape="id315" draw:end-glue-point="0" svg:d="M19608 7605v734h-1519v735" svg:viewBox="0 0 1520 1470">
          <text:p/>
        </draw:connector>
        <draw:connector draw:style-name="gr36" draw:text-style-name="P2" draw:layer="layout" svg:x1="18.089cm" svg:y1="10.605cm" svg:x2="16.556cm" svg:y2="12.074cm" draw:start-shape="id315" draw:start-glue-point="2" draw:end-shape="id316" draw:end-glue-point="0" svg:d="M18089 10605v734h-1533v735" svg:viewBox="0 0 1534 1470">
          <text:p/>
        </draw:connector>
        <draw:connector draw:style-name="gr37" draw:text-style-name="P2" draw:layer="layout" svg:x1="16.556cm" svg:y1="13.605cm" svg:x2="15.036cm" svg:y2="15.074cm" draw:start-shape="id316" draw:start-glue-point="2" draw:end-shape="id317" draw:end-glue-point="0" svg:d="M16556 13605v734h-1520v735" svg:viewBox="0 0 1521 1470">
          <text:p/>
        </draw:connector>
        <draw:custom-shape draw:style-name="gr28" draw:text-style-name="P17" draw:layer="layout" svg:width="1.531cm" svg:height="1.531cm" svg:x="11.219cm" svg:y="16.77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16.77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16.774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16.774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7.324cm" svg:y="16.77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8.843cm" svg:y="16.774cm"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25" draw:text-style-name="P5" xml:id="id319" draw:id="id319" draw:layer="layout" svg:width="1.531cm" svg:height="1.531cm" svg:x="7.323cm" svg:y="21.7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2cm" svg:y="21.774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1.322cm" svg:y="21.7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12.841cm" svg:y="21.7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5.321cm" svg:y="21.7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16.84cm" svg:y="21.77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035cm" svg:height="0.962cm" svg:x="19.315cm" svg:y="22.058cm">
          <draw:text-box>
            <text:p>...</text:p>
          </draw:text-box>
        </draw:frame>
        <draw:line draw:style-name="gr38" draw:text-style-name="P1" draw:layer="layout" svg:x1="9.572cm" svg:y1="22.539cm" svg:x2="11.307cm" svg:y2="22.539cm">
          <text:p/>
        </draw:line>
        <draw:line draw:style-name="gr38" draw:text-style-name="P1" draw:layer="layout" svg:x1="13.573cm" svg:y1="22.539cm" svg:x2="15.308cm" svg:y2="22.539cm">
          <text:p/>
        </draw:line>
        <draw:line draw:style-name="gr38" draw:text-style-name="P1" draw:layer="layout" svg:x1="17.574cm" svg:y1="22.539cm" svg:x2="19.309cm" svg:y2="22.539cm">
          <text:p/>
        </draw:line>
        <draw:frame draw:style-name="gr17" draw:text-style-name="P4" xml:id="id318" draw:id="id318" draw:layer="layout" svg:width="1.874cm" svg:height="0.962cm" svg:x="3.74cm" svg:y="22.058cm">
          <draw:text-box>
            <text:p>ones</text:p>
          </draw:text-box>
        </draw:frame>
        <draw:connector draw:style-name="gr39" draw:text-style-name="P2" draw:layer="layout" draw:type="line" svg:x1="5.614cm" svg:y1="22.539cm" svg:x2="7.323cm" svg:y2="22.539cm" draw:start-shape="id318" draw:start-glue-point="1" draw:end-shape="id319" draw:end-glue-point="3" svg:d="M5614 22539h1709" svg:viewBox="0 0 1710 1">
          <text:p/>
        </draw:connector>
        <draw:custom-shape draw:style-name="gr25" draw:text-style-name="P5" xml:id="id322" draw:id="id322" draw:layer="layout" svg:width="1.531cm" svg:height="1.531cm" svg:x="7.322cm" svg:y="25.774cm">
          <draw:glue-point draw:id="4" svg:x="-4.813cm" svg:y="-2.984cm"/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531cm" svg:height="1.531cm" svg:x="8.841cm" svg:y="25.774cm">
          <text:p/>
          <draw:enhanced-geometry svg:viewBox="0 0 21600 21600" draw:type="rectangle" draw:enhanced-path="M 0 0 L 21600 0 21600 21600 0 21600 0 0 Z N"/>
        </draw:custom-shape>
        <draw:frame draw:style-name="gr17" draw:text-style-name="P4" xml:id="id320" draw:id="id320" draw:layer="layout" svg:width="1.806cm" svg:height="0.962cm" svg:x="3.741cm" svg:y="26.058cm">
          <draw:text-box>
            <text:p>twos</text:p>
          </draw:text-box>
        </draw:frame>
        <draw:connector draw:style-name="gr39" draw:text-style-name="P2" draw:layer="layout" draw:type="line" svg:x1="5.547cm" svg:y1="26.539cm" svg:x2="7.324cm" svg:y2="26.539cm" draw:start-shape="id320" draw:start-glue-point="1" svg:d="M5547 26539h1777" svg:viewBox="0 0 1778 1">
          <text:p/>
        </draw:connector>
        <draw:custom-shape draw:style-name="gr40" draw:text-style-name="P3" xml:id="id321" draw:id="id321" draw:layer="layout" svg:width="0.317cm" svg:height="0.317cm" svg:x="9.572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" draw:layer="layout" draw:type="curve" draw:line-skew="0.613cm -3.019cm" svg:x1="9.889cm" svg:y1="26.559cm" svg:x2="7.351cm" svg:y2="26.083cm" draw:start-shape="id321" draw:start-glue-point="10" draw:end-shape="id322" draw:end-glue-point="4" svg:d="M9889 26559c1710 0 1141-1747-977-1747-2117 0-2396 1271-1561 1271" svg:viewBox="0 0 3981 1748">
          <text:p/>
        </draw:connector>
      </draw:page>
      <draw:page draw:name="page9" draw:style-name="dp1" draw:master-page-name="Default">
        <draw:custom-shape draw:style-name="gr42" draw:text-style-name="P20" xml:id="id323" draw:id="id323" draw:layer="layout" svg:width="1.531cm" svg:height="1.531cm" svg:x="18.219cm" svg:y="3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19.739cm" svg:y="3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1.271cm" svg:y="3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2.791cm" svg:y="3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24.324cm" svg:y="3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25" draw:id="id325" draw:layer="layout" svg:width="1.531cm" svg:height="1.531cm" svg:x="25.843cm" svg:y="3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27.376cm" svg:y="3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8.895cm" svg:y="3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15.159cm" svg:y="3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16.679cm" svg:y="3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24" draw:id="id324" draw:layer="layout" svg:width="1.531cm" svg:height="1.531cm" svg:x="17.219cm" svg:y="6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29" draw:id="id329" draw:layer="layout" svg:width="1.531cm" svg:height="1.531cm" svg:x="18.739cm" svg:y="6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0.271cm" svg:y="6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14.159cm" svg:y="6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27" draw:id="id327" draw:layer="layout" svg:width="1.531cm" svg:height="1.531cm" svg:x="15.679cm" svg:y="6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3.791cm" svg:y="6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25.324cm" svg:y="6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26" draw:id="id326" draw:layer="layout" svg:width="1.531cm" svg:height="1.531cm" svg:x="26.843cm" svg:y="6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28.376cm" svg:y="6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531cm" svg:height="1.531cm" svg:x="29.895cm" svg:y="6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34" draw:id="id334" draw:layer="layout" svg:width="1.531cm" svg:height="1.531cm" svg:x="16.219cm" svg:y="9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13.159cm" svg:y="9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28" draw:id="id328" draw:layer="layout" svg:width="1.531cm" svg:height="1.531cm" svg:x="14.679cm" svg:y="9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0" draw:id="id330" draw:layer="layout" svg:width="1.531cm" svg:height="1.531cm" svg:x="18.739cm" svg:y="9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2" draw:id="id332" draw:layer="layout" svg:width="1.531cm" svg:height="1.531cm" svg:x="20.271cm" svg:y="9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7" draw:id="id337" draw:layer="layout" svg:width="1.531cm" svg:height="1.531cm" svg:x="23.791cm" svg:y="9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531cm" svg:height="1.531cm" svg:x="25.324cm" svg:y="9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9" draw:id="id339" draw:layer="layout" svg:width="1.531cm" svg:height="1.531cm" svg:x="26.843cm" svg:y="9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41" draw:id="id341" draw:layer="layout" svg:width="1.531cm" svg:height="1.531cm" svg:x="29.375cm" svg:y="9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43" draw:id="id343" draw:layer="layout" svg:width="1.531cm" svg:height="1.531cm" svg:x="30.894cm" svg:y="9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1" draw:id="id331" draw:layer="layout" svg:width="1.531cm" svg:height="1.531cm" svg:x="18.039cm" svg:y="12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3" draw:id="id333" draw:layer="layout" svg:width="1.531cm" svg:height="1.531cm" svg:x="20.271cm" svg:y="12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64" draw:id="id364" draw:layer="layout" svg:width="1.531cm" svg:height="1.531cm" svg:x="12.159cm" svg:y="12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6" draw:id="id336" draw:layer="layout" svg:width="1.531cm" svg:height="1.531cm" svg:x="13.679cm" svg:y="12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35" draw:id="id335" draw:layer="layout" svg:width="1.531cm" svg:height="1.531cm" svg:x="15.819cm" svg:y="12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38" draw:id="id338" draw:layer="layout" svg:width="1.531cm" svg:height="1.531cm" svg:x="23.79cm" svg:y="12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48" draw:id="id348" draw:layer="layout" svg:width="1.531cm" svg:height="1.531cm" svg:x="25.323cm" svg:y="12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40" draw:id="id340" draw:layer="layout" svg:width="1.531cm" svg:height="1.531cm" svg:x="27.343cm" svg:y="12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42" draw:id="id342" draw:layer="layout" svg:width="1.531cm" svg:height="1.531cm" svg:x="29.375cm" svg:y="12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44" draw:id="id344" draw:layer="layout" svg:width="1.531cm" svg:height="1.531cm" svg:x="31.394cm" svg:y="12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65" draw:id="id365" draw:layer="layout" svg:width="1.531cm" svg:height="1.531cm" svg:x="11.759cm" svg:y="15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63" draw:id="id363" draw:layer="layout" svg:width="1.531cm" svg:height="1.531cm" svg:x="13.679cm" svg:y="15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3" draw:text-style-name="P21" xml:id="id347" draw:id="id347" draw:layer="layout" svg:width="1.531cm" svg:height="1.531cm" svg:x="23.39cm" svg:y="15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2" draw:text-style-name="P20" xml:id="id349" draw:id="id349" draw:layer="layout" svg:width="1.531cm" svg:height="1.531cm" svg:x="25.323cm" svg:y="15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62" draw:id="id362" draw:layer="layout" svg:width="1.531cm" svg:height="1.531cm" svg:x="18.038cm" svg:y="18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61" draw:id="id361" draw:layer="layout" svg:width="1.531cm" svg:height="1.531cm" svg:x="20.27cm" svg:y="18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2.158cm" svg:y="18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60" draw:id="id360" draw:layer="layout" svg:width="1.531cm" svg:height="1.531cm" svg:x="13.678cm" svg:y="18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9" draw:id="id359" draw:layer="layout" svg:width="1.531cm" svg:height="1.531cm" svg:x="15.818cm" svg:y="18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1" draw:id="id351" draw:layer="layout" svg:width="1.531cm" svg:height="1.531cm" svg:x="23.789cm" svg:y="18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2" draw:id="id352" draw:layer="layout" svg:width="1.531cm" svg:height="1.531cm" svg:x="25.322cm" svg:y="18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46" draw:id="id346" draw:layer="layout" svg:width="1.531cm" svg:height="1.531cm" svg:x="27.342cm" svg:y="18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45" draw:id="id345" draw:layer="layout" svg:width="1.531cm" svg:height="1.531cm" svg:x="29.374cm" svg:y="18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0" draw:id="id350" draw:layer="layout" svg:width="1.531cm" svg:height="1.531cm" svg:x="31.393cm" svg:y="18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6.218cm" svg:y="21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3.158cm" svg:y="21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8" draw:id="id358" draw:layer="layout" svg:width="1.531cm" svg:height="1.531cm" svg:x="14.678cm" svg:y="21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6" draw:id="id356" draw:layer="layout" svg:width="1.531cm" svg:height="1.531cm" svg:x="18.738cm" svg:y="21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0.27cm" svg:y="21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3.79cm" svg:y="21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3" draw:id="id353" draw:layer="layout" svg:width="1.531cm" svg:height="1.531cm" svg:x="25.323cm" svg:y="21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6.842cm" svg:y="21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4" draw:id="id354" draw:layer="layout" svg:width="1.531cm" svg:height="1.531cm" svg:x="29.374cm" svg:y="21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30.893cm" svg:y="21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7" draw:id="id357" draw:layer="layout" svg:width="1.531cm" svg:height="1.531cm" svg:x="17.219cm" svg:y="24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8.739cm" svg:y="24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0.271cm" svg:y="24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4.159cm" svg:y="24.37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5.679cm" svg:y="24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3.791cm" svg:y="24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5.324cm" svg:y="24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55" draw:id="id355" draw:layer="layout" svg:width="1.531cm" svg:height="1.531cm" svg:x="26.843cm" svg:y="24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8.376cm" svg:y="24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9.895cm" svg:y="24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66" draw:id="id366" draw:layer="layout" svg:width="1.531cm" svg:height="1.531cm" svg:x="18.219cm" svg:y="27.37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9.739cm" svg:y="27.37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1.271cm" svg:y="27.37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2.791cm" svg:y="27.37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4.324cm" svg:y="27.37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44" draw:text-style-name="P22" xml:id="id367" draw:id="id367" draw:layer="layout" svg:width="1.531cm" svg:height="1.531cm" svg:x="25.843cm" svg:y="27.374cm">
          <text:p text:style-name="P19">8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7.376cm" svg:y="27.374cm">
          <text:p text:style-name="P19">9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28.895cm" svg:y="27.374cm">
          <text:p text:style-name="P19">10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5.159cm" svg:y="27.37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.531cm" svg:height="1.531cm" svg:x="16.679cm" svg:y="27.374cm">
          <text:p text:style-name="P19">2</text:p>
          <draw:enhanced-geometry svg:viewBox="0 0 21600 21600" draw:type="rectangle" draw:enhanced-path="M 0 0 L 21600 0 21600 21600 0 21600 0 0 Z N"/>
        </draw:custom-shape>
        <draw:connector draw:style-name="gr45" draw:text-style-name="P2" draw:layer="layout" draw:type="line" svg:x1="18.984cm" svg:y1="4.905cm" svg:x2="17.984cm" svg:y2="6.374cm" draw:start-shape="id323" draw:start-glue-point="2" draw:end-shape="id324" draw:end-glue-point="0" svg:d="M18984 4905l-1000 1469" svg:viewBox="0 0 1001 1470">
          <text:p/>
        </draw:connector>
        <draw:connector draw:style-name="gr45" draw:text-style-name="P2" draw:layer="layout" draw:type="line" svg:x1="26.608cm" svg:y1="4.905cm" svg:x2="27.608cm" svg:y2="6.374cm" draw:start-shape="id325" draw:start-glue-point="2" draw:end-shape="id326" draw:end-glue-point="0" svg:d="M26608 4905l1000 1469" svg:viewBox="0 0 1001 1470">
          <text:p/>
        </draw:connector>
        <draw:connector draw:style-name="gr45" draw:text-style-name="P2" draw:layer="layout" draw:type="line" svg:x1="16.444cm" svg:y1="7.905cm" svg:x2="15.444cm" svg:y2="9.374cm" draw:start-shape="id327" draw:start-glue-point="2" draw:end-shape="id328" draw:end-glue-point="0" svg:d="M16444 7905l-1000 1469" svg:viewBox="0 0 1001 1470">
          <text:p/>
        </draw:connector>
        <draw:connector draw:style-name="gr45" draw:text-style-name="P2" draw:layer="layout" draw:type="line" svg:x1="19.504cm" svg:y1="7.905cm" svg:x2="19.504cm" svg:y2="9.374cm" draw:start-shape="id329" draw:start-glue-point="2" draw:end-shape="id330" svg:d="M19504 7905v1469" svg:viewBox="0 0 1 1470">
          <text:p/>
        </draw:connector>
        <draw:connector draw:style-name="gr45" draw:text-style-name="P2" draw:layer="layout" draw:type="line" svg:x1="19.504cm" svg:y1="10.905cm" svg:x2="18.804cm" svg:y2="12.374cm" draw:start-shape="id330" draw:start-glue-point="2" draw:end-shape="id331" draw:end-glue-point="0" svg:d="M19504 10905l-700 1469" svg:viewBox="0 0 701 1470">
          <text:p/>
        </draw:connector>
        <draw:connector draw:style-name="gr45" draw:text-style-name="P2" draw:layer="layout" draw:type="line" svg:x1="21.036cm" svg:y1="10.905cm" svg:x2="21.036cm" svg:y2="12.374cm" draw:start-shape="id332" draw:start-glue-point="2" draw:end-shape="id333" draw:end-glue-point="0" svg:d="M21036 10905v1469" svg:viewBox="0 0 1 1470">
          <text:p/>
        </draw:connector>
        <draw:connector draw:style-name="gr45" draw:text-style-name="P2" draw:layer="layout" draw:type="line" svg:x1="16.984cm" svg:y1="10.905cm" svg:x2="16.584cm" svg:y2="12.374cm" draw:start-shape="id334" draw:start-glue-point="2" draw:end-shape="id335" draw:end-glue-point="0" svg:d="M16984 10905l-400 1469" svg:viewBox="0 0 401 1470">
          <text:p/>
        </draw:connector>
        <draw:connector draw:style-name="gr45" draw:text-style-name="P2" draw:layer="layout" draw:type="line" svg:x1="15.444cm" svg:y1="10.905cm" svg:x2="14.444cm" svg:y2="12.374cm" draw:start-shape="id328" draw:start-glue-point="2" draw:end-shape="id336" draw:end-glue-point="0" svg:d="M15444 10905l-1000 1469" svg:viewBox="0 0 1001 1470">
          <text:p/>
        </draw:connector>
        <draw:connector draw:style-name="gr45" draw:text-style-name="P2" draw:layer="layout" draw:type="line" svg:x1="24.556cm" svg:y1="10.905cm" svg:x2="24.555cm" svg:y2="12.374cm" draw:start-shape="id337" draw:start-glue-point="2" draw:end-shape="id338" draw:end-glue-point="0" svg:d="M24556 10905l-1 1469" svg:viewBox="0 0 2 1470">
          <text:p/>
        </draw:connector>
        <draw:connector draw:style-name="gr45" draw:text-style-name="P2" draw:layer="layout" draw:type="line" svg:x1="27.608cm" svg:y1="10.905cm" svg:x2="28.108cm" svg:y2="12.374cm" draw:start-shape="id339" draw:start-glue-point="2" draw:end-shape="id340" draw:end-glue-point="0" svg:d="M27608 10905l500 1469" svg:viewBox="0 0 501 1470">
          <text:p/>
        </draw:connector>
        <draw:connector draw:style-name="gr45" draw:text-style-name="P2" draw:layer="layout" draw:type="line" svg:x1="30.14cm" svg:y1="10.905cm" svg:x2="30.14cm" svg:y2="12.374cm" draw:start-shape="id341" draw:start-glue-point="2" draw:end-shape="id342" draw:end-glue-point="0" svg:d="M30140 10905v1469" svg:viewBox="0 0 1 1470">
          <text:p/>
        </draw:connector>
        <draw:connector draw:style-name="gr45" draw:text-style-name="P2" draw:layer="layout" draw:type="line" svg:x1="31.659cm" svg:y1="10.905cm" svg:x2="32.159cm" svg:y2="12.374cm" draw:start-shape="id343" draw:start-glue-point="2" draw:end-shape="id344" draw:end-glue-point="0" svg:d="M31659 10905l500 1469" svg:viewBox="0 0 501 1470">
          <text:p/>
        </draw:connector>
        <draw:connector draw:style-name="gr45" draw:text-style-name="P2" draw:layer="layout" draw:type="line" svg:x1="30.14cm" svg:y1="13.905cm" svg:x2="30.139cm" svg:y2="18.374cm" draw:start-shape="id342" draw:start-glue-point="2" draw:end-shape="id345" draw:end-glue-point="0" svg:d="M30140 13905l-1 4469" svg:viewBox="0 0 2 4470">
          <text:p/>
        </draw:connector>
        <draw:connector draw:style-name="gr45" draw:text-style-name="P2" draw:layer="layout" draw:type="line" svg:x1="28.108cm" svg:y1="13.905cm" svg:x2="28.107cm" svg:y2="18.374cm" draw:start-shape="id340" draw:start-glue-point="2" draw:end-shape="id346" draw:end-glue-point="0" svg:d="M28108 13905l-1 4469" svg:viewBox="0 0 2 4470">
          <text:p/>
        </draw:connector>
        <draw:connector draw:style-name="gr45" draw:text-style-name="P2" draw:layer="layout" draw:type="line" svg:x1="24.555cm" svg:y1="13.905cm" svg:x2="24.155cm" svg:y2="15.374cm" draw:start-shape="id338" draw:start-glue-point="2" draw:end-shape="id347" draw:end-glue-point="0" svg:d="M24555 13905l-400 1469" svg:viewBox="0 0 401 1470">
          <text:p/>
        </draw:connector>
        <draw:connector draw:style-name="gr45" draw:text-style-name="P2" draw:layer="layout" draw:type="line" svg:x1="26.088cm" svg:y1="13.905cm" svg:x2="26.088cm" svg:y2="15.374cm" draw:start-shape="id348" draw:start-glue-point="2" draw:end-shape="id349" draw:end-glue-point="0" svg:d="M26088 13905v1469" svg:viewBox="0 0 1 1470">
          <text:p/>
        </draw:connector>
        <draw:connector draw:style-name="gr45" draw:text-style-name="P2" draw:layer="layout" draw:type="line" svg:x1="32.159cm" svg:y1="13.905cm" svg:x2="32.158cm" svg:y2="18.374cm" draw:start-shape="id344" draw:start-glue-point="2" draw:end-shape="id350" draw:end-glue-point="0" svg:d="M32159 13905l-1 4469" svg:viewBox="0 0 2 4470">
          <text:p/>
        </draw:connector>
        <draw:connector draw:style-name="gr45" draw:text-style-name="P2" draw:layer="layout" draw:type="line" svg:x1="24.155cm" svg:y1="16.905cm" svg:x2="24.554cm" svg:y2="18.374cm" draw:start-shape="id347" draw:start-glue-point="2" draw:end-shape="id351" draw:end-glue-point="0" svg:d="M24155 16905l399 1469" svg:viewBox="0 0 400 1470">
          <text:p/>
        </draw:connector>
        <draw:connector draw:style-name="gr46" draw:text-style-name="P17" draw:layer="layout" draw:type="line" svg:x1="26.087cm" svg:y1="19.905cm" svg:x2="26.088cm" svg:y2="21.374cm" draw:start-shape="id352" draw:start-glue-point="2" draw:end-shape="id353" draw:end-glue-point="0" svg:d="M26087 19905l1 1469" svg:viewBox="0 0 2 1470">
          <text:p/>
        </draw:connector>
        <draw:connector draw:style-name="gr46" draw:text-style-name="P17" draw:layer="layout" draw:type="line" svg:x1="28.107cm" svg:y1="19.905cm" svg:x2="26.088cm" svg:y2="21.374cm" draw:start-shape="id346" draw:start-glue-point="2" draw:end-shape="id353" draw:end-glue-point="0" svg:d="M28107 19905l-2019 1469" svg:viewBox="0 0 2020 1470">
          <text:p/>
        </draw:connector>
        <draw:connector draw:style-name="gr46" draw:text-style-name="P17" draw:layer="layout" draw:type="line" svg:x1="30.139cm" svg:y1="19.905cm" svg:x2="30.139cm" svg:y2="21.374cm" draw:start-shape="id345" draw:start-glue-point="2" draw:end-shape="id354" svg:d="M30139 19905v1469" svg:viewBox="0 0 1 1470">
          <text:p/>
        </draw:connector>
        <draw:connector draw:style-name="gr46" draw:text-style-name="P17" draw:layer="layout" draw:type="line" svg:x1="32.158cm" svg:y1="19.905cm" svg:x2="30.139cm" svg:y2="21.374cm" draw:start-shape="id350" draw:start-glue-point="2" draw:end-shape="id354" draw:end-glue-point="0" svg:d="M32158 19905l-2019 1469" svg:viewBox="0 0 2020 1470">
          <text:p/>
        </draw:connector>
        <draw:connector draw:style-name="gr46" draw:text-style-name="P17" draw:layer="layout" draw:type="line" svg:x1="26.088cm" svg:y1="22.905cm" svg:x2="27.608cm" svg:y2="24.374cm" draw:start-shape="id353" draw:start-glue-point="2" draw:end-shape="id355" draw:end-glue-point="0" svg:d="M26088 22905l1520 1469" svg:viewBox="0 0 1521 1470">
          <text:p/>
        </draw:connector>
        <draw:connector draw:style-name="gr46" draw:text-style-name="P17" draw:layer="layout" draw:type="line" svg:x1="30.139cm" svg:y1="22.905cm" svg:x2="27.608cm" svg:y2="24.374cm" draw:start-shape="id354" draw:start-glue-point="2" draw:end-shape="id355" draw:end-glue-point="0" svg:d="M30139 22905l-2531 1469" svg:viewBox="0 0 2532 1470">
          <text:p/>
        </draw:connector>
        <draw:connector draw:style-name="gr46" draw:text-style-name="P17" draw:layer="layout" draw:type="line" svg:x1="19.503cm" svg:y1="22.905cm" svg:x2="17.984cm" svg:y2="24.374cm" draw:start-shape="id356" draw:start-glue-point="2" draw:end-shape="id357" draw:end-glue-point="0" svg:d="M19503 22905l-1519 1469" svg:viewBox="0 0 1520 1470">
          <text:p/>
        </draw:connector>
        <draw:connector draw:style-name="gr46" draw:text-style-name="P17" draw:layer="layout" draw:type="line" svg:x1="15.443cm" svg:y1="22.905cm" svg:x2="17.984cm" svg:y2="24.374cm" draw:start-shape="id358" draw:start-glue-point="2" draw:end-shape="id357" draw:end-glue-point="0" svg:d="M15443 22905l2541 1469" svg:viewBox="0 0 2542 1470">
          <text:p/>
        </draw:connector>
        <draw:connector draw:style-name="gr46" draw:text-style-name="P17" draw:layer="layout" draw:type="line" svg:x1="16.583cm" svg:y1="19.905cm" svg:x2="15.443cm" svg:y2="21.374cm" draw:start-shape="id359" draw:start-glue-point="2" draw:end-shape="id358" draw:end-glue-point="0" svg:d="M16583 19905l-1140 1469" svg:viewBox="0 0 1141 1470">
          <text:p/>
        </draw:connector>
        <draw:connector draw:style-name="gr46" draw:text-style-name="P17" draw:layer="layout" draw:type="line" svg:x1="14.443cm" svg:y1="19.905cm" svg:x2="15.443cm" svg:y2="21.374cm" draw:start-shape="id360" draw:start-glue-point="2" draw:end-shape="id358" draw:end-glue-point="0" svg:d="M14443 19905l1000 1469" svg:viewBox="0 0 1001 1470">
          <text:p/>
        </draw:connector>
        <draw:connector draw:style-name="gr46" draw:text-style-name="P17" draw:layer="layout" draw:type="line" svg:x1="21.035cm" svg:y1="19.905cm" svg:x2="19.503cm" svg:y2="21.374cm" draw:start-shape="id361" draw:start-glue-point="2" draw:end-shape="id356" draw:end-glue-point="0" svg:d="M21035 19905l-1532 1469" svg:viewBox="0 0 1533 1470">
          <text:p/>
        </draw:connector>
        <draw:connector draw:style-name="gr46" draw:text-style-name="P17" draw:layer="layout" draw:type="line" svg:x1="18.803cm" svg:y1="19.905cm" svg:x2="19.503cm" svg:y2="21.374cm" draw:start-shape="id362" draw:start-glue-point="2" draw:end-shape="id356" draw:end-glue-point="0" svg:d="M18803 19905l700 1469" svg:viewBox="0 0 701 1470">
          <text:p/>
        </draw:connector>
        <draw:connector draw:style-name="gr45" draw:text-style-name="P2" draw:layer="layout" draw:type="line" svg:x1="18.804cm" svg:y1="13.905cm" svg:x2="18.803cm" svg:y2="18.374cm" draw:start-shape="id331" draw:start-glue-point="2" draw:end-shape="id362" draw:end-glue-point="0" svg:d="M18804 13905l-1 4469" svg:viewBox="0 0 2 4470">
          <text:p/>
        </draw:connector>
        <draw:connector draw:style-name="gr45" draw:text-style-name="P2" draw:layer="layout" draw:type="line" svg:x1="21.036cm" svg:y1="13.905cm" svg:x2="21.035cm" svg:y2="18.374cm" draw:start-shape="id333" draw:start-glue-point="2" draw:end-shape="id361" draw:end-glue-point="0" svg:d="M21036 13905l-1 4469" svg:viewBox="0 0 2 4470">
          <text:p/>
        </draw:connector>
        <draw:connector draw:style-name="gr45" draw:text-style-name="P2" draw:layer="layout" draw:type="line" svg:x1="16.584cm" svg:y1="13.905cm" svg:x2="16.583cm" svg:y2="18.374cm" draw:start-shape="id335" draw:start-glue-point="2" draw:end-shape="id359" draw:end-glue-point="0" svg:d="M16584 13905l-1 4469" svg:viewBox="0 0 2 4470">
          <text:p/>
        </draw:connector>
        <draw:connector draw:style-name="gr45" draw:text-style-name="P2" draw:layer="layout" draw:type="line" svg:x1="14.444cm" svg:y1="13.905cm" svg:x2="14.444cm" svg:y2="15.374cm" draw:start-shape="id336" draw:start-glue-point="2" draw:end-shape="id363" draw:end-glue-point="0" svg:d="M14444 13905v1469" svg:viewBox="0 0 1 1470">
          <text:p/>
        </draw:connector>
        <draw:connector draw:style-name="gr45" draw:text-style-name="P2" draw:layer="layout" draw:type="line" svg:x1="12.924cm" svg:y1="13.905cm" svg:x2="12.524cm" svg:y2="15.374cm" draw:start-shape="id364" draw:start-glue-point="2" draw:end-shape="id365" draw:end-glue-point="0" svg:d="M12924 13905l-400 1469" svg:viewBox="0 0 401 1470">
          <text:p/>
        </draw:connector>
        <draw:connector draw:style-name="gr45" draw:text-style-name="P2" draw:layer="layout" draw:type="line" svg:x1="12.524cm" svg:y1="16.905cm" svg:x2="14.443cm" svg:y2="18.374cm" draw:start-shape="id365" draw:start-glue-point="2" draw:end-shape="id360" draw:end-glue-point="0" svg:d="M12524 16905l1919 1469" svg:viewBox="0 0 1920 1470">
          <text:p/>
        </draw:connector>
        <draw:connector draw:style-name="gr45" draw:text-style-name="P2" draw:layer="layout" draw:type="line" svg:x1="14.444cm" svg:y1="16.905cm" svg:x2="14.443cm" svg:y2="18.374cm" draw:start-shape="id363" draw:start-glue-point="2" draw:end-shape="id360" draw:end-glue-point="0" svg:d="M14444 16905l-1 1469" svg:viewBox="0 0 2 1470">
          <text:p/>
        </draw:connector>
        <draw:connector draw:style-name="gr47" draw:text-style-name="P17" draw:layer="layout" draw:type="line" svg:x1="17.984cm" svg:y1="25.905cm" svg:x2="18.984cm" svg:y2="27.374cm" draw:start-shape="id357" draw:start-glue-point="2" draw:end-shape="id366" draw:end-glue-point="0" svg:d="M17984 25905l1000 1469" svg:viewBox="0 0 1001 1470">
          <text:p/>
        </draw:connector>
        <draw:connector draw:style-name="gr47" draw:text-style-name="P17" draw:layer="layout" draw:type="line" svg:x1="27.608cm" svg:y1="25.905cm" svg:x2="26.608cm" svg:y2="27.374cm" draw:start-shape="id355" draw:start-glue-point="2" draw:end-shape="id367" draw:end-glue-point="0" svg:d="M27608 25905l-1000 1469" svg:viewBox="0 0 1001 1470">
          <text:p/>
        </draw:connector>
        <draw:connector draw:style-name="gr18" draw:text-style-name="P2" draw:layer="layout" draw:type="line" svg:x1="26.088cm" svg:y1="16.905cm" svg:x2="24.554cm" svg:y2="18.374cm" draw:start-shape="id349" draw:start-glue-point="2" draw:end-shape="id351" draw:end-glue-point="0" svg:d="M26088 16905l-1534 1469" svg:viewBox="0 0 1535 1470">
          <text:p/>
        </draw:connector>
      </draw:page>
      <draw:page draw:name="page10" draw:style-name="dp1" draw:master-page-name="Default">
        <draw:custom-shape draw:style-name="gr48" draw:text-style-name="P23" draw:layer="layout" svg:width="1.531cm" svg:height="1.531cm" svg:x="11.219cm" svg:y="15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2.739cm" svg:y="15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4.271cm" svg:y="15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15.074cm">
          <text:p text:style-name="P1">0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51cm" svg:height="0.962cm" svg:x="9.237cm" svg:y="15.405cm">
          <draw:text-box>
            <text:p>D =</text:p>
          </draw:text-box>
        </draw:frame>
        <draw:frame draw:style-name="gr17" draw:text-style-name="P4" draw:layer="layout" svg:width="2.073cm" svg:height="0.962cm" svg:x="17.796cm" svg:y="13.817cm">
          <draw:text-box>
            <text:p>Value</text:p>
          </draw:text-box>
        </draw:frame>
        <draw:frame draw:style-name="gr17" draw:text-style-name="P4" draw:layer="layout" svg:width="9.197cm" svg:height="0.962cm" svg:x="8.477cm" svg:y="12.965cm">
          <draw:text-box>
            <text:p>Coins = [0.25, 0.10, 0.05, 0.01]</text:p>
          </draw:text-box>
        </draw:frame>
        <draw:custom-shape draw:style-name="gr48" draw:text-style-name="P23" draw:layer="layout" svg:width="1.531cm" svg:height="1.531cm" svg:x="18.091cm" svg:y="15.074cm">
          <text:p text:style-name="P1">.86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1.219cm" svg:y="17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2.739cm" svg:y="17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4.271cm" svg:y="17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17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17.074cm">
          <text:p text:style-name="P1">.61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1.219cm" svg:y="19.0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2.739cm" svg:y="19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4.271cm" svg:y="19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19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19.074cm">
          <text:p text:style-name="P1">.36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23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2.739cm" svg:y="23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4.271cm" svg:y="23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23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23.074cm">
          <text:p text:style-name="P1">.0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25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25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4.271cm" svg:y="25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25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25.074cm">
          <text:p text:style-name="P1">.01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1.219cm" svg:y="21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2.739cm" svg:y="21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31cm" svg:height="1.531cm" svg:x="14.271cm" svg:y="21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5.791cm" svg:y="21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21.074cm">
          <text:p text:style-name="P1">.1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27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27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27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531cm" svg:height="1.531cm" svg:x="15.791cm" svg:y="27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531cm" svg:height="1.531cm" svg:x="18.091cm" svg:y="27.074cm">
          <text:p text:style-name="P1">.00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1.219cm" svg:y="29.0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2.739cm" svg:y="29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4.271cm" svg:y="29.07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5.791cm" svg:y="29.0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31cm" svg:height="1.531cm" svg:x="18.091cm" svg:y="29.074cm">
          <text:p text:style-name="P1">.00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721cm" svg:height="0.962cm" svg:x="9.19cm" svg:y="17.327cm">
          <draw:text-box>
            <text:p>i = 1</text:p>
          </draw:text-box>
        </draw:frame>
        <draw:frame draw:style-name="gr17" draw:text-style-name="P4" draw:layer="layout" svg:width="1.721cm" svg:height="0.962cm" svg:x="9.191cm" svg:y="19.327cm">
          <draw:text-box>
            <text:p>i = 1</text:p>
          </draw:text-box>
        </draw:frame>
        <draw:frame draw:style-name="gr17" draw:text-style-name="P4" draw:layer="layout" svg:width="1.721cm" svg:height="0.962cm" svg:x="9.192cm" svg:y="21.327cm">
          <draw:text-box>
            <text:p>i = 1</text:p>
          </draw:text-box>
        </draw:frame>
        <draw:frame draw:style-name="gr17" draw:text-style-name="P4" draw:layer="layout" svg:width="1.721cm" svg:height="0.962cm" svg:x="9.193cm" svg:y="23.327cm">
          <draw:text-box>
            <text:p>i = 2</text:p>
          </draw:text-box>
        </draw:frame>
        <draw:frame draw:style-name="gr17" draw:text-style-name="P4" draw:layer="layout" svg:width="1.721cm" svg:height="0.962cm" svg:x="9.194cm" svg:y="25.327cm">
          <draw:text-box>
            <text:p>i = 3</text:p>
          </draw:text-box>
        </draw:frame>
        <draw:frame draw:style-name="gr17" draw:text-style-name="P4" draw:layer="layout" svg:width="1.721cm" svg:height="0.962cm" svg:x="9.195cm" svg:y="27.327cm">
          <draw:text-box>
            <text:p>i = 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08:06:44.267576925</meta:creation-date>
    <dc:date>2022-03-23T15:47:40.046977704</dc:date>
    <meta:editing-duration>PT57M6S</meta:editing-duration>
    <meta:editing-cycles>2</meta:editing-cycles>
    <meta:generator>LibreOffice/7.2.5.2$Linux_X86_64 LibreOffice_project/20$Build-2</meta:generator>
    <meta:document-statistic meta:object-count="1062"/>
  </office:meta>
</office:document-meta>
</file>